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pitch="variable" style:font-charset="x-symbol"/>
    <style:font-face style:name="Wingdings" svg:font-family="Wingdings" style:font-pitch="variable" style:font-charset="x-symbol"/>
    <style:font-face style:name="华文宋体" svg:font-family="华文宋体" style:font-pitch="variable"/>
    <style:font-face style:name="华文楷体" svg:font-family="华文楷体" style:font-pitch="variable"/>
    <style:font-face style:name="华文细黑" svg:font-family="华文细黑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宋体2" svg:font-family="宋体" style:font-pitch="variable" style:font-charset="x-symbol"/>
    <style:font-face style:name="宋体3" svg:font-family="宋体" style:font-family-generic="modern" style:font-pitch="variable"/>
    <style:font-face style:name="楷体_GB2312" svg:font-family="楷体_GB2312" style:font-family-generic="modern" style:font-pitch="fixed"/>
    <style:font-face style:name="楷体_GB23121" svg:font-family="楷体_GB2312" style:font-family-generic="modern" style:font-pitch="variable"/>
    <style:font-face style:name="隶书" svg:font-family="隶书" style:font-family-generic="modern" style:font-pitch="fixed"/>
    <style:font-face style:name="隶书1" svg:font-family="隶书" style:font-family-generic="modern" style:font-pitch="variable"/>
    <style:font-face style:name="黑体" svg:font-family="黑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0099" draw:textarea-horizontal-align="justify" draw:textarea-vertical-align="middle" draw:auto-grow-height="false" fo:min-height="0.058cm" fo:min-width="2.835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ff0000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6" style:family="graphic" style:parent-style-name="standard">
      <style:graphic-properties draw:stroke="none" draw:fill="solid" draw:fill-color="#000099" draw:textarea-horizontal-align="justify" draw:textarea-vertical-align="middle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solid" draw:fill-color="#000099" draw:textarea-horizontal-align="justify" draw:textarea-vertical-align="middle" draw:auto-grow-height="false" fo:min-height="0.058cm" fo:min-width="2.835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00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40" style:family="graphic" style:parent-style-name="standard">
      <style:graphic-properties draw:stroke="solid" svg:stroke-width="0.079cm" svg:stroke-color="#ff0000" draw:stroke-linejoin="miter" draw:fill="solid" draw:fill-color="#ffffff" draw:textarea-horizontal-align="justify" draw:textarea-vertical-align="middle" draw:auto-grow-height="false" fo:min-height="2.139cm" fo:min-width="1.299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05cm" fo:padding-right="0.05cm" fo:wrap-option="wrap" draw:shadow-color="#808080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05cm" fo:padding-right="0.05cm" fo:wrap-option="wrap" draw:shadow-color="#808080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>
      <style:graphic-properties draw:stroke="solid" svg:stroke-width="0.079cm" svg:stroke-color="#000099" draw:stroke-linejoin="miter" draw:fill="solid" draw:fill-color="#ff00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cm" fo:wrap-option="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>
      <style:graphic-properties draw:stroke="solid" svg:stroke-width="0.106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>
      <style:graphic-properties draw:stroke="none" draw:fill="none" draw:fill-color="#ffffff" draw:textarea-horizontal-align="justify" draw:textarea-vertical-align="top" draw:auto-grow-height="false" fo:min-height="0.993cm" fo:min-width="3.64cm" fo:padding-top="0.13cm" fo:padding-bottom="0.13cm" fo:padding-left="0cm" fo:padding-right="0cm" fo:wrap-option="wrap" draw:shadow-color="#808080"/>
      <style:paragraph-properties style:writing-mode="lr-tb"/>
    </style:style>
    <style:style style:name="gr67" style:family="graphic" style:parent-style-name="standard">
      <style:graphic-properties draw:stroke="solid" svg:stroke-width="0cm" svg:stroke-color="#a0a0a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 draw:shadow-color="#808080"/>
      <style:paragraph-properties style:writing-mode="lr-tb"/>
    </style:style>
    <style:style style:name="gr68" style:family="graphic" style:parent-style-name="standard">
      <style:graphic-properties draw:stroke="none" draw:fill="none" draw:fill-color="#ffffff" draw:textarea-horizontal-align="justify" draw:textarea-vertical-align="top" draw:auto-grow-height="false" fo:min-height="0.993cm" fo:min-width="12.915cm" fo:padding-top="0.13cm" fo:padding-bottom="0.13cm" fo:padding-left="0cm" fo:padding-right="0cm" fo:wrap-option="wrap" draw:shadow-color="#808080"/>
      <style:paragraph-properties style:writing-mode="lr-tb"/>
    </style:style>
    <style:style style:name="gr69" style:family="graphic" style:parent-style-name="standard">
      <style:graphic-properties draw:stroke="none" draw:fill="none" draw:fill-color="#ffffff" draw:textarea-horizontal-align="justify" draw:textarea-vertical-align="top" draw:auto-grow-height="false" fo:min-height="0.993cm" fo:min-width="5.548cm" fo:padding-top="0.13cm" fo:padding-bottom="0.13cm" fo:padding-left="0cm" fo:padding-right="0cm" fo:wrap-option="wrap" draw:shadow-color="#808080"/>
      <style:paragraph-properties style:writing-mode="lr-tb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93cm" fo:min-width="3.64cm" fo:padding-top="0.13cm" fo:padding-bottom="0.13cm" fo:padding-left="0cm" fo:padding-right="0cm" fo:wrap-option="wrap" draw:shadow-color="#808080"/>
      <style:paragraph-properties style:writing-mode="lr-tb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93cm" fo:min-width="12.915cm" fo:padding-top="0.13cm" fo:padding-bottom="0.13cm" fo:padding-left="0cm" fo:padding-right="0cm" fo:wrap-option="wrap" draw:shadow-color="#808080"/>
      <style:paragraph-properties style:writing-mode="lr-tb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93cm" fo:min-width="5.548cm" fo:padding-top="0.13cm" fo:padding-bottom="0.13cm" fo:padding-left="0cm" fo:padding-right="0cm" fo:wrap-option="wrap" draw:shadow-color="#808080"/>
      <style:paragraph-properties style:writing-mode="lr-tb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93cm" fo:min-width="3.64cm" fo:padding-top="0.13cm" fo:padding-bottom="0.13cm" fo:padding-left="0cm" fo:padding-right="0cm" fo:wrap-option="wrap" draw:shadow-color="#808080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93cm" fo:min-width="12.915cm" fo:padding-top="0.13cm" fo:padding-bottom="0.13cm" fo:padding-left="0cm" fo:padding-right="0cm" fo:wrap-option="wrap" draw:shadow-color="#808080"/>
      <style:paragraph-properties style:writing-mode="lr-tb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93cm" fo:min-width="5.548cm" fo:padding-top="0.13cm" fo:padding-bottom="0.13cm" fo:padding-left="0cm" fo:padding-right="0cm" fo:wrap-option="wrap" draw:shadow-color="#808080"/>
      <style:paragraph-properties style:writing-mode="lr-tb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93cm" fo:min-width="3.64cm" fo:padding-top="0.13cm" fo:padding-bottom="0.13cm" fo:padding-left="0cm" fo:padding-right="0cm" fo:wrap-option="wrap" draw:shadow-color="#808080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93cm" fo:min-width="12.915cm" fo:padding-top="0.13cm" fo:padding-bottom="0.13cm" fo:padding-left="0cm" fo:padding-right="0cm" fo:wrap-option="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93cm" fo:min-width="5.548cm" fo:padding-top="0.13cm" fo:padding-bottom="0.13cm" fo:padding-left="0cm" fo:padding-right="0cm" fo:wrap-option="wrap" draw:shadow-color="#808080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93cm" fo:min-width="3.64cm" fo:padding-top="0.13cm" fo:padding-bottom="0.13cm" fo:padding-left="0cm" fo:padding-right="0cm" fo:wrap-option="wrap" draw:shadow-color="#808080"/>
      <style:paragraph-properties style:writing-mode="lr-tb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93cm" fo:min-width="12.915cm" fo:padding-top="0.13cm" fo:padding-bottom="0.13cm" fo:padding-left="0cm" fo:padding-right="0cm" fo:wrap-option="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93cm" fo:min-width="5.548cm" fo:padding-top="0.13cm" fo:padding-bottom="0.13cm" fo:padding-left="0cm" fo:padding-right="0cm" fo:wrap-option="wrap" draw:shadow-color="#808080"/>
      <style:paragraph-properties style:writing-mode="lr-tb"/>
    </style:style>
    <style:style style:name="gr82" style:family="graphic" style:parent-style-name="standard">
      <style:graphic-properties draw:stroke="solid" svg:stroke-width="0.026cm" svg:stroke-color="#a0a0a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9" style:family="graphic" style:parent-style-name="standard">
      <style:graphic-properties draw:stroke="none" draw:fill="none" draw:fill-color="#ffffff" draw:textarea-horizontal-align="justify" draw:textarea-vertical-align="top" draw:auto-grow-height="false" fo:min-height="1.177cm" fo:min-width="1.616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7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845cm" fo:min-width="3.922cm" fo:padding-top="0.03cm" fo:padding-bottom="0.03cm" fo:padding-left="0.05cm" fo:padding-right="0.05cm" fo:wrap-option="wrap" draw:shadow-color="#808080"/>
      <style:paragraph-properties style:writing-mode="lr-tb"/>
    </style:style>
    <style:style style:name="gr92" style:family="graphic" style:parent-style-name="standard" style:list-style-name="L7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845cm" fo:min-width="3.922cm" fo:padding-top="0.03cm" fo:padding-bottom="0.03cm" fo:padding-left="0.05cm" fo:padding-right="0.05cm" fo:wrap-option="wrap" draw:shadow-color="#808080"/>
      <style:paragraph-properties style:writing-mode="lr-tb"/>
    </style:style>
    <style:style style:name="gr93" style:family="graphic" style:parent-style-name="standard" style:list-style-name="L7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845cm" fo:min-width="3.922cm" fo:padding-top="0.03cm" fo:padding-bottom="0.03cm" fo:padding-left="0.05cm" fo:padding-right="0.05cm" fo:wrap-option="wrap" draw:shadow-color="#808080"/>
      <style:paragraph-properties style:writing-mode="lr-tb"/>
    </style:style>
    <style:style style:name="gr94" style:family="graphic" style:parent-style-name="standard" style:list-style-name="L7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845cm" fo:min-width="3.922cm" fo:padding-top="0.03cm" fo:padding-bottom="0.03cm" fo:padding-left="0.05cm" fo:padding-right="0.05cm" fo:wrap-option="wrap" draw:shadow-color="#808080"/>
      <style:paragraph-properties style:writing-mode="lr-tb"/>
    </style:style>
    <style:style style:name="gr95" style:family="graphic" style:parent-style-name="standard" style:list-style-name="L7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845cm" fo:min-width="3.922cm" fo:padding-top="0.03cm" fo:padding-bottom="0.03cm" fo:padding-left="0.05cm" fo:padding-right="0.05cm" fo:wrap-option="wrap" draw:shadow-color="#808080"/>
      <style:paragraph-properties style:writing-mode="lr-tb"/>
    </style:style>
    <style:style style:name="gr96" style:family="graphic" style:parent-style-name="standard" style:list-style-name="L7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845cm" fo:min-width="3.922cm" fo:padding-top="0.03cm" fo:padding-bottom="0.03cm" fo:padding-left="0.05cm" fo:padding-right="0.05cm" fo:wrap-option="wrap" draw:shadow-color="#808080"/>
      <style:paragraph-properties style:writing-mode="lr-tb"/>
    </style:style>
    <style:style style:name="gr97" style:family="graphic" style:parent-style-name="standard">
      <style:graphic-properties draw:stroke="none" draw:fill="none" draw:fill-color="#ffffff" draw:textarea-horizontal-align="justify" draw:textarea-vertical-align="top" draw:auto-grow-height="false" fo:min-height="1.178cm" fo:min-width="1.55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7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846cm" fo:min-width="3.799cm" fo:padding-top="0.03cm" fo:padding-bottom="0.03cm" fo:padding-left="0.05cm" fo:padding-right="0.05cm" fo:wrap-option="wrap" draw:shadow-color="#808080"/>
      <style:paragraph-properties style:writing-mode="lr-tb"/>
    </style:style>
    <style:style style:name="gr99" style:family="graphic" style:parent-style-name="standard">
      <style:graphic-properties draw:stroke="none" draw:fill="none" draw:fill-color="#ffffff" draw:textarea-horizontal-align="justify" draw:textarea-vertical-align="top" draw:auto-grow-height="false" fo:min-height="1.178cm" fo:min-width="1.551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 style:list-style-name="L7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846cm" fo:min-width="3.8cm" fo:padding-top="0.03cm" fo:padding-bottom="0.03cm" fo:padding-left="0.05cm" fo:padding-right="0.05cm" fo:wrap-option="wrap" draw:shadow-color="#808080"/>
      <style:paragraph-properties style:writing-mode="lr-tb"/>
    </style:style>
    <style:style style:name="gr101" style:family="graphic" style:parent-style-name="standard" style:list-style-name="L7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846cm" fo:min-width="3.8cm" fo:padding-top="0.03cm" fo:padding-bottom="0.03cm" fo:padding-left="0.05cm" fo:padding-right="0.05cm" fo:wrap-option="wrap" draw:shadow-color="#808080"/>
      <style:paragraph-properties style:writing-mode="lr-tb"/>
    </style:style>
    <style:style style:name="gr102" style:family="graphic" style:parent-style-name="standard">
      <style:graphic-properties draw:stroke="none" draw:fill="solid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 style:list-style-name="L3">
      <style:graphic-properties draw:stroke="solid" svg:stroke-width="0.079cm" svg:stroke-color="#ff0000" draw:stroke-linejoin="miter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6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8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 style:list-style-name="L3">
      <style:graphic-properties draw:stroke="solid" svg:stroke-width="0.026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0" style:family="graphic" style:parent-style-name="standard" style:list-style-name="L3">
      <style:graphic-properties draw:stroke="solid" svg:stroke-width="0.026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2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6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8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min-height="0.67cm" fo:min-width="2.41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min-height="2.519cm" fo:min-width="0.175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9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min-height="2.113cm" fo:min-width="0.175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5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min-height="1.963cm" fo:min-width="0.175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0" style:family="graphic" style:parent-style-name="standard">
      <style:graphic-properties draw:stroke="none" draw:fill="none" draw:fill-color="#ffffff" draw:textarea-horizontal-align="justify" draw:textarea-vertical-align="top" draw:auto-grow-height="false" fo:min-height="0.798cm" fo:min-width="1.405cm" fo:padding-top="0.13cm" fo:padding-bottom="0.13cm" fo:padding-left="0.25cm" fo:padding-right="0.25cm" fo:wrap-option="wrap" draw:shadow-color="#808080"/>
      <style:paragraph-properties style:writing-mode="lr-tb"/>
    </style:style>
    <style:style style:name="gr1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98cm" fo:min-width="1.617cm" fo:padding-top="0.13cm" fo:padding-bottom="0.13cm" fo:padding-left="0.25cm" fo:padding-right="0.25cm" fo:wrap-option="wrap" draw:shadow-color="#808080"/>
      <style:paragraph-properties style:writing-mode="lr-tb"/>
    </style:style>
    <style:style style:name="gr154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false" fo:min-height="0.798cm" fo:min-width="1.617cm" fo:padding-top="0.13cm" fo:padding-bottom="0.13cm" fo:padding-left="0.25cm" fo:padding-right="0.25cm" fo:wrap-option="wrap" draw:shadow-color="#808080"/>
      <style:paragraph-properties style:writing-mode="lr-tb"/>
    </style:style>
    <style:style style:name="gr155" style:family="graphic" style:parent-style-name="standard">
      <style:graphic-properties draw:stroke="solid" svg:stroke-width="0.079cm" svg:stroke-color="#0000cc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56" style:family="graphic" style:parent-style-name="standard">
      <style:graphic-properties draw:stroke="solid" svg:stroke-width="0.079cm" svg:stroke-color="#0000cc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58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5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min-height="0.058cm" fo:min-width="2.523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min-height="0.853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默认-notes">
      <style:graphic-properties draw:fill-color="#ffffff" fo:min-height="11.43cm"/>
      <style:paragraph-properties style:writing-mode="lr-tb"/>
    </style:style>
    <style:style style:name="co1" style:family="table-column">
      <style:table-column-properties style:column-width="3.598cm" style:use-optimal-column-width="false"/>
    </style:style>
    <style:style style:name="co2" style:family="table-column">
      <style:table-column-properties style:column-width="0.992cm" style:use-optimal-column-width="false"/>
    </style:style>
    <style:style style:name="co3" style:family="table-column">
      <style:table-column-properties style:column-width="1.125cm" style:use-optimal-column-width="false"/>
    </style:style>
    <style:style style:name="co4" style:family="table-column">
      <style:table-column-properties style:column-width="0.86cm" style:use-optimal-column-width="false"/>
    </style:style>
    <style:style style:name="co5" style:family="table-column">
      <style:table-column-properties style:column-width="0.993cm" style:use-optimal-column-width="false"/>
    </style:style>
    <style:style style:name="co6" style:family="table-column">
      <style:table-column-properties style:column-width="0.78cm" style:use-optimal-column-width="false"/>
    </style:style>
    <style:style style:name="co7" style:family="table-column">
      <style:table-column-properties style:column-width="0.979cm" style:use-optimal-column-width="false"/>
    </style:style>
    <style:style style:name="co8" style:family="table-column">
      <style:table-column-properties style:column-width="1.006cm" style:use-optimal-column-width="false"/>
    </style:style>
    <style:style style:name="co9" style:family="table-column">
      <style:table-column-properties style:column-width="0.768cm" style:use-optimal-column-width="false"/>
    </style:style>
    <style:style style:name="co10" style:family="table-column">
      <style:table-column-properties style:column-width="0.767cm" style:use-optimal-column-width="false"/>
    </style:style>
    <style:style style:name="co11" style:family="table-column">
      <style:table-column-properties style:column-width="0.82cm" style:use-optimal-column-width="false"/>
    </style:style>
    <style:style style:name="co12" style:family="table-column">
      <style:table-column-properties style:column-width="0.821cm" style:use-optimal-column-width="false"/>
    </style:style>
    <style:style style:name="co13" style:family="table-column">
      <style:table-column-properties style:column-width="3.175cm" style:use-optimal-column-width="false"/>
    </style:style>
    <style:style style:name="co14" style:family="table-column">
      <style:table-column-properties style:column-width="7.254cm" style:use-optimal-column-width="false"/>
    </style:style>
    <style:style style:name="co15" style:family="table-column">
      <style:table-column-properties style:column-width="2.54cm" style:use-optimal-column-width="false"/>
    </style:style>
    <style:style style:name="co16" style:family="table-column">
      <style:table-column-properties style:column-width="7.563cm" style:use-optimal-column-width="false"/>
    </style:style>
    <style:style style:name="co17" style:family="table-column">
      <style:table-column-properties style:column-width="1.773cm" style:use-optimal-column-width="false"/>
    </style:style>
    <style:style style:name="co18" style:family="table-column">
      <style:table-column-properties style:column-width="1.772cm" style:use-optimal-column-width="false"/>
    </style:style>
    <style:style style:name="co19" style:family="table-column">
      <style:table-column-properties style:column-width="4.233cm" style:use-optimal-column-width="false"/>
    </style:style>
    <style:style style:name="co20" style:family="table-column">
      <style:table-column-properties style:column-width="4.234cm" style:use-optimal-column-width="false"/>
    </style:style>
    <style:style style:name="co21" style:family="table-column">
      <style:table-column-properties style:column-width="4.516cm" style:use-optimal-column-width="false"/>
    </style:style>
    <style:style style:name="co22" style:family="table-column">
      <style:table-column-properties style:column-width="3.951cm" style:use-optimal-column-width="false"/>
    </style:style>
    <style:style style:name="co23" style:family="table-column">
      <style:table-column-properties style:column-width="1.905cm" style:use-optimal-column-width="false"/>
    </style:style>
    <style:style style:name="co24" style:family="table-column">
      <style:table-column-properties style:column-width="1.799cm" style:use-optimal-column-width="false"/>
    </style:style>
    <style:style style:name="co25" style:family="table-column">
      <style:table-column-properties style:column-width="4.022cm" style:use-optimal-column-width="false"/>
    </style:style>
    <style:style style:name="co26" style:family="table-column">
      <style:table-column-properties style:column-width="4.727cm" style:use-optimal-column-width="false"/>
    </style:style>
    <style:style style:name="co27" style:family="table-column">
      <style:table-column-properties style:column-width="1.976cm" style:use-optimal-column-width="false"/>
    </style:style>
    <style:style style:name="co28" style:family="table-column">
      <style:table-column-properties style:column-width="1.975cm" style:use-optimal-column-width="false"/>
    </style:style>
    <style:style style:name="co29" style:family="table-column">
      <style:table-column-properties style:column-width="2.108cm" style:use-optimal-column-width="false"/>
    </style:style>
    <style:style style:name="co30" style:family="table-column">
      <style:table-column-properties style:column-width="1.843cm" style:use-optimal-column-width="false"/>
    </style:style>
    <style:style style:name="co31" style:family="table-column">
      <style:table-column-properties style:column-width="5.08cm" style:use-optimal-column-width="false"/>
    </style:style>
    <style:style style:name="co32" style:family="table-column">
      <style:table-column-properties style:column-width="1.098cm" style:use-optimal-column-width="false"/>
    </style:style>
    <style:style style:name="co33" style:family="table-column">
      <style:table-column-properties style:column-width="1.103cm" style:use-optimal-column-width="false"/>
    </style:style>
    <style:style style:name="co34" style:family="table-column">
      <style:table-column-properties style:column-width="1.102cm" style:use-optimal-column-width="false"/>
    </style:style>
    <style:style style:name="co35" style:family="table-column">
      <style:table-column-properties style:column-width="1.301cm" style:use-optimal-column-width="false"/>
    </style:style>
    <style:style style:name="co36" style:family="table-column">
      <style:table-column-properties style:column-width="1.112cm" style:use-optimal-column-width="false"/>
    </style:style>
    <style:style style:name="co37" style:family="table-column">
      <style:table-column-properties style:column-width="1.111cm" style:use-optimal-column-width="false"/>
    </style:style>
    <style:style style:name="co38" style:family="table-column">
      <style:table-column-properties style:column-width="1.115cm" style:use-optimal-column-width="false"/>
    </style:style>
    <style:style style:name="co39" style:family="table-column">
      <style:table-column-properties style:column-width="1.12cm" style:use-optimal-column-width="false"/>
    </style:style>
    <style:style style:name="co40" style:family="table-column">
      <style:table-column-properties style:column-width="0.887cm" style:use-optimal-column-width="false"/>
    </style:style>
    <style:style style:name="co41" style:family="table-column">
      <style:table-column-properties style:column-width="0.948cm" style:use-optimal-column-width="false"/>
    </style:style>
    <style:style style:name="co42" style:family="table-column">
      <style:table-column-properties style:column-width="1.248cm" style:use-optimal-column-width="false"/>
    </style:style>
    <style:style style:name="co43" style:family="table-column">
      <style:table-column-properties style:column-width="1.164cm" style:use-optimal-column-width="false"/>
    </style:style>
    <style:style style:name="co44" style:family="table-column">
      <style:table-column-properties style:column-width="1.062cm" style:use-optimal-column-width="false"/>
    </style:style>
    <style:style style:name="co45" style:family="table-column">
      <style:table-column-properties style:column-width="0.886cm" style:use-optimal-column-width="false"/>
    </style:style>
    <style:style style:name="co46" style:family="table-column">
      <style:table-column-properties style:column-width="1.058cm" style:use-optimal-column-width="false"/>
    </style:style>
    <style:style style:name="co47" style:family="table-column">
      <style:table-column-properties style:column-width="1.116cm" style:use-optimal-column-width="false"/>
    </style:style>
    <style:style style:name="ro1" style:family="table-row">
      <style:table-row-properties style:row-height="1.482cm" style:use-optimal-row-height="false"/>
    </style:style>
    <style:style style:name="ro2" style:family="table-row">
      <style:table-row-properties style:row-height="1.438cm" style:use-optimal-row-height="false"/>
    </style:style>
    <style:style style:name="ro3" style:family="table-row">
      <style:table-row-properties style:row-height="1.525cm" style:use-optimal-row-height="false"/>
    </style:style>
    <style:style style:name="ro4" style:family="table-row">
      <style:table-row-properties style:row-height="1.442cm" style:use-optimal-row-height="false"/>
    </style:style>
    <style:style style:name="ro5" style:family="table-row">
      <style:table-row-properties style:row-height="0.937cm" style:use-optimal-row-height="false"/>
    </style:style>
    <style:style style:name="ro6" style:family="table-row">
      <style:table-row-properties style:row-height="1.481cm" style:use-optimal-row-height="false"/>
    </style:style>
    <style:style style:name="ro7" style:family="table-row">
      <style:table-row-properties style:row-height="1.61cm" style:use-optimal-row-height="false"/>
    </style:style>
    <style:style style:name="ro8" style:family="table-row">
      <style:table-row-properties style:row-height="1.446cm" style:use-optimal-row-height="false"/>
    </style:style>
    <style:style style:name="ro9" style:family="table-row">
      <style:table-row-properties style:row-height="1.683cm" style:use-optimal-row-height="false"/>
    </style:style>
    <style:style style:name="ro10" style:family="table-row">
      <style:table-row-properties style:row-height="1.437cm" style:use-optimal-row-height="false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indent="0cm" fo:border-left="0.54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indent="0cm" fo:border-left="0.54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indent="0cm" fo:border-left="0.54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none" draw:textarea-horizontal-align="justify" draw:textarea-vertical-align="middle" fo:padding-top="0.13cm" fo:padding-bottom="0.13cm" fo:padding-left="0cm" fo:padding-right="0cm"/>
    </style:style>
    <style:style style:name="ce5" style:family="table-cell">
      <loext:graphic-properties draw:fill="none" draw:textarea-horizontal-align="justify" draw:textarea-vertical-align="middle" fo:padding-top="0.13cm" fo:padding-bottom="0.13cm" fo:padding-left="0cm" fo:padding-right="0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none" draw:textarea-horizontal-align="justify" draw:textarea-vertical-align="middle" fo:padding-top="0.13cm" fo:padding-bottom="0.13cm" fo:padding-left="0cm" fo:padding-right="0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none" draw:textarea-horizontal-align="justify" draw:textarea-vertical-align="middle" fo:padding-top="0.13cm" fo:padding-bottom="0.13cm" fo:padding-left="0cm" fo:padding-right="0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2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794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7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solid" draw:fill-color="#000099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solid" draw:fill-color="#ff0000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617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441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441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617cm" fo:margin-bottom="0cm" fo:line-height="12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solid" draw:fill-color="#000099"/>
      <style:paragraph-properties fo:margin-left="0cm" fo:margin-right="0cm" fo:margin-top="0.617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61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617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.61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solid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706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.70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706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706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247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.706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loext:graphic-properties draw:fill="none" draw:fill-color="#ffffff"/>
      <style:paragraph-properties fo:margin-left="0cm" fo:margin-right="0cm" fo:margin-top="0.70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.794cm" fo:margin-bottom="0cm" fo:line-height="12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.794cm" fo:margin-bottom="0cm" fo:line-height="12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1.27cm" fo:margin-right="0cm" fo:margin-top="0.617cm" fo:margin-bottom="0cm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loext:graphic-properties draw:fill="none" draw:fill-color="#ffffff"/>
      <style:paragraph-properties fo:margin-left="1.27cm" fo:margin-right="0cm" fo:margin-top="0.617cm" fo:margin-bottom="0cm" fo:text-indent="-1.2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fo:margin-left="0cm" fo:margin-right="0cm" fo:margin-top="0.24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24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style:paragraph-properties fo:margin-left="0cm" fo:margin-right="0cm" fo:margin-top="0.706cm" fo:margin-bottom="0cm" fo:text-indent="2.13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706cm" fo:margin-bottom="0cm" fo:text-indent="2.13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margin-top="0.529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.529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style:paragraph-properties fo:margin-left="0cm" fo:margin-right="0cm" fo:margin-top="0.247cm" fo:margin-bottom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style:paragraph-properties fo:margin-left="0cm" fo:margin-right="0cm" fo:margin-top="0.1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.1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style:paragraph-properties fo:margin-left="0cm" fo:margin-right="0cm" fo:margin-top="0.21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style:paragraph-properties fo:margin-left="0cm" fo:margin-right="0cm" fo:margin-top="0.617cm" fo:margin-bottom="0cm" fo:line-height="11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loext:graphic-properties draw:fill="none" draw:fill-color="#ffffff"/>
      <style:paragraph-properties fo:margin-left="0cm" fo:margin-right="0cm" fo:margin-top="0.617cm" fo:margin-bottom="0cm" fo:line-height="11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1" style:family="paragraph">
      <style:paragraph-properties fo:margin-left="0cm" fo:margin-right="0cm" fo:margin-top="0.212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2" style:family="paragraph">
      <loext:graphic-properties draw:fill="none" draw:fill-color="#ffffff"/>
      <style:paragraph-properties fo:margin-left="0cm" fo:margin-right="0cm" fo:margin-top="0.212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3" style:family="paragraph">
      <style:paragraph-properties fo:margin-left="0cm" fo:margin-right="0cm" fo:margin-top="0.617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loext:graphic-properties draw:fill="none" draw:fill-color="#ffffff"/>
      <style:paragraph-properties fo:margin-left="0cm" fo:margin-right="0cm" fo:margin-top="0.617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5" style:family="paragraph">
      <style:paragraph-properties fo:margin-left="0cm" fo:margin-right="0cm" fo:margin-top="0.794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6" style:family="paragraph">
      <loext:graphic-properties draw:fill="none" draw:fill-color="#ffffff"/>
      <style:paragraph-properties fo:margin-left="0cm" fo:margin-right="0cm" fo:margin-top="0.794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loext:graphic-properties draw:fill="none" draw:fill-color="#ffffff"/>
      <style:paragraph-properties fo:margin-left="0cm" fo:margin-right="0cm" fo:margin-top="0.24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8" style:family="paragraph">
      <loext:graphic-properties draw:fill="none" draw:fill-color="#ffffff"/>
      <style:paragraph-properties fo:text-align="center" style:writing-mode="lr-tb"/>
    </style:style>
    <style:style style:name="P69" style:family="paragraph">
      <loext:graphic-properties draw:fill="solid" draw:fill-color="#ff0000"/>
      <style:paragraph-properties fo:margin-left="0cm" fo:margin-right="0cm" fo:margin-top="0.441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0" style:family="paragraph">
      <style:paragraph-properties fo:margin-left="0cm" fo:margin-right="0cm" fo:margin-top="0.794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1" style:family="paragraph">
      <loext:graphic-properties draw:fill="solid" draw:fill-color="#ffff00"/>
      <style:paragraph-properties fo:margin-left="0cm" fo:margin-right="0cm" fo:margin-top="0.794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2" style:family="paragraph">
      <loext:graphic-properties draw:fill="solid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3" style:family="paragraph">
      <style:paragraph-properties fo:margin-left="0cm" fo:margin-right="0cm" fo:margin-top="0.617cm" fo:margin-bottom="0cm" fo:line-height="9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4" style:family="paragraph">
      <loext:graphic-properties draw:fill="none" draw:fill-color="#ffffff"/>
      <style:paragraph-properties fo:margin-left="0cm" fo:margin-right="0cm" fo:margin-top="0.617cm" fo:margin-bottom="0cm" fo:line-height="9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5" style:family="paragraph">
      <loext:graphic-properties draw:fill="solid" draw:fill-color="#00cc99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6" style:family="paragraph">
      <style:paragraph-properties fo:margin-left="0cm" fo:margin-right="0cm" fo:margin-top="0.882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7" style:family="paragraph">
      <loext:graphic-properties draw:fill="none" draw:fill-color="#ffffff"/>
      <style:paragraph-properties fo:margin-left="0cm" fo:margin-right="0cm" fo:margin-top="0.882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8" style:family="paragraph">
      <loext:graphic-properties draw:fill="none" draw:fill-color="#ffffff"/>
      <style:paragraph-properties fo:margin-left="0cm" fo:margin-right="0cm" fo:margin-top="0.794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9" style:family="paragraph">
      <style:paragraph-properties fo:margin-left="0cm" fo:margin-right="0cm" fo:margin-top="0.423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0" style:family="paragraph">
      <loext:graphic-properties draw:fill="none" draw:fill-color="#ffffff"/>
      <style:paragraph-properties fo:margin-left="0cm" fo:margin-right="0cm" fo:margin-top="0.423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1" style:family="paragraph">
      <style:paragraph-properties fo:margin-left="0cm" fo:margin-right="0cm" fo:margin-top="0.706cm" fo:margin-bottom="0cm" fo:line-height="12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2" style:family="paragraph">
      <loext:graphic-properties draw:fill="none" draw:fill-color="#ffffff"/>
      <style:paragraph-properties fo:margin-left="0cm" fo:margin-right="0cm" fo:margin-top="0.706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3" style:family="paragraph">
      <style:paragraph-properties fo:margin-left="0cm" fo:margin-right="0cm" fo:margin-top="0.423cm" fo:margin-bottom="0cm" fo:line-height="95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4" style:family="paragraph">
      <loext:graphic-properties draw:fill="none" draw:fill-color="#ffffff"/>
      <style:paragraph-properties fo:margin-left="0cm" fo:margin-right="0cm" fo:margin-top="0.423cm" fo:margin-bottom="0cm" fo:line-height="95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5" style:family="paragraph">
      <style:paragraph-properties fo:margin-left="0cm" fo:margin-right="0cm" fo:margin-top="0.706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6" style:family="paragraph">
      <loext:graphic-properties draw:fill="none" draw:fill-color="#ffffff"/>
      <style:paragraph-properties fo:margin-left="0cm" fo:margin-right="0cm" fo:margin-top="0.706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7" style:family="paragraph">
      <style:paragraph-properties fo:margin-left="0cm" fo:margin-right="0cm" fo:margin-top="0.21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8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9" style:family="paragraph">
      <loext:graphic-properties draw:fill="solid" draw:fill-color="#ffffff"/>
      <style:paragraph-properties fo:margin-left="0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0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1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2" style:family="paragraph">
      <style:paragraph-properties fo:margin-left="1.27cm" fo:margin-right="0cm" fo:margin-top="0.706cm" fo:margin-bottom="0cm" fo:line-height="100%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3" style:family="paragraph">
      <loext:graphic-properties draw:fill="none" draw:fill-color="#ffffff"/>
      <style:paragraph-properties fo:margin-left="1.27cm" fo:margin-right="0cm" fo:margin-top="0.706cm" fo:margin-bottom="0cm" fo:line-height="100%" fo:text-indent="-1.2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4" style:family="paragraph">
      <style:paragraph-properties fo:margin-left="1.27cm" fo:margin-right="0cm" fo:margin-top="0.617cm" fo:margin-bottom="0cm" fo:line-height="100%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5" style:family="paragraph">
      <loext:graphic-properties draw:fill="none" draw:fill-color="#ffffff"/>
      <style:paragraph-properties fo:margin-left="1.27cm" fo:margin-right="0cm" fo:margin-top="0.617cm" fo:margin-bottom="0cm" fo:line-height="100%" fo:text-indent="-1.2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6" style:family="paragraph">
      <style:paragraph-properties fo:margin-left="0cm" fo:margin-right="0cm" fo:margin-top="0.794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7" style:family="paragraph">
      <loext:graphic-properties draw:fill="none" draw:fill-color="#ffffff"/>
      <style:paragraph-properties fo:margin-left="0cm" fo:margin-right="0cm" fo:margin-top="0.794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2" style:family="text">
      <style:text-properties style:font-name="Arial" fo:font-size="36pt" fo:language="zh" fo:country="CN" style:font-name-asian="黑体" style:font-size-asian="36pt" style:language-asian="zh" style:country-asian="CN" style:font-name-complex="黑体" style:font-size-complex="36pt" style:language-complex="zh" style:country-complex="CN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0000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font-size="24pt" fo:language="zh" fo:country="CN" style:font-size-asian="24pt" style:language-asian="zh" style:country-asian="CN" style:font-size-complex="24pt" style:language-complex="zh" style:country-complex="CN"/>
    </style:style>
    <style:style style:name="T6" style:family="text">
      <style:text-properties fo:language="zh" fo:country="CN" style:language-asian="zh" style:country-asian="CN" style:language-complex="zh" style:country-complex="CN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9" style:family="text">
      <style:text-properties fo:color="#000000" loext:opacity="100%" fo:language="zh" fo:country="CN" style:language-asian="zh" style:country-asian="CN" style:language-complex="zh" style:country-complex="CN"/>
    </style:style>
    <style:style style:name="T10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000099" loext:opacity="100%" style:font-name="宋体" fo:language="zh" fo:country="CN" style:language-asian="zh" style:country-asian="CN" style:language-complex="zh" style:country-complex="CN"/>
    </style:style>
    <style:style style:name="T12" style:family="text">
      <style:text-properties fo:color="#000099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color="#ff00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15" style:family="text">
      <style:text-properties fo:color="#0000cc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16" style:family="text">
      <style:text-properties fo:color="#000099" loext:opacity="100%" fo:language="en" fo:country="US" style:language-asian="en" style:country-asian="US" style:language-complex="en" style:country-complex="US"/>
    </style:style>
    <style:style style:name="T17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18" style:family="text">
      <style:text-properties fo:color="#0000cc" loext:opacity="100%" fo:language="en" fo:country="US" style:language-asian="en" style:country-asian="US" style:language-complex="en" style:country-complex="US"/>
    </style:style>
    <style:style style:name="T19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20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1" style:family="text">
      <style:text-properties fo:color="#3333cc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2" style:family="text">
      <style:text-properties fo:color="#0000cc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3" style:family="text">
      <style:text-properties fo:color="#ff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4" style:family="text">
      <style:text-properties fo:color="#ff0000" loext:opacity="100%" fo:font-size="32pt" fo:language="zh" fo:country="CN" style:font-name-asian="华文楷体" style:font-size-asian="32pt" style:language-asian="zh" style:country-asian="CN" style:font-name-complex="华文楷体" style:font-size-complex="32pt" style:language-complex="zh" style:country-complex="CN"/>
    </style:style>
    <style:style style:name="T25" style:family="text">
      <style:text-properties fo:color="#0000cc" loext:opacity="100%" fo:language="zh" fo:country="CN" style:language-asian="zh" style:country-asian="CN" style:language-complex="zh" style:country-complex="CN"/>
    </style:style>
    <style:style style:name="T26" style:family="text">
      <style:text-properties fo:color="#000099" loext:opacity="100%" fo:language="zh" fo:country="CN" style:language-asian="zh" style:country-asian="CN" style:language-complex="zh" style:country-complex="CN"/>
    </style:style>
    <style:style style:name="T27" style:family="text">
      <style:text-properties fo:color="#008000" loext:opacity="100%" fo:language="en" fo:country="US" style:language-asian="en" style:country-asian="US" style:language-complex="en" style:country-complex="US"/>
    </style:style>
    <style:style style:name="T28" style:family="text">
      <style:text-properties fo:color="#ff0000" loext:opacity="100%" fo:language="zh" fo:country="CN" style:language-asian="zh" style:country-asian="CN" style:language-complex="zh" style:country-complex="CN"/>
    </style:style>
    <style:style style:name="T29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30" style:family="text">
      <style:text-properties style:text-position="30% 58%" fo:language="en" fo:country="US" style:language-asian="en" style:country-asian="US" style:language-complex="en" style:country-complex="US"/>
    </style:style>
    <style:style style:name="T31" style:family="text">
      <style:text-properties fo:color="#000099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32" style:family="text">
      <style:text-properties fo:color="#0000cc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3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fo:color="#0000cc" loext:opacity="100%" style:text-position="30% 58%" fo:language="en" fo:country="US" style:language-asian="en" style:country-asian="US" style:language-complex="en" style:country-complex="US"/>
    </style:style>
    <style:style style:name="T35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6" style:family="text">
      <style:text-properties fo:color="#000099" loext:opacity="100%" style:font-name="宋体" fo:font-size="36pt" fo:language="zh" fo:country="CN" style:font-size-asian="36pt" style:language-asian="zh" style:country-asian="CN" style:font-size-complex="36pt" style:language-complex="zh" style:country-complex="CN"/>
    </style:style>
    <style:style style:name="T37" style:family="text">
      <style:text-properties fo:color="#ff0000" loext:opacity="100%" style:font-name="宋体" fo:font-size="36pt" fo:language="zh" fo:country="CN" style:font-size-asian="36pt" style:language-asian="zh" style:country-asian="CN" style:font-size-complex="36pt" style:language-complex="zh" style:country-complex="CN"/>
    </style:style>
    <style:style style:name="T38" style:family="text">
      <style:text-properties fo:color="#000099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39" style:family="text">
      <style:text-properties fo:color="#00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0" style:family="text">
      <style:text-properties fo:color="#ff0000" loext:opacity="100%" style:text-position="-25% 58%" fo:language="en" fo:country="US" style:language-asian="en" style:country-asian="US" style:language-complex="en" style:country-complex="US"/>
    </style:style>
    <style:style style:name="T41" style:family="text">
      <style:text-properties fo:color="#000099" loext:opacity="100%" style:text-position="-25% 58%" fo:language="en" fo:country="US" style:language-asian="en" style:country-asian="US" style:language-complex="en" style:country-complex="US"/>
    </style:style>
    <style:style style:name="T42" style:family="text">
      <style:text-properties fo:color="#ff0000" loext:opacity="100%" style:text-position="30% 58%" fo:language="en" fo:country="US" style:language-asian="en" style:country-asian="US" style:language-complex="en" style:country-complex="US"/>
    </style:style>
    <style:style style:name="T43" style:family="text">
      <style:text-properties fo:color="#00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44" style:family="text">
      <style:text-properties fo:color="#000099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45" style:family="text">
      <style:text-properties fo:color="#0000cc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6" style:family="text">
      <style:text-properties style:font-name="Courier New" fo:font-size="24pt" fo:language="zh" fo:country="CN" style:font-size-asian="24pt" style:language-asian="zh" style:country-asian="CN" style:font-size-complex="24pt" style:language-complex="zh" style:country-complex="CN"/>
    </style:style>
    <style:style style:name="T47" style:family="text">
      <style:text-properties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48" style:family="text">
      <style:text-properties style:font-name="宋体" fo:font-size="36pt" fo:language="zh" fo:country="CN" style:font-size-asian="36pt" style:language-asian="zh" style:country-asian="CN" style:font-size-complex="36pt" style:language-complex="zh" style:country-complex="CN"/>
    </style:style>
    <style:style style:name="T49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50" style:family="text">
      <style:text-properties fo:color="#ff0000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51" style:family="text">
      <style:text-properties fo:color="#000099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52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53" style:family="text">
      <style:text-properties fo:color="#000099" loext:opacity="100%" fo:language="zh" fo:country="CN" style:text-underline-style="solid" style:text-underline-width="auto" style:text-underline-color="font-color" style:language-asian="zh" style:country-asian="CN" style:language-complex="zh" style:country-complex="CN"/>
    </style:style>
    <style:style style:name="T54" style:family="text">
      <style:text-properties style:font-name="Courier New" fo:language="en" fo:country="US" style:font-name-asian="Times New Roman" style:language-asian="en" style:country-asian="US" style:font-name-complex="Times New Roman" style:language-complex="en" style:country-complex="US"/>
    </style:style>
    <style:style style:name="T55" style:family="text">
      <style:text-properties style:font-name="宋体" fo:language="zh" fo:country="CN" style:language-asian="zh" style:country-asian="CN" style:language-complex="zh" style:country-complex="CN"/>
    </style:style>
    <style:style style:name="T56" style:family="text">
      <style:text-properties style:font-name="宋体" fo:language="en" fo:country="US" style:language-asian="en" style:country-asian="US" style:language-complex="en" style:country-complex="US"/>
    </style:style>
    <style:style style:name="T57" style:family="text">
      <style:text-properties fo:color="#ff000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58" style:family="text">
      <style:text-properties fo:color="#ffff00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59" style:family="text">
      <style:text-properties fo:color="#ffff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60" style:family="text">
      <style:text-properties fo:color="#008000" loext:opacity="100%" fo:language="zh" fo:country="CN" style:language-asian="zh" style:country-asian="CN" style:language-complex="zh" style:country-complex="CN"/>
    </style:style>
    <style:style style:name="T61" style:family="text">
      <style:text-properties fo:font-size="40pt" fo:language="zh" fo:country="CN" style:font-size-asian="40pt" style:language-asian="zh" style:country-asian="CN" style:font-size-complex="40pt" style:language-complex="zh" style:country-complex="CN"/>
    </style:style>
    <style:style style:name="T62" style:family="text">
      <style:text-properties fo:color="#0000cc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63" style:family="text">
      <style:text-properties style:font-name="Wingdings" fo:font-size="32pt" fo:language="zh" fo:country="CN" style:font-name-asian="Wingdings" style:font-size-asian="32pt" style:language-asian="zh" style:country-asian="CN" style:font-name-complex="Wingdings" style:font-size-complex="32pt" style:language-complex="zh" style:country-complex="CN"/>
    </style:style>
    <style:style style:name="T64" style:family="text">
      <style:text-properties fo:color="#00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65" style:family="text">
      <style:text-properties fo:color="#000099" loext:opacity="100%" style:font-name="宋体" fo:font-size="32pt" fo:language="en" fo:country="US" style:font-size-asian="32pt" style:language-asian="en" style:country-asian="US" style:font-size-complex="32pt" style:language-complex="en" style:country-complex="US"/>
    </style:style>
    <style:style style:name="T66" style:family="text">
      <style:text-properties fo:color="#ff0066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67" style:family="text">
      <style:text-properties fo:color="#3333cc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68" style:family="text">
      <style:text-properties fo:color="#008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69" style:family="text">
      <style:text-properties fo:font-size="32pt" fo:language="zh" fo:country="CN" fo:font-weight="normal" style:font-size-asian="32pt" style:language-asian="zh" style:country-asian="CN" style:font-weight-asian="normal" style:font-size-complex="32pt" style:language-complex="zh" style:country-complex="CN" style:font-weight-complex="normal"/>
    </style:style>
    <style:style style:name="T70" style:family="text">
      <style:text-properties style:font-name="Wingdings" fo:font-size="32pt" fo:language="en" fo:country="US" style:font-name-asian="Wingdings" style:font-size-asian="32pt" style:language-asian="en" style:country-asian="US" style:font-name-complex="Wingdings" style:font-size-complex="32pt" style:language-complex="en" style:country-complex="US"/>
    </style:style>
    <style:style style:name="T71" style:family="text">
      <style:text-properties fo:color="#ff0000" loext:opacity="100%" style:font-name="Wingdings" fo:font-size="36pt" fo:language="zh" fo:country="CN" style:font-name-asian="Wingdings" style:font-size-asian="36pt" style:language-asian="zh" style:country-asian="CN" style:font-name-complex="Wingdings" style:font-size-complex="36pt" style:language-complex="zh" style:country-complex="CN"/>
    </style:style>
    <style:style style:name="T72" style:family="text">
      <style:text-properties fo:color="#cc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73" style:family="text">
      <style:text-properties fo:color="#cc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74" style:family="text">
      <style:text-properties fo:font-size="36pt" fo:language="zh" fo:country="CN" fo:font-weight="normal" style:font-size-asian="36pt" style:language-asian="zh" style:country-asian="CN" style:font-weight-asian="normal" style:font-size-complex="36pt" style:language-complex="zh" style:country-complex="CN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suffix=")" style:num-format="1" text:start-value="2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suffix="." style:num-format="1" text:start-value="2">
        <style:list-level-properties text:min-label-width="1.27cm"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presentation-page-layout-name="AL1T0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4.977cm" svg:height="1.785cm" svg:x="0cm" svg:y="8.043cm">
          <text:list text:style-name="L1">
            <text:list-header>
              <text:p text:style-name="P3"><text:span text:style-name="T2">第二章 数据类型、运算符与表达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6" draw:layer="layout" svg:width="5.504cm" svg:height="1.27cm" svg:x="11.218cm" svg:y="4.445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3.597cm" svg:height="7.324cm" svg:x="13.547cm" svg:y="5.503cm">
          <table:table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2">
              <table:table-cell table:style-name="ce3"/>
            </table:table-row>
          </table:table>
          <draw:image xlink:href="Pictures/TablePreview1.svm" xlink:type="simple" xlink:show="embed" xlink:actuate="onLoad"/>
        </draw:frame>
        <draw:custom-shape draw:name="Text Box 17" draw:style-name="gr5" draw:text-style-name="P6" draw:layer="layout" svg:width="2.752cm" svg:height="7.197cm" svg:x="9.948cm" svg:y="5.715cm">
          <text:list text:style-name="L1">
            <text:list-header>
              <text:p text:style-name="P7"><text:span text:style-name="T3">2000H</text:span></text:p>
              <text:p text:style-name="P7"><text:span text:style-name="T3">2001H</text:span></text:p>
              <text:p text:style-name="P7"><text:span text:style-name="T3">2002H</text:span></text:p>
              <text:p text:style-name="P7"><text:span text:style-name="T3">2003H</text:span></text:p>
              <text:p text:style-name="P7"><text:span text:style-name="T3">2004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6" draw:text-style-name="P6" xml:id="id2" draw:id="id2" draw:layer="layout" svg:width="1.059cm" svg:height="1.017cm" svg:x="14.393cm" svg:y="5.715cm">
          <text:list text:style-name="L2">
            <text:list-header>
              <text:p text:style-name="P7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4" draw:text-style-name="P6" draw:layer="layout" svg:width="3.175cm" svg:height="1.277cm" svg:x="19.262cm" svg:y="5.715cm">
          <text:list text:style-name="L1">
            <text:list-header>
              <text:p text:style-name="P7"><text:span text:style-name="T3">3+5=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7" draw:text-style-name="P6" xml:id="id4" draw:id="id4" draw:layer="layout" svg:width="1.058cm" svg:height="1.017cm" svg:x="14.605cm" svg:y="8.678cm">
          <text:list text:style-name="L2">
            <text:list-header>
              <text:p text:style-name="P7"><text:span text:style-name="T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8" draw:text-style-name="P6" draw:layer="layout" svg:width="7.62cm" svg:height="1.296cm" svg:x="1.482cm" svg:y="6.35cm">
          <text:p/>
          <draw:enhanced-geometry svg:viewBox="0 0 21600 21600" draw:type="mso-spt202" draw:enhanced-path="M 0 0 L 21600 0 21600 21600 0 21600 0 0 Z N"/>
        </draw:custom-shape>
        <draw:custom-shape draw:name="Text Box 22" draw:style-name="gr4" draw:text-style-name="P6" draw:layer="layout" svg:width="3.81cm" svg:height="1.277cm" svg:x="3.598cm" svg:y="4.868cm">
          <text:list text:style-name="L1">
            <text:list-header>
              <text:p text:style-name="P7"><text:span text:style-name="T5">运算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5" draw:style-name="gr9" draw:text-style-name="P9" xml:id="id5" draw:id="id5" draw:layer="layout" svg:width="3.81cm" svg:height="0.635cm" svg:x="8.467cm" svg:y="6.562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26" draw:style-name="gr4" draw:text-style-name="P6" xml:id="id6" draw:id="id6" draw:layer="layout" svg:width="7.196cm" svg:height="1.277cm" svg:x="1.482cm" svg:y="6.35cm">
          <text:list text:style-name="L1">
            <text:list-header>
              <text:p text:style-name="P7"><text:span text:style-name="T3">(2000H)+(2002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" draw:text-style-name="P10" xml:id="id9" draw:id="id9" draw:layer="layout" svg:width="24.977cm" svg:height="4.527cm" svg:x="0.423cm" svg:y="14.521cm">
          <text:list text:style-name="L1">
            <text:list-header>
              <text:p text:style-name="P8"><text:span text:style-name="T6">用一个字节表示整数，范围为</text:span><text:span text:style-name="T7">-128~127</text:span><text:span text:style-name="T6">；用两个字节表示整数，范围为</text:span><text:span text:style-name="T7">-32768~ 32767</text:span><text:span text:style-name="T6">。一般用四个字节表示整数。</text:span><text:span text:style-name="T7">(</text:span><text:span text:style-name="T6">举例</text:span><text:span text:style-name="T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" draw:text-style-name="P6" draw:layer="layout" svg:width="2.963cm" svg:height="1.277cm" svg:x="13.97cm" svg:y="12.912cm">
          <text:list text:style-name="L1">
            <text:list-header>
              <text:p text:style-name="P7"><text:span text:style-name="T5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10" draw:text-style-name="P11" draw:layer="layout" svg:width="4.022cm" svg:height="1.27cm" svg:x="5.08cm" svg:y="1.4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 Box 30" draw:style-name="gr11" draw:text-style-name="P13" draw:layer="layout" svg:width="3.81cm" svg:height="1.364cm" svg:x="0.847cm" svg:y="1.482cm">
          <text:list text:style-name="L1">
            <text:list-header>
              <text:p text:style-name="P12"><text:span text:style-name="T8">CP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12" draw:text-style-name="P13" draw:layer="layout" svg:width="3.81cm" svg:height="1.364cm" svg:x="9.737cm" svg:y="1.482cm">
          <text:list text:style-name="L1">
            <text:list-header>
              <text:p text:style-name="P12"><text:span text:style-name="T9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3" draw:text-style-name="P15" draw:layer="layout" svg:width="2.328cm" svg:height="0.992cm" svg:x="5.927cm" svg:y="0.423cm">
          <text:list text:style-name="L1">
            <text:list-header>
              <text:p text:style-name="P14"><text:span text:style-name="T10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3" draw:style-name="gr10" draw:text-style-name="P11" draw:layer="layout" svg:width="3.81cm" svg:height="1.27cm" svg:x="14.182cm" svg:y="1.69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34" draw:style-name="gr14" draw:text-style-name="P13" draw:layer="layout" svg:width="3.81cm" svg:height="1.364cm" svg:x="18.627cm" svg:y="1.482cm">
          <text:list text:style-name="L1">
            <text:list-header>
              <text:p text:style-name="P12"><text:span text:style-name="T9">外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5" draw:text-style-name="P15" draw:layer="layout" svg:width="3.175cm" svg:height="0.992cm" svg:x="14.393cm" svg:y="0.423cm">
          <text:list text:style-name="L1">
            <text:list-header>
              <text:p text:style-name="P14"><text:span text:style-name="T10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6" draw:style-name="gr16" draw:text-style-name="P9" xml:id="id7" draw:id="id7" draw:layer="layout" svg:width="4.445cm" svg:height="5.927cm" draw:transform="rotate (-3.14159265358979) translate (9.518cm 13.969cm)">
          <text:list text:style-name="L1">
            <text:list-header>
              <text:p text:style-name="P8"><text:span text:style-name="T6"/></text:p>
            </text:list-header>
          </text:list>
          <draw:enhanced-geometry draw:mirror-horizontal="true" draw:extrusion-allowed="true" draw:text-areas="12427 4532 19778 7626" draw:glue-points="1069911 0 1069911 1200940 117126 2133600 1600200 600470" draw:type="mso-spt100" draw:enhanced-path="M 21600 6079 L 14442 0 14442 4532 12427 4532 C 5564 4532 0 7946 0 12158 L 0 21600 3162 21600 3162 12158 C 3162 9655 7310 7626 12427 7626 L 14442 7626 14442 12158 Z N">
            <draw:equation draw:name="f0" draw:formula=""/>
            <draw:equation draw:name="f1" draw:formula=""/>
            <draw:equation draw:name="f2" draw:formula=""/>
            <draw:equation draw:name="f3" draw:formula="12158-21600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(16384+1)/2"/>
            <draw:equation draw:name="f9" draw:formula="8193"/>
            <draw:equation draw:name="f10" draw:formula="8193"/>
            <draw:equation draw:name="f11" draw:formula="*/4"/>
            <draw:equation draw:name="f12" draw:formula="atan2(16,21335)/(pi/180)"/>
            <draw:equation draw:name="f13" draw:formula="21335+16-21292"/>
            <draw:equation draw:name="f14" draw:formula=""/>
          </draw:enhanced-geometry>
        </draw:custom-shape>
        <draw:custom-shape draw:name="Text Box 37" draw:style-name="gr17" draw:text-style-name="P6" xml:id="id8" draw:id="id8" draw:layer="layout" svg:width="1.058cm" svg:height="1.017cm" svg:x="14.605cm" svg:y="11.642cm">
          <text:list text:style-name="L2">
            <text:list-header>
              <text:p text:style-name="P7"><text:span text:style-name="T4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4" draw:text-style-name="P17" draw:layer="layout" svg:width="4.445cm" svg:height="1.277cm" svg:x="18.415cm" svg:y="3.131cm">
          <text:list text:style-name="L1">
            <text:list-header>
              <text:p text:style-name="P16"><text:span text:style-name="T5">硬盘 软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0" draw:style-name="gr18" draw:text-style-name="P19" xml:id="id1" draw:id="id1" draw:layer="layout" svg:width="3.81cm" svg:height="0.635cm" svg:x="15.452cm" svg:y="6.094cm">
          <text:list text:style-name="L2">
            <text:list-header>
              <text:p text:style-name="P18"><text:span text:style-name="T11"/></text:p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42" draw:style-name="gr19" draw:text-style-name="P9" xml:id="id3" draw:id="id3" draw:layer="layout" svg:width="4.445cm" svg:height="2.963cm" draw:transform="rotate (-3.14159265358979) translate (20.954cm 9.903cm)">
          <text:list text:style-name="L1">
            <text:list-header>
              <text:p text:style-name="P8"><text:span text:style-name="T6"/></text:p>
            </text:list-header>
          </text:list>
          <draw:enhanced-geometry draw:extrusion-allowed="true" draw:text-areas="12427 2630 17226 9528" draw:glue-points="1029017 0 1029017 600470 261218 1066800 1600200 300235" draw:type="mso-spt100" draw:enhanced-path="M 21600 6079 L 13890 0 13890 2630 12427 2630 C 5564 2630 0 6896 0 12158 L 0 21600 7051 21600 7051 12158 C 7051 10705 9458 9528 12427 9528 L 13890 9528 13890 12158 Z N">
            <draw:equation draw:name="f0" draw:formula=""/>
            <draw:equation draw:name="f1" draw:formula=""/>
            <draw:equation draw:name="f2" draw:formula=""/>
            <draw:equation draw:name="f3" draw:formula="12158-21600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(16384+1)/2"/>
            <draw:equation draw:name="f9" draw:formula="8193"/>
            <draw:equation draw:name="f10" draw:formula="8193"/>
            <draw:equation draw:name="f11" draw:formula="*/4"/>
            <draw:equation draw:name="f12" draw:formula="atan2(15,-19559)/(pi/180)"/>
            <draw:equation draw:name="f13" draw:formula="-19559+15-10646"/>
            <draw:equation draw:name="f14" draw:formula="-926*sin(3*(pi/180))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right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right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9" smil:attributeName="visibility" smil:to="visible"/>
                  <anim:transitionFilter smil:dur="0.5s" smil:targetElement="id9" smil:type="barnDoorWipe" smil:subtype="vertic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5.662cm" svg:height="0.936cm" svg:x="0.635cm" svg:y="0.635cm">
          <table:table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6"/>
            <table:table-row table:style-name="ro5" table:default-cell-style-name="ce4">
              <table:table-cell>
                <text:list text:style-name="L2">
                  <text:list-header>
                    <text:p text:style-name="P20"><text:span text:style-name="T12">15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12">14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12">13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12">1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12">1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12">1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12">9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12">8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20"><text:span text:style-name="T13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3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3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3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3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3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3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3">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090" draw:style-name="gr20" draw:text-style-name="P6" draw:layer="layout" svg:width="4.445cm" svg:height="1.277cm" svg:x="16.722cm" svg:y="0cm">
          <text:list text:style-name="L3">
            <text:list-header>
              <text:p text:style-name="P7"><text:span text:style-name="T14">有符号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91" draw:style-name="gr21" draw:text-style-name="P6" draw:layer="layout" svg:width="4.445cm" svg:height="1.277cm" svg:x="20.955cm" svg:y="0cm">
          <text:list text:style-name="L4">
            <text:list-header>
              <text:p text:style-name="P7"><text:span text:style-name="T15">无符号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0" draw:id="id10" draw:layer="layout" svg:width="15.662cm" svg:height="1.48cm" svg:x="0.635cm" svg:y="1.482cm">
          <table:table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6"/>
            <table:table-row table:style-name="ro6" table:default-cell-style-name="ce6">
              <table:table-cell table:style-name="ce5">
                <text:list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1235" draw:style-name="gr22" draw:text-style-name="P23" xml:id="id11" draw:id="id11" draw:layer="layout" svg:width="3.599cm" svg:height="1.446cm" svg:x="16.933cm" svg:y="1.482cm">
          <text:list text:style-name="L3">
            <text:list-header>
              <text:p text:style-name="P22"><text:span text:style-name="T17">327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36" draw:style-name="gr23" draw:text-style-name="P23" xml:id="id12" draw:id="id12" draw:layer="layout" svg:width="3.386cm" svg:height="1.446cm" svg:x="21.167cm" svg:y="1.482cm">
          <text:list text:style-name="L4">
            <text:list-header>
              <text:p text:style-name="P22"><text:span text:style-name="T18">3276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3" draw:id="id13" draw:layer="layout" svg:width="15.662cm" svg:height="1.481cm" svg:x="0.635cm" svg:y="3.598cm">
          <table:table>
            <table:table-column table:style-name="co2"/>
            <table:table-column table:style-name="co2"/>
            <table:table-column table:style-name="co7"/>
            <table:table-column table:style-name="co8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6"/>
            <table:table-row table:style-name="ro1" table:default-cell-style-name="ce6">
              <table:table-cell table:style-name="ce5">
                <text:list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1274" draw:style-name="gr24" draw:text-style-name="P23" xml:id="id14" draw:id="id14" draw:layer="layout" svg:width="3.598cm" svg:height="1.446cm" svg:x="17.145cm" svg:y="3.598cm">
          <text:list text:style-name="L3">
            <text:list-header>
              <text:p text:style-name="P22"><text:span text:style-name="T17">3276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75" draw:style-name="gr25" draw:text-style-name="P23" xml:id="id15" draw:id="id15" draw:layer="layout" svg:width="3.387cm" svg:height="1.446cm" svg:x="21.378cm" svg:y="3.598cm">
          <text:list text:style-name="L4">
            <text:list-header>
              <text:p text:style-name="P22"><text:span text:style-name="T18">3276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76" draw:style-name="gr4" draw:text-style-name="P25" xml:id="id16" draw:id="id16" draw:layer="layout" svg:width="3.598cm" svg:height="1.446cm" svg:x="6.562cm" svg:y="4.868cm">
          <text:list text:style-name="L1">
            <text:list-header>
              <text:p text:style-name="P24"><text:span text:style-name="T7">…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77" draw:style-name="gr4" draw:text-style-name="P25" xml:id="id17" draw:id="id17" draw:layer="layout" svg:width="3.598cm" svg:height="1.446cm" svg:x="19.05cm" svg:y="4.868cm">
          <text:list text:style-name="L1">
            <text:list-header>
              <text:p text:style-name="P24"><text:span text:style-name="T7">…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8" draw:id="id18" draw:layer="layout" svg:width="15.662cm" svg:height="1.481cm" svg:x="0.635cm" svg:y="6.773cm">
          <table:table>
            <table:table-column table:style-name="co2"/>
            <table:table-column table:style-name="co2"/>
            <table:table-column table:style-name="co7"/>
            <table:table-column table:style-name="co8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6"/>
            <table:table-row table:style-name="ro1" table:default-cell-style-name="ce6">
              <table:table-cell table:style-name="ce5">
                <text:list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1315" draw:style-name="gr26" draw:text-style-name="P25" xml:id="id19" draw:id="id19" draw:layer="layout" svg:width="3.598cm" svg:height="1.446cm" svg:x="17.145cm" svg:y="6.773cm">
          <text:list text:style-name="L3">
            <text:list-header>
              <text:p text:style-name="P24"><text:span text:style-name="T1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16" draw:style-name="gr27" draw:text-style-name="P25" xml:id="id20" draw:id="id20" draw:layer="layout" svg:width="3.387cm" svg:height="1.446cm" svg:x="21.378cm" svg:y="6.773cm">
          <text:list text:style-name="L4">
            <text:list-header>
              <text:p text:style-name="P24"><text:span text:style-name="T18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1" draw:id="id21" draw:layer="layout" svg:width="15.662cm" svg:height="1.481cm" svg:x="0.635cm" svg:y="8.678cm">
          <table:table>
            <table:table-column table:style-name="co2"/>
            <table:table-column table:style-name="co2"/>
            <table:table-column table:style-name="co7"/>
            <table:table-column table:style-name="co8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6"/>
            <table:table-row table:style-name="ro1" table:default-cell-style-name="ce6">
              <table:table-cell table:style-name="ce5">
                <text:list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1353" draw:style-name="gr28" draw:text-style-name="P25" xml:id="id22" draw:id="id22" draw:layer="layout" svg:width="3.598cm" svg:height="1.446cm" svg:x="17.145cm" svg:y="8.678cm">
          <text:list text:style-name="L3">
            <text:list-header>
              <text:p text:style-name="P24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54" draw:style-name="gr29" draw:text-style-name="P25" xml:id="id23" draw:id="id23" draw:layer="layout" svg:width="3.387cm" svg:height="1.446cm" svg:x="21.378cm" svg:y="8.678cm">
          <text:list text:style-name="L4">
            <text:list-header>
              <text:p text:style-name="P24"><text:span text:style-name="T18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4" draw:id="id24" draw:layer="layout" svg:width="15.662cm" svg:height="1.481cm" svg:x="0.635cm" svg:y="10.583cm">
          <table:table>
            <table:table-column table:style-name="co2"/>
            <table:table-column table:style-name="co2"/>
            <table:table-column table:style-name="co7"/>
            <table:table-column table:style-name="co8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6"/>
            <table:table-row table:style-name="ro1" table:default-cell-style-name="ce6">
              <table:table-cell table:style-name="ce5">
                <text:list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  <table:table-cell table:style-name="ce7">
                <text:list text:continue-numbering="true" text:style-name="L3">
                  <text:list-header>
                    <text:p text:style-name="P21"><text:span text:style-name="T17">1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1391" draw:style-name="gr30" draw:text-style-name="P25" xml:id="id25" draw:id="id25" draw:layer="layout" svg:width="4.021cm" svg:height="2.631cm" svg:x="16.722cm" svg:y="10.583cm">
          <text:list text:style-name="L3">
            <text:list-header>
              <text:p text:style-name="P24"><text:span text:style-name="T17">-1</text:span><text:span text:style-name="T7">(</text:span><text:span text:style-name="T6">补码</text:span><text:span text:style-name="T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92" draw:style-name="gr31" draw:text-style-name="P25" xml:id="id26" draw:id="id26" draw:layer="layout" svg:width="3.387cm" svg:height="1.446cm" svg:x="21.378cm" svg:y="10.583cm">
          <text:list text:style-name="L4">
            <text:list-header>
              <text:p text:style-name="P24"><text:span text:style-name="T18">6553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7" draw:id="id27" draw:layer="layout" svg:width="15.662cm" svg:height="1.481cm" svg:x="0.635cm" svg:y="12.488cm">
          <table:table>
            <table:table-column table:style-name="co2"/>
            <table:table-column table:style-name="co2"/>
            <table:table-column table:style-name="co7"/>
            <table:table-column table:style-name="co8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6"/>
            <table:table-row table:style-name="ro1" table:default-cell-style-name="ce6">
              <table:table-cell table:style-name="ce5">
                <text:list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1431" draw:style-name="gr32" draw:text-style-name="P25" xml:id="id28" draw:id="id28" draw:layer="layout" svg:width="3.598cm" svg:height="1.446cm" svg:x="17.145cm" svg:y="12.488cm">
          <text:list text:style-name="L3">
            <text:list-header>
              <text:p text:style-name="P24"><text:span text:style-name="T17">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32" draw:style-name="gr33" draw:text-style-name="P25" xml:id="id29" draw:id="id29" draw:layer="layout" svg:width="3.387cm" svg:height="1.446cm" svg:x="21.378cm" svg:y="12.488cm">
          <text:list text:style-name="L4">
            <text:list-header>
              <text:p text:style-name="P24"><text:span text:style-name="T18">655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37" draw:style-name="gr4" draw:text-style-name="P25" xml:id="id30" draw:id="id30" draw:layer="layout" svg:width="3.598cm" svg:height="1.446cm" svg:x="5.715cm" svg:y="13.547cm">
          <text:list text:style-name="L1">
            <text:list-header>
              <text:p text:style-name="P24"><text:span text:style-name="T7">…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38" draw:style-name="gr4" draw:text-style-name="P25" xml:id="id31" draw:id="id31" draw:layer="layout" svg:width="3.599cm" svg:height="1.446cm" svg:x="18.203cm" svg:y="13.335cm">
          <text:list text:style-name="L1">
            <text:list-header>
              <text:p text:style-name="P24"><text:span text:style-name="T7">…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2" draw:id="id32" draw:layer="layout" svg:width="15.662cm" svg:height="1.481cm" svg:x="0.635cm" svg:y="15.24cm">
          <table:table>
            <table:table-column table:style-name="co2"/>
            <table:table-column table:style-name="co2"/>
            <table:table-column table:style-name="co7"/>
            <table:table-column table:style-name="co8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6"/>
            <table:table-row table:style-name="ro1" table:default-cell-style-name="ce6">
              <table:table-cell table:style-name="ce5">
                <text:list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21"><text:span text:style-name="T7">1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1475" draw:style-name="gr34" draw:text-style-name="P25" xml:id="id33" draw:id="id33" draw:layer="layout" svg:width="3.598cm" svg:height="1.446cm" svg:x="17.145cm" svg:y="15.24cm">
          <text:list text:style-name="L3">
            <text:list-header>
              <text:p text:style-name="P24"><text:span text:style-name="T17">-3276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76" draw:style-name="gr35" draw:text-style-name="P25" xml:id="id34" draw:id="id34" draw:layer="layout" svg:width="3.387cm" svg:height="1.446cm" svg:x="21.378cm" svg:y="15.24cm">
          <text:list text:style-name="L4">
            <text:list-header>
              <text:p text:style-name="P24"><text:span text:style-name="T18">32769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5" draw:id="id35" draw:layer="layout" svg:width="15.662cm" svg:height="1.481cm" svg:x="0.635cm" svg:y="17.145cm">
          <table:table>
            <table:table-column table:style-name="co2"/>
            <table:table-column table:style-name="co2"/>
            <table:table-column table:style-name="co7"/>
            <table:table-column table:style-name="co8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6"/>
            <table:table-row table:style-name="ro1" table:default-cell-style-name="ce6">
              <table:table-cell table:style-name="ce5">
                <text:list text:style-name="L2">
                  <text:list-header>
                    <text:p text:style-name="P21"><text:span text:style-name="T16">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6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21"><text:span text:style-name="T7">0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 Box 1513" draw:style-name="gr36" draw:text-style-name="P25" xml:id="id36" draw:id="id36" draw:layer="layout" svg:width="3.598cm" svg:height="1.446cm" svg:x="17.145cm" svg:y="17.145cm">
          <text:list text:style-name="L3">
            <text:list-header>
              <text:p text:style-name="P24"><text:span text:style-name="T17">-3276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14" draw:style-name="gr37" draw:text-style-name="P25" xml:id="id37" draw:id="id37" draw:layer="layout" svg:width="3.387cm" svg:height="1.446cm" svg:x="21.378cm" svg:y="17.145cm">
          <text:list text:style-name="L4">
            <text:list-header>
              <text:p text:style-name="P24"><text:span text:style-name="T18">32768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" smil:attributeName="visibility" smil:to="visible"/>
                  <anim:transitionFilter smil:dur="0.5s" smil:targetElement="id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7" draw:layer="layout" svg:width="7.298cm" svg:height="1.615cm" svg:x="0cm" svg:y="0cm">
          <text:list text:style-name="L1">
            <text:list-header>
              <text:p text:style-name="P26"><text:span text:style-name="T19">常量与变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7" draw:layer="layout" svg:width="25.4cm" svg:height="7.737cm" svg:x="0cm" svg:y="1.905cm">
          <text:list text:style-name="L1">
            <text:list-header>
              <text:p xml:id="id38" text:id="id38" text:style-name="P26"><text:span text:style-name="T19">常量：在程序运行过程中，其值一直保持不变的量为常量。</text:span></text:p>
              <text:p xml:id="id39" text:id="id39" text:style-name="P26"><text:span text:style-name="T19">常量也区分不同的类型：</text:span><text:span text:style-name="T20">30</text:span><text:span text:style-name="T19">，</text:span><text:span text:style-name="T20">40 </text:span><text:span text:style-name="T19">为整型，</text:span><text:span text:style-name="T20">30.0</text:span><text:span text:style-name="T19">，</text:span><text:span text:style-name="T20">40.0</text:span><text:span text:style-name="T19">为实型，</text:span><text:span text:style-name="T21">编辑器只是根据其表面形式来判断其类型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27" draw:layer="layout" svg:width="24.977cm" svg:height="7.737cm" svg:x="0cm" svg:y="9.992cm">
          <text:list text:style-name="L1">
            <text:list-header>
              <text:p xml:id="id40" text:id="id40" text:style-name="P26"><text:span text:style-name="T19">变量：在程序运行过程中，其值可以改变的量为变量。</text:span></text:p>
            </text:list-header>
          </text:list>
          <text:list text:style-name="L4">
            <text:list-header>
              <text:p xml:id="id41" text:id="id41" text:style-name="P26"><text:span text:style-name="T22">变量在程序的执行中能够赋值，发生变化</text:span><text:span text:style-name="T19">。变量有一个名字，</text:span><text:span text:style-name="T23">并在使用之前要说明其类型</text:span><text:span text:style-name="T19">，一经说明，</text:span><text:span text:style-name="T24">就在内存中占据与其类型相应的存储单元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left-to-bottom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waterfallWipe" smil:subtype="horizontal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left-to-bottom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waterfallWipe" smil:subtype="horizontal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nDoo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nDoo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3" draw:layer="layout" svg:width="24.977cm" svg:height="14.06cm" svg:x="0cm" svg:y="0.635cm">
          <text:list text:style-name="L1">
            <text:list-header>
              <text:p xml:id="id42" text:id="id42" text:style-name="P22"><text:span text:style-name="T7">#include&lt;iostream.h&gt;</text:span></text:p>
              <text:p xml:id="id43" text:id="id43" text:style-name="P22"><text:span text:style-name="T7">#define <text:s/>PRICE <text:s text:c="2"/>30 <text:s/></text:span><text:span text:style-name="T18">//</text:span><text:span text:style-name="T25">常量，在程序中保持不变</text:span></text:p>
              <text:p xml:id="id45" text:id="id45" text:style-name="P22"><text:span text:style-name="T7">void main(void)</text:span></text:p>
              <text:p xml:id="id46" text:id="id46" text:style-name="P22"><text:span text:style-name="T7">{ <text:s text:c="3"/>int <text:s/>num, total; <text:s/></text:span><text:span text:style-name="T18">//</text:span><text:span text:style-name="T25">定义变量</text:span><text:span text:style-name="T18">,</text:span><text:span text:style-name="T25">在内存中开辟区间</text:span></text:p>
              <text:p xml:id="id51" text:id="id51" text:style-name="P22"><text:span text:style-name="T6"><text:s text:c="6"/></text:span><text:span text:style-name="T7">num=10; <text:s text:c="7"/></text:span><text:span text:style-name="T18">//</text:span><text:span text:style-name="T25">变量赋值</text:span><text:span text:style-name="T18">,10</text:span><text:span text:style-name="T25">为常量</text:span></text:p>
              <text:p xml:id="id53" text:id="id53" text:style-name="P22"><text:span text:style-name="T6"><text:s text:c="5"/></text:span><text:span text:style-name="T7">total=num*PRICE;</text:span></text:p>
              <text:p xml:id="id55" text:id="id55" text:style-name="P22"><text:span text:style-name="T7"><text:s text:c="5"/></text:span><text:span text:style-name="T7">cout&lt;&lt;“total=“&lt;&lt;total; </text:span><text:span text:style-name="T18">//</text:span><text:span text:style-name="T25">输出结果</text:span></text:p>
              <text:p xml:id="id56" text:id="id56" text:style-name="P22"><text:span text:style-name="T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8" draw:text-style-name="P29" xml:id="id57" draw:id="id57" draw:layer="layout" svg:width="15.028cm" svg:height="2.667cm" svg:x="1.905cm" svg:y="14.182cm">
          <text:list text:style-name="L1">
            <text:list-header>
              <text:p text:style-name="P28"><text:span text:style-name="T6">其中：</text:span><text:span text:style-name="T7">num=10 <text:s/>total=num*PRICE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10" draw:text-style-name="P11" xml:id="id58" draw:id="id58" draw:layer="layout" svg:width="2.963cm" svg:height="0.846cm" svg:x="5.286cm" svg:y="15.452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mirror-horizontal="true" draw:glue-points="?f8 0 ?f11 ?f2 ?f15 0 ?f16 ?f21 ?f13 ?f2" draw:text-areas="?f41 ?f43 ?f42 ?f44" draw:type="mso-spt104" draw:modifiers="13088 19092 9642" draw:enhanced-path="B 0 ?f22 ?f3 ?f21 0 0 ?f4 ?f21 A ?f14 ?f22 ?f1 ?f21 ?f7 ?f21 ?f12 ?f2 L ?f13 ?f2 ?f8 0 ?f11 ?f2 W 0 ?f22 ?f3 ?f21 ?f10 ?f2 ?f16 ?f24 ?f14 ?f22 ?f1 ?f21 ?f16 ?f24 ?f14 0 Z N B 0 ?f22 ?f3 ?f21 0 0 ?f4 ?f21 W ?f14 ?f22 ?f1 ?f21 ?f7 ?f21 ?f16 ?f24 ?f14 ?f22 ?f1 ?f21 ?f16 ?f24 ?f14 0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name="AutoShape 5" draw:style-name="gr10" draw:text-style-name="P11" xml:id="id59" draw:id="id59" draw:layer="layout" svg:width="4.233cm" svg:height="0.846cm" svg:x="9.519cm" svg:y="15.452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mirror-horizontal="true" draw:glue-points="?f8 0 ?f11 ?f2 ?f15 0 ?f16 ?f21 ?f13 ?f2" draw:text-areas="?f41 ?f43 ?f42 ?f44" draw:type="mso-spt104" draw:modifiers="13088 19092 9642" draw:enhanced-path="B 0 ?f22 ?f3 ?f21 0 0 ?f4 ?f21 A ?f14 ?f22 ?f1 ?f21 ?f7 ?f21 ?f12 ?f2 L ?f13 ?f2 ?f8 0 ?f11 ?f2 W 0 ?f22 ?f3 ?f21 ?f10 ?f2 ?f16 ?f24 ?f14 ?f22 ?f1 ?f21 ?f16 ?f24 ?f14 0 Z N B 0 ?f22 ?f3 ?f21 0 0 ?f4 ?f21 W ?f14 ?f22 ?f1 ?f21 ?f7 ?f21 ?f16 ?f24 ?f14 ?f22 ?f1 ?f21 ?f16 ?f24 ?f14 0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name="Text Box 6" draw:style-name="gr39" draw:text-style-name="P29" xml:id="id60" draw:id="id60" draw:layer="layout" svg:width="19.262cm" svg:height="1.364cm" svg:x="1.27cm" svg:y="16.722cm">
          <text:list text:style-name="L2">
            <text:list-header>
              <text:p text:style-name="P28"><text:span text:style-name="T16"><text:s/></text:span><text:span text:style-name="T26">是赋值号，不同于数学意义上的等号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40" draw:text-style-name="P30" xml:id="id47" draw:id="id47" draw:layer="layout" svg:width="1.799cm" svg:height="2.399cm" svg:x="18.102cm" svg:y="8.925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41" draw:text-style-name="P10" xml:id="id48" draw:id="id48" draw:layer="layout" svg:width="2.602cm" svg:height="1.683cm" svg:x="17.899cm" svg:y="7.325cm">
          <text:list text:style-name="L3">
            <text:list-header>
              <text:p text:style-name="P8"><text:span text:style-name="T17">n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0" draw:text-style-name="P30" xml:id="id49" draw:id="id49" draw:layer="layout" svg:width="1.799cm" svg:height="2.399cm" svg:x="21.7cm" svg:y="8.925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" draw:style-name="gr42" draw:text-style-name="P10" xml:id="id50" draw:id="id50" draw:layer="layout" svg:width="2.602cm" svg:height="1.683cm" svg:x="21.299cm" svg:y="7.325cm">
          <text:list text:style-name="L3">
            <text:list-header>
              <text:p text:style-name="P8"><text:span text:style-name="T17">tot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3" draw:text-style-name="P10" xml:id="id52" draw:id="id52" draw:layer="layout" svg:width="1.803cm" svg:height="1.683cm" svg:x="18.102cm" svg:y="9.124cm">
          <text:list text:style-name="L5">
            <text:list-header>
              <text:p text:style-name="P8"><text:span text:style-name="T27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44" draw:text-style-name="P10" xml:id="id54" draw:id="id54" draw:layer="layout" svg:width="1.804cm" svg:height="1.683cm" svg:x="21.903cm" svg:y="9.327cm">
          <text:list text:style-name="L5">
            <text:list-header>
              <text:p text:style-name="P8"><text:span text:style-name="T27">30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 xml:id="id44" draw:id="id44">
          <draw:custom-shape draw:name="Rectangle 13" draw:style-name="gr40" draw:text-style-name="P30" draw:layer="layout" svg:width="1.799cm" svg:height="2.399cm" svg:x="18.296cm" svg:y="13.926cm">
            <text:p/>
            <draw:enhanced-geometry svg:viewBox="0 0 21600 21600" draw:type="rectangle" draw:enhanced-path="M 0 0 L 21600 0 21600 21600 0 21600 0 0 Z N"/>
          </draw:custom-shape>
          <draw:custom-shape draw:name="Text Box 14" draw:style-name="gr45" draw:text-style-name="P10" draw:layer="layout" svg:width="4.008cm" svg:height="1.683cm" svg:x="17.895cm" svg:y="12.325cm">
            <text:list text:style-name="L3">
              <text:list-header>
                <text:p text:style-name="P8"><text:span text:style-name="T17">PRI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46" draw:text-style-name="P10" draw:layer="layout" svg:width="1.803cm" svg:height="1.683cm" svg:x="18.702cm" svg:y="14.124cm">
            <text:list text:style-name="L3">
              <text:list-header>
                <text:p text:style-name="P8"><text:span text:style-name="T17">3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tretchy" presentation:preset-sub-type="across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2" draw:layer="layout" svg:width="25.4cm" svg:height="5.133cm" svg:x="0cm" svg:y="0.847cm">
          <text:list text:style-name="L1">
            <text:list-header>
              <text:p text:style-name="P31"><text:span text:style-name="T20">C++</text:span><text:span text:style-name="T19">中有多种数据类型，均有常量与变量之分，各占不同的内存空间，正确定义与使用数据是编写程序的基本前提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4" draw:text-style-name="P10" draw:layer="layout" svg:width="25.4cm" svg:height="18.183cm" svg:x="0cm" svg:y="0cm">
          <text:list text:style-name="L1">
            <text:list-header>
              <text:p xml:id="id61" text:id="id61" text:style-name="P8"><text:span text:style-name="T6">变量名的命名方法：</text:span></text:p>
              <text:p xml:id="id62" text:id="id62" text:style-name="P8"><text:span text:style-name="T6">变量名、数组名、函数名</text:span><text:span text:style-name="T7">…</text:span><text:span text:style-name="T6">称为</text:span><text:span text:style-name="T28">标识符</text:span><text:span text:style-name="T6">。</text:span></text:p>
              <text:p xml:id="id63" text:id="id63" text:style-name="P8"><text:span text:style-name="T6">标识符只能由</text:span><text:span text:style-name="T25">字母、数字、下划线</text:span><text:span text:style-name="T6">这三种字符组成，且第一个字符必须为字母或下划线，长度不大于</text:span><text:span text:style-name="T7">247</text:span><text:span text:style-name="T6">个字符，</text:span><text:span text:style-name="T28">大小写不通用</text:span><text:span text:style-name="T6">。（关键字不能作为标识符）。</text:span></text:p>
            </text:list-header>
          </text:list>
          <text:list text:style-name="L3">
            <text:list-header>
              <text:p xml:id="id64" text:id="id64" text:style-name="P8"><text:span text:style-name="T28">关键字即是</text:span><text:span text:style-name="T17">VC++</text:span><text:span text:style-name="T28">的语法要求中使用的字</text:span><text:span text:style-name="T6">。</text:span></text:p>
            </text:list-header>
          </text:list>
          <text:list text:style-name="L1">
            <text:list-header>
              <text:p xml:id="id65" text:id="id65" text:style-name="P8"><text:span text:style-name="T6">如 </text:span><text:span text:style-name="T7">int <text:s/>if <text:s text:c="2"/>while </text:span><text:span text:style-name="T6">等。 </text:span></text:p>
              <text:p xml:id="id66" text:id="id66" text:style-name="P8"><text:span text:style-name="T6">正确的标识符：</text:span><text:span text:style-name="T7">INT, <text:s text:c="2"/>sum , <text:s/>de12, <text:s text:c="2"/>SUM</text:span><text:span text:style-name="T6">等。</text:span><text:span text:style-name="T26">变量必须使用前定义，以分配空间。</text:span></text:p>
            </text:list-header>
          </text:list>
          <text:list text:style-name="L2">
            <text:list-header>
              <text:p xml:id="id67" text:id="id67" text:style-name="P8"><text:span text:style-name="T26">举例说明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downward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checkerBoardWipe" smil:subtype="down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4" draw:layer="layout" svg:width="24.765cm" svg:height="3.509cm" svg:x="0cm" svg:y="1.058cm">
          <text:list text:style-name="L1">
            <text:list-header>
              <text:p text:style-name="P33"><text:span text:style-name="T20">abc <text:s text:c="2"/></text:span><text:span text:style-name="T29">English <text:s text:c="3"/>2xy <text:s text:c="3"/>x-y <text:s text:c="3"/>if <text:s text:c="3"/>Else <text:s text:c="2"/>b(3) <text:s text:c="3"/>‘def’ <text:s text:c="2"/>Chine</text:span><text:span text:style-name="T20">_bb <text:s text:c="3"/>b3y <text:s text:c="2"/>AbsFloat <text:s text:c="2"/>flo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3" xml:id="id68" draw:id="id68" draw:layer="layout" svg:width="25.4cm" svg:height="1.446cm" svg:x="0cm" svg:y="7.832cm">
          <text:list text:style-name="L1">
            <text:list-header>
              <text:p text:style-name="P22"><text:span text:style-name="T6">一般变量都是用匈牙利命名法命名的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23" xml:id="id69" draw:id="id69" draw:layer="layout" svg:width="16.51cm" svg:height="3.248cm" svg:x="0.635cm" svg:y="9.737cm">
          <text:list text:style-name="L1">
            <text:list-header>
              <text:p text:style-name="P22"><text:span text:style-name="T7">int nCount; </text:span></text:p>
              <text:p text:style-name="P22"><text:span text:style-name="T7">char <text:s/>chChoice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7" draw:text-style-name="P23" draw:layer="layout" svg:width="4.447cm" svg:height="1.446cm" svg:x="0.014cm" svg:y="1.27cm">
          <text:list text:style-name="L1">
            <text:list-header>
              <text:p text:style-name="P22"><text:span text:style-name="T6">整型数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0" draw:layer="layout" svg:width="25.4cm" svg:height="12.683cm" svg:x="0cm" svg:y="3.598cm">
          <text:list text:style-name="L1">
            <text:list-header>
              <text:p xml:id="id70" text:id="id70" text:style-name="P8"><text:span text:style-name="T6">整型常量：</text:span></text:p>
              <text:p xml:id="id71" text:id="id71" text:style-name="P8"><text:span text:style-name="T6">常量是根据其表面形式来判定，整型量即是没有小数点的整数，范围：</text:span><text:span text:style-name="T7">-2</text:span><text:span text:style-name="T30">31</text:span><text:span text:style-name="T7">~</text:span><text:span text:style-name="T6">（</text:span><text:span text:style-name="T7">2</text:span><text:span text:style-name="T30">31</text:span><text:span text:style-name="T7">-1</text:span><text:span text:style-name="T6">） ，有三种形式</text:span><text:span text:style-name="T7">:</text:span></text:p>
              <text:p xml:id="id72" text:id="id72" text:style-name="P8"><text:span text:style-name="T7">1</text:span><text:span text:style-name="T6">）十进制（默认方式）</text:span><text:span text:style-name="T6"><text:tab/></text:span><text:span text:style-name="T7">43 <text:s text:c="2"/>1345 <text:s text:c="2"/>87654</text:span></text:p>
              <text:p xml:id="id73" text:id="id73" text:style-name="P8"><text:span text:style-name="T7">2</text:span><text:span text:style-name="T6">）八进制 <text:s text:c="4"/>以</text:span><text:span text:style-name="T17">0</text:span><text:span text:style-name="T6">开头 <text:s text:c="14"/></text:span><text:span text:style-name="T7">043</text:span><text:span text:style-name="T6">， </text:span><text:span text:style-name="T7">056</text:span><text:span text:style-name="T6">， </text:span><text:span text:style-name="T7">011</text:span></text:p>
              <text:p xml:id="id74" text:id="id74" text:style-name="P8"><text:span text:style-name="T7">3</text:span><text:span text:style-name="T6">）十六进制 <text:s/>以</text:span><text:span text:style-name="T17">0x</text:span><text:span text:style-name="T6">开头 <text:s text:c="5"/></text:span><text:span text:style-name="T7">0x12 <text:s text:c="5"/>0xa3 <text:s text:c="4"/>0x34 <text:s text:c="6"/>0xdf</text:span><text:span text:style-name="T6">（举例说明）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6" draw:layer="layout" svg:width="17.78cm" svg:height="17.743cm" svg:x="0.635cm" svg:y="0.423cm">
          <text:list text:style-name="L1">
            <text:list-header>
              <text:p text:style-name="P7"><text:span text:style-name="T3">#include&lt;iostream.h&gt;</text:span></text:p>
              <text:p text:style-name="P7"><text:span text:style-name="T3">void main(void)</text:span></text:p>
              <text:p text:style-name="P7"><text:span text:style-name="T3">{</text:span></text:p>
              <text:p text:style-name="P7"><text:span text:style-name="T3"><text:tab/></text:span><text:span text:style-name="T3">int int10,int8,int16; <text:s/></text:span><text:span text:style-name="T4">//</text:span><text:span text:style-name="T31">定义</text:span><text:span text:style-name="T4">3</text:span><text:span text:style-name="T31">个整型变量</text:span></text:p>
              <text:p text:style-name="P7"><text:span text:style-name="T5"><text:tab/></text:span><text:span text:style-name="T3">int10=10;</text:span><text:span text:style-name="T3"><text:tab/></text:span><text:span text:style-name="T3"><text:tab/></text:span><text:span text:style-name="T32">//</text:span><text:span text:style-name="T15">默认为十进制</text:span></text:p>
              <text:p text:style-name="P7"><text:span text:style-name="T5"><text:tab/></text:span><text:span text:style-name="T3">int8=010;</text:span><text:span text:style-name="T3"><text:tab/></text:span><text:span text:style-name="T3"><text:tab/></text:span><text:span text:style-name="T32">//</text:span><text:span text:style-name="T15">八进制</text:span></text:p>
              <text:p text:style-name="P7"><text:span text:style-name="T5"><text:tab/></text:span><text:span text:style-name="T3">int16=0x10;</text:span><text:span text:style-name="T3"><text:tab/></text:span><text:span text:style-name="T3"><text:tab/></text:span><text:span text:style-name="T32">//</text:span><text:span text:style-name="T15">十六进制</text:span></text:p>
              <text:p text:style-name="P7"><text:span text:style-name="T5"><text:tab/></text:span><text:span text:style-name="T3">cout&lt;&lt;"int10="&lt;&lt;int10&lt;&lt;endl;</text:span></text:p>
              <text:p text:style-name="P7"><text:span text:style-name="T3"><text:tab/></text:span><text:span text:style-name="T3">cout&lt;&lt;"int8="&lt;&lt;int8&lt;&lt;endl;</text:span></text:p>
              <text:p text:style-name="P7"><text:span text:style-name="T3"><text:tab/></text:span><text:span text:style-name="T3">cout&lt;&lt;"int16="&lt;&lt;int16&lt;&lt;endl;</text:span></text:p>
              <text:p text:style-name="P7"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8" draw:text-style-name="P6" draw:layer="layout" svg:width="5.504cm" svg:height="5.912cm" svg:x="18.838cm" svg:y="7.408cm">
          <text:list text:style-name="L3">
            <text:list-header>
              <text:p xml:id="id75" text:id="id75" text:style-name="P7"><text:span text:style-name="T14">输出</text:span></text:p>
              <text:p xml:id="id76" text:id="id76" text:style-name="P7"><text:span text:style-name="T33">int10=10</text:span></text:p>
              <text:p xml:id="id77" text:id="id77" text:style-name="P7"><text:span text:style-name="T33">int8=8</text:span></text:p>
              <text:p xml:id="id78" text:id="id78" text:style-name="P7"><text:span text:style-name="T33">int16=16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3" draw:layer="layout" svg:width="25.4cm" svg:height="10.456cm" svg:x="0cm" svg:y="0.635cm">
          <text:list text:style-name="L1">
            <text:list-header>
              <text:p xml:id="id79" text:id="id79" text:style-name="P22"><text:span text:style-name="T6">整型变量：</text:span></text:p>
              <text:p xml:id="id80" text:id="id80" text:style-name="P22"><text:span text:style-name="T6">分为有符号型与无符号型。</text:span></text:p>
              <text:p xml:id="id81" text:id="id81" text:style-name="P22"><text:span text:style-name="T6">有符号型：</text:span></text:p>
              <text:p xml:id="id82" text:id="id82" text:style-name="P22"><text:span text:style-name="T6"><text:s text:c="10"/></text:span><text:span text:style-name="T7">short </text:span><text:span text:style-name="T6">在内存中占两个字节，范围为</text:span><text:span text:style-name="T18">-2</text:span><text:span text:style-name="T34">15</text:span><text:span text:style-name="T18">~</text:span><text:span text:style-name="T25">（</text:span><text:span text:style-name="T18">2</text:span><text:span text:style-name="T34">15</text:span><text:span text:style-name="T18">-1</text:span><text:span text:style-name="T25">）</text:span><text:span text:style-name="T6"> </text:span></text:p>
              <text:p xml:id="id83" text:id="id83" text:style-name="P22"><text:span text:style-name="T6"><text:tab/></text:span><text:span text:style-name="T7">int </text:span><text:span text:style-name="T6">在内存中占四个字节，范围为</text:span><text:span text:style-name="T18">-2</text:span><text:span text:style-name="T34">31</text:span><text:span text:style-name="T18">~</text:span><text:span text:style-name="T25">（</text:span><text:span text:style-name="T18">2</text:span><text:span text:style-name="T34">31</text:span><text:span text:style-name="T18">-1</text:span><text:span text:style-name="T25">）</text:span></text:p>
              <text:p xml:id="id84" text:id="id84" text:style-name="P22"><text:span text:style-name="T6"><text:tab/></text:span><text:span text:style-name="T7">long</text:span><text:span text:style-name="T6">在内存中占四个字节，范围为</text:span><text:span text:style-name="T18">-2</text:span><text:span text:style-name="T34">-31</text:span><text:span text:style-name="T18">~2</text:span><text:span text:style-name="T34">31</text:span><text:span text:style-name="T18">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3" draw:layer="layout" svg:width="25.4cm" svg:height="6.852cm" svg:x="0cm" svg:y="11.218cm">
          <text:list text:style-name="L1">
            <text:list-header>
              <text:p xml:id="id85" text:id="id85" text:style-name="P22"><text:span text:style-name="T6">无符号型：</text:span><text:span text:style-name="T28">最高位不表示符号位</text:span></text:p>
              <text:p xml:id="id86" text:id="id86" text:style-name="P22"><text:span text:style-name="T7">unsigned <text:s/>short </text:span><text:span text:style-name="T6">在内存中占两个字节，范围为</text:span><text:span text:style-name="T18">0~2</text:span><text:span text:style-name="T34">16</text:span><text:span text:style-name="T18">-1</text:span></text:p>
              <text:p xml:id="id87" text:id="id87" text:style-name="P22"><text:span text:style-name="T7">unsigned int <text:s/></text:span><text:span text:style-name="T6">在内存中占四个字节，范围为</text:span><text:span text:style-name="T18">0~2</text:span><text:span text:style-name="T34">32</text:span><text:span text:style-name="T18">-1</text:span></text:p>
              <text:p xml:id="id88" text:id="id88" text:style-name="P22"><text:span text:style-name="T7">unsigned <text:s/>long</text:span><text:span text:style-name="T6">在内存中占四个字节，范围为</text:span><text:span text:style-name="T18">0~2</text:span><text:span text:style-name="T34">32</text:span><text:span text:style-name="T18">-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0" draw:layer="layout" svg:width="25.4cm" svg:height="8.605cm" svg:x="0cm" svg:y="0.847cm">
          <text:list text:style-name="L1">
            <text:list-header>
              <text:p xml:id="id89" text:id="id89" text:style-name="P8"><text:span text:style-name="T7">1</text:span><text:span text:style-name="T6">）</text:span><text:span text:style-name="T25">整型常量</text:span><text:span text:style-name="T6">亦有长短之分，常量中无</text:span><text:span text:style-name="T7">unsigned</text:span><text:span text:style-name="T6">型，但一个非负的整型常量可以赋给</text:span><text:span text:style-name="T7">unsigned</text:span><text:span text:style-name="T6">型的变量。 </text:span></text:p>
              <text:p xml:id="id90" text:id="id90" text:style-name="P8"><text:span text:style-name="T7">2</text:span><text:span text:style-name="T6">）若一个常量定义为长整型数，则在其后加</text:span><text:span text:style-name="T7">l</text:span><text:span text:style-name="T6">或</text:span><text:span text:style-name="T7">L</text:span><text:span text:style-name="T6">进行区分。</text:span></text:p>
              <text:p xml:id="id91" text:id="id91" text:style-name="P8"><text:span text:style-name="T6">如：</text:span><text:span text:style-name="T7">32l <text:s text:c="3"/>32L <text:s text:c="3"/>564L</text:span><text:span text:style-name="T6">等，内存为其分配四个字节存储。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3" xml:id="id92" draw:id="id92" draw:layer="layout" svg:width="20.532cm" svg:height="1.446cm" svg:x="0cm" svg:y="9.948cm">
          <text:list text:style-name="L1">
            <text:list-header>
              <text:p text:style-name="P22"><text:span text:style-name="T6">一个数在内存中为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93" draw:id="id93" draw:layer="layout" svg:width="12.276cm" svg:height="1.481cm" svg:x="13.123cm" svg:y="12.488cm">
          <table:table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9"/>
            <table:table-column table:style-name="co10"/>
            <table:table-row table:style-name="ro1" table:default-cell-style-name="ce9">
              <table:table-cell table:style-name="ce8">
                <text:list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name="Text Box 40" draw:style-name="gr49" draw:text-style-name="P23" xml:id="id95" draw:id="id95" draw:layer="layout" svg:width="25.4cm" svg:height="3.248cm" svg:x="0cm" svg:y="14.605cm">
          <text:list text:style-name="L1">
            <text:list-header>
              <text:p text:style-name="P22"><text:span text:style-name="T9">当这个数为有符号数时，是</text:span><text:span text:style-name="T8">-1</text:span><text:span text:style-name="T9">；为无符号数时，是</text:span><text:span text:style-name="T7">2</text:span><text:span text:style-name="T30">32</text:span><text:span text:style-name="T7">-1</text:span></text:p>
              <text:p text:style-name="P22"><text:span text:style-name="T9">内存中的数是以</text:span><text:span text:style-name="T28">补码</text:span><text:span text:style-name="T9">的形式存放的。（举例说明）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94" draw:id="id94" draw:layer="layout" svg:width="13.122cm" svg:height="1.481cm" svg:x="0cm" svg:y="12.488cm">
          <table:table>
            <table:table-column table:style-name="co11"/>
            <table:table-column table:style-name="co11"/>
            <table:table-column table:style-name="co12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column table:style-name="co11"/>
            <table:table-column table:style-name="co11"/>
            <table:table-column table:style-name="co11"/>
            <table:table-column table:style-name="co12"/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" table:default-cell-style-name="ce9">
              <table:table-cell table:style-name="ce8">
                <text:list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92" smil:attributeName="visibility" smil:to="visible"/>
                  <anim:transitionFilter smil:dur="0.5s" smil:targetElement="id9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93" smil:attributeName="visibility" smil:to="visible"/>
                  <anim:transitionFilter smil:dur="0.5s" smil:targetElement="id9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94" smil:attributeName="visibility" smil:to="visible"/>
                  <anim:transitionFilter smil:dur="0.5s" smil:targetElement="id9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95" smil:attributeName="visibility" smil:to="visible"/>
                  <anim:transitionFilter smil:dur="0.5s" smil:targetElement="id95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50" draw:style-name="gr4" draw:text-style-name="P37" draw:layer="layout" svg:width="13.97cm" svg:height="13.975cm" svg:x="0.847cm" svg:y="0.635cm">
          <text:list text:style-name="L1">
            <text:list-header>
              <text:p text:style-name="P36"><text:span text:style-name="T20">#include &lt;iostream.h&gt;</text:span></text:p>
              <text:p text:style-name="P36"><text:span text:style-name="T20">void main()</text:span></text:p>
              <text:p text:style-name="P36"><text:span text:style-name="T20">{ unsigned short a;</text:span></text:p>
              <text:p text:style-name="P36"><text:span text:style-name="T20"><text:s text:c="2"/></text:span><text:span text:style-name="T20">short int b= -1;</text:span></text:p>
              <text:p text:style-name="P36"><text:span text:style-name="T20"><text:s text:c="2"/></text:span><text:span text:style-name="T20">a=b;</text:span></text:p>
              <text:p text:style-name="P36"><text:span text:style-name="T20"><text:s text:c="2"/></text:span><text:span text:style-name="T20">cout&lt;&lt;"a="&lt;&lt;a&lt;&lt;endl;</text:span></text:p>
              <text:p text:style-name="P36"><text:span text:style-name="T2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51" draw:style-name="gr50" draw:text-style-name="P27" xml:id="id96" draw:id="id96" draw:layer="layout" svg:width="11.43cm" svg:height="1.615cm" svg:x="1.482cm" svg:y="15.452cm">
          <text:list text:style-name="L3">
            <text:list-header>
              <text:p text:style-name="P26"><text:span text:style-name="T23">结果：</text:span><text:span text:style-name="T35">6553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52" draw:style-name="gr51" draw:text-style-name="P39" xml:id="id104" draw:id="id104" draw:layer="layout" svg:width="13.758cm" svg:height="7.573cm" svg:x="11.007cm" svg:y="2.328cm">
          <text:list text:style-name="L2">
            <text:list-header>
              <text:p text:style-name="P38"><text:span text:style-name="T36">不同类型的整型数据间的赋值归根到底就是一条：</text:span><text:span text:style-name="T37">按存储单元中的存储形式直接传送。</text:span><text:span text:style-name="T38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98" draw:id="id98" draw:layer="layout" svg:width="12.276cm" svg:height="1.481cm" svg:x="11.218cm" svg:y="13.123cm">
          <table:table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9"/>
            <table:table-column table:style-name="co10"/>
            <table:table-row table:style-name="ro1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</table:table-row>
          </table:table>
          <draw:image xlink:href="Pictures/TablePreview13.svm" xlink:type="simple" xlink:show="embed" xlink:actuate="onLoad"/>
        </draw:frame>
        <draw:custom-shape draw:name="Text Box 2089" draw:style-name="gr52" draw:text-style-name="P27" xml:id="id97" draw:id="id97" draw:layer="layout" svg:width="1.27cm" svg:height="1.615cm" svg:x="9.525cm" svg:y="12.912cm">
          <text:list text:style-name="L2">
            <text:list-header>
              <text:p text:style-name="P26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00" draw:id="id100" draw:layer="layout" svg:width="12.276cm" svg:height="1.481cm" svg:x="11.218cm" svg:y="16.298cm">
          <table:table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9"/>
            <table:table-column table:style-name="co10"/>
            <table:table-row table:style-name="ro1" table:default-cell-style-name="ce9">
              <table:table-cell table:style-name="ce8">
                <text:list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Text Box 2126" draw:style-name="gr53" draw:text-style-name="P27" xml:id="id99" draw:id="id99" draw:layer="layout" svg:width="1.27cm" svg:height="1.615cm" svg:x="9.525cm" svg:y="16.298cm">
          <text:list text:style-name="L2">
            <text:list-header>
              <text:p text:style-name="P26"><text:span text:style-name="T3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128" draw:style-name="gr54" draw:text-style-name="P11" xml:id="id101" draw:id="id101" draw:layer="layout" svg:width="1.905cm" svg:height="1.482cm" svg:x="16.087cm" svg:y="14.605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xml:id="id102" draw:id="id102" draw:layer="layout" svg:width="12.276cm" svg:height="1.481cm" svg:x="11.218cm" svg:y="13.123cm">
          <table:table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9"/>
            <table:table-column table:style-name="co10"/>
            <table:table-row table:style-name="ro1" table:default-cell-style-name="ce9">
              <table:table-cell table:style-name="ce8">
                <text:list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custom-shape draw:name="Text Box 2165" draw:style-name="gr55" draw:text-style-name="P37" xml:id="id103" draw:id="id103" draw:layer="layout" svg:width="9.736cm" svg:height="1.615cm" svg:x="14.817cm" svg:y="10.583cm">
          <text:list text:style-name="L3">
            <text:list-header>
              <text:p text:style-name="P36"><text:span text:style-name="T35">unsigned short a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96" smil:attributeName="visibility" smil:to="visible"/>
                  <anim:transitionFilter smil:dur="0.5s" smil:targetElement="id9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97" smil:attributeName="visibility" smil:to="visible"/>
                  <anim:transitionFilter smil:dur="0.5s" smil:targetElement="id9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8" smil:attributeName="visibility" smil:to="visible"/>
                  <anim:transitionFilter smil:dur="0.5s" smil:targetElement="id9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99" smil:attributeName="visibility" smil:to="visible"/>
                  <anim:transitionFilter smil:dur="0.5s" smil:targetElement="id9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00" smil:attributeName="visibility" smil:to="visible"/>
                  <anim:transitionFilter smil:dur="0.5s" smil:targetElement="id10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02" smil:attributeName="visibility" smil:to="visible"/>
                  <anim:transitionFilter smil:dur="0.5s" smil:targetElement="id10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03" smil:attributeName="visibility" smil:to="visible"/>
                  <anim:transitionFilter smil:dur="0.5s" smil:targetElement="id10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04" smil:attributeName="visibility" smil:to="visible"/>
                  <anim:transitionFilter smil:dur="0.5s" smil:targetElement="id104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47" draw:text-style-name="P27" draw:layer="layout" svg:width="5.023cm" svg:height="1.615cm" svg:x="0.011cm" svg:y="0cm">
          <text:list text:style-name="L1">
            <text:list-header>
              <text:p text:style-name="P26"><text:span text:style-name="T19">实型数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56" draw:text-style-name="P42" draw:layer="layout" svg:width="25.4cm" svg:height="7.183cm" svg:x="0cm" svg:y="2.328cm">
          <text:list text:style-name="L1">
            <text:list-header>
              <text:p xml:id="id105" text:id="id105" text:style-name="P40"><text:span text:style-name="T6">实型数又称浮点数，有两种表示方式：</text:span></text:p>
              <text:p xml:id="id106" text:id="id106" text:style-name="P40"><text:span text:style-name="T7">1</text:span><text:span text:style-name="T6">）十进制形式： <text:s/></text:span><text:span text:style-name="T7">23.0 <text:s text:c="3"/>24.5 <text:s text:c="4"/>3.56789 </text:span></text:p>
            </text:list-header>
          </text:list>
          <text:list text:style-name="L6">
            <text:list-item>
              <text:p xml:id="id107" text:id="id107" text:style-name="P41"><text:span text:style-name="T6">指数形式： <text:s text:c="2"/></text:span><text:span text:style-name="T7">23E1 <text:s text:c="3"/>145e-1 <text:s text:c="3"/>356789e1 <text:s text:c="2"/></text:span><text:span text:style-name="T17">e</text:span><text:span text:style-name="T28">前有数字，后面必须是整数。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28" draw:style-name="gr4" draw:text-style-name="P23" draw:layer="layout" svg:width="25.4cm" svg:height="5.05cm" svg:x="0cm" svg:y="10.372cm">
          <text:list text:style-name="L1">
            <text:list-header>
              <text:p xml:id="id108" text:id="id108" text:style-name="P22"><text:span text:style-name="T6">实型变量分单精度 </text:span><text:span text:style-name="T7">float </text:span><text:span text:style-name="T6">和双精度 </text:span><text:span text:style-name="T7">double </text:span><text:span text:style-name="T6">两种形式：</text:span></text:p>
              <text:p xml:id="id109" text:id="id109" text:style-name="P22"><text:span text:style-name="T7">float:</text:span><text:span text:style-name="T6">占四个字节，提供</text:span><text:span text:style-name="T7">7~8</text:span><text:span text:style-name="T6">位有效数字。</text:span></text:p>
              <text:p xml:id="id110" text:id="id110" text:style-name="P22"><text:span text:style-name="T7">double: </text:span><text:span text:style-name="T6">占八个字节，提供</text:span><text:span text:style-name="T7">15~16</text:span><text:span text:style-name="T6">位有效数字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9" draw:style-name="gr4" draw:text-style-name="P23" xml:id="id111" draw:id="id111" draw:layer="layout" svg:width="11.007cm" svg:height="1.446cm" svg:x="0cm" svg:y="16.722cm">
          <text:list text:style-name="L1">
            <text:list-header>
              <text:p text:style-name="P22"><text:span text:style-name="T6">举例说明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11" smil:attributeName="visibility" smil:to="visible"/>
                  <anim:transitionFilter smil:dur="0.5s" smil:targetElement="id111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44" draw:layer="layout" svg:width="23.001cm" svg:height="18.373cm" svg:x="0.9cm" svg:y="0cm">
          <text:list text:style-name="L1">
            <text:list-header>
              <text:p text:style-name="P43"><text:span text:style-name="T7">#include&lt;iostream.h&gt;</text:span></text:p>
              <text:p text:style-name="P43"><text:span text:style-name="T7">void main(void)</text:span></text:p>
              <text:p text:style-name="P43"><text:span text:style-name="T7">{</text:span><text:span text:style-name="T7"><text:tab/></text:span><text:span text:style-name="T7">float <text:s text:c="2"/>a, <text:s/>b;</text:span></text:p>
              <text:p text:style-name="P43"><text:span text:style-name="T7"><text:tab/></text:span><text:span text:style-name="T7">double <text:s text:c="2"/>c, <text:s/>d;</text:span></text:p>
              <text:p text:style-name="P43"><text:span text:style-name="T7"><text:tab/></text:span><text:span text:style-name="T7">a=0.01;</text:span></text:p>
              <text:p text:style-name="P43"><text:span text:style-name="T7"><text:tab/></text:span><text:span text:style-name="T7">b=3.45678e-2;</text:span></text:p>
              <text:p text:style-name="P43"><text:span text:style-name="T7"><text:tab/></text:span><text:span text:style-name="T7">c=3.45678e-2;</text:span></text:p>
              <text:p text:style-name="P43"><text:span text:style-name="T7"><text:tab/></text:span><text:span text:style-name="T7">d=9.7654e-5;</text:span></text:p>
              <text:p text:style-name="P43"><text:span text:style-name="T7"><text:tab/></text:span><text:span text:style-name="T7">cout&lt;&lt;"a="&lt;&lt;a&lt;&lt;'\t'&lt;&lt;"b="&lt;&lt;b&lt;&lt;endl;</text:span></text:p>
              <text:p text:style-name="P43"><text:span text:style-name="T7"><text:tab/></text:span><text:span text:style-name="T7">cout&lt;&lt;"c="&lt;&lt;c&lt;&lt;'\t'&lt;&lt;"d="&lt;&lt;d&lt;&lt;endl;</text:span></text:p>
              <text:p text:style-name="P43"><text:span text:style-name="T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7" draw:text-style-name="P10" xml:id="id112" draw:id="id112" draw:layer="layout" svg:width="14.204cm" svg:height="5.761cm" svg:x="10.698cm" svg:y="4.524cm">
          <text:list text:style-name="L2">
            <text:list-header>
              <text:p text:style-name="P8"><text:span text:style-name="T16">a=0.01 <text:s/>b=0.0345678</text:span></text:p>
              <text:p text:style-name="P8"><text:span text:style-name="T16">c=0.0345678 <text:s text:c="4"/>d=9.7654e-005</text:span></text:p>
              <text:p text:style-name="P8"><text:span text:style-name="T16">Press any key to continu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12" smil:attributeName="visibility" smil:to="visible"/>
                  <anim:transitionFilter smil:dur="1s" smil:targetElement="id11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58" draw:text-style-name="P23" xml:id="id119" draw:id="id119" draw:layer="layout" svg:width="25.4cm" svg:height="1.446cm" svg:x="0cm" svg:y="12.277cm">
          <text:list text:style-name="L2">
            <text:list-header>
              <text:p text:style-name="P22"><text:span text:style-name="T26">如果为实数，则用浮点数的形式在内存存储，表示如下：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20" draw:id="id120" draw:layer="layout" svg:width="20.531cm" svg:height="3.055cm" svg:x="1.905cm" svg:y="14.393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7" table:default-cell-style-name="ce12">
              <table:table-cell table:style-name="ce11">
                <text:list text:style-name="L3">
                  <text:list-header>
                    <text:p text:style-name="P21"><text:span text:style-name="T17">J</text:span><text:span text:style-name="T40">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17">J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21"><text:span text:style-name="T16">S</text:span><text:span text:style-name="T41">f</text:span></text:p>
                  </text:list-header>
                </text:list>
              </table:table-cell>
              <table:table-cell table:style-name="ce13">
                <text:list text:continue-numbering="true" text:style-name="L2">
                  <text:list-header>
                    <text:p text:style-name="P21"><text:span text:style-name="T16">S</text:span></text:p>
                  </text:list-header>
                </text:list>
              </table:table-cell>
            </table:table-row>
            <table:table-row table:style-name="ro8" table:default-cell-style-name="ce12">
              <table:table-cell table:style-name="ce11">
                <text:list text:style-name="L3">
                  <text:list-header>
                    <text:p text:style-name="P21"><text:span text:style-name="T28">阶符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28">阶码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21"><text:span text:style-name="T26">数符</text:span></text:p>
                  </text:list-header>
                </text:list>
              </table:table-cell>
              <table:table-cell table:style-name="ce13">
                <text:list text:continue-numbering="true" text:style-name="L2">
                  <text:list-header>
                    <text:p text:style-name="P21"><text:span text:style-name="T26">尾数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custom-shape draw:name="Text Box 1044" draw:style-name="gr59" draw:text-style-name="P23" draw:layer="layout" svg:width="24.902cm" svg:height="12.826cm" svg:x="0cm" svg:y="0.423cm">
          <text:list text:style-name="L1">
            <text:list-header>
              <text:p xml:id="id113" text:id="id113" text:style-name="P22"><text:span text:style-name="T9">实数是既有整数又有小数的数。</text:span></text:p>
              <text:p xml:id="id114" text:id="id114" text:style-name="P22"><text:span text:style-name="T9">实数可以表示成：</text:span><text:span text:style-name="T17">N=</text:span><text:span text:style-name="T16">S</text:span><text:span text:style-name="T17">×R</text:span><text:span text:style-name="T42">J</text:span></text:p>
              <text:p xml:id="id115" text:id="id115" text:style-name="P22"><text:span text:style-name="T8">S <text:s/></text:span><text:span text:style-name="T9">称为尾数，尾数决定有效数字，即数字的精度。</text:span></text:p>
              <text:p xml:id="id116" text:id="id116" text:style-name="P22"><text:span text:style-name="T8">J <text:s text:c="2"/></text:span><text:span text:style-name="T9">表示指数（阶码）。</text:span></text:p>
              <text:p xml:id="id117" text:id="id117" text:style-name="P22"><text:span text:style-name="T8">R <text:s/></text:span><text:span text:style-name="T9">是基数，可取</text:span><text:span text:style-name="T8">2</text:span><text:span text:style-name="T9">，</text:span><text:span text:style-name="T8">4</text:span><text:span text:style-name="T9">，</text:span><text:span text:style-name="T8">8</text:span><text:span text:style-name="T9">，</text:span><text:span text:style-name="T8">16</text:span><text:span text:style-name="T9">等，对具体机器而言，基数取好后，就不能再变了。</text:span></text:p>
              <text:p xml:id="id118" text:id="id118" text:style-name="P22"><text:span text:style-name="T9">数有正有负</text:span><text:span text:style-name="T8">, </text:span><text:span text:style-name="T9">所以设置数符</text:span><text:span text:style-name="T8">; </text:span><text:span text:style-name="T9">阶码亦有正负</text:span><text:span text:style-name="T8">, </text:span><text:span text:style-name="T9">所以设置阶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19" smil:attributeName="visibility" smil:to="visible"/>
                  <anim:transitionFilter smil:dur="0.5s" smil:targetElement="id11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0" smil:attributeName="visibility" smil:to="visible"/>
                  <anim:transitionFilter smil:dur="0.5s" smil:targetElement="id12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60" draw:text-style-name="P46" xml:id="id121" draw:id="id121" draw:layer="layout" svg:width="25.4cm" svg:height="3.509cm" svg:x="0cm" svg:y="0.635cm">
          <text:list text:style-name="L1">
            <text:list-header>
              <text:p text:style-name="P45"><text:span text:style-name="T19">一般用</text:span><text:span text:style-name="T20">4</text:span><text:span text:style-name="T19">个字节表示一个浮点数，也有用</text:span><text:span text:style-name="T20">8</text:span><text:span text:style-name="T19">个字节表示的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61" draw:text-style-name="P46" draw:layer="layout" svg:width="24.642cm" svg:height="12.335cm" svg:x="0cm" svg:y="4.868cm">
          <text:list text:style-name="L1">
            <text:list-header>
              <text:p xml:id="id122" text:id="id122" text:style-name="P45"><text:span text:style-name="T43">字长一定，尾数越多，精度越高；阶码越多，范围越大。</text:span></text:p>
            </text:list-header>
          </text:list>
          <text:list text:style-name="L3">
            <text:list-header>
              <text:p xml:id="id123" text:id="id123" text:style-name="P45"><text:span text:style-name="T23">当计算机中出现小于机器所能表示的最小数时，机器只能当零来处理</text:span><text:span text:style-name="T43">，</text:span><text:span text:style-name="T44">当出现超过机器所能表示的最大数时，出现溢出现象</text:span><text:span text:style-name="T43">，一旦出现溢出，就会停止运算。</text:span><text:span text:style-name="T23">定点数，浮点数均会出现溢出现象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21" smil:attributeName="visibility" smil:to="visible"/>
                  <anim:transitionFilter smil:dur="0.5s" smil:targetElement="id12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7" draw:text-style-name="P10" draw:layer="layout" svg:width="8.905cm" svg:height="1.683cm" svg:x="-0.095cm" svg:y="0cm">
          <text:list text:style-name="L1">
            <text:list-header>
              <text:p text:style-name="P8"><text:span text:style-name="T6">字符型数据（</text:span><text:span text:style-name="T7">cha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48" draw:layer="layout" svg:width="25.4cm" svg:height="5.666cm" svg:x="0cm" svg:y="1.905cm">
          <text:list text:style-name="L1">
            <text:list-header>
              <text:p xml:id="id124" text:id="id124" text:style-name="P47"><text:span text:style-name="T5">字符型数据实际上是作为</text:span><text:span text:style-name="T14">整型数据</text:span><text:span text:style-name="T5">在内存中存储的。</text:span></text:p>
              <text:p xml:id="id125" text:id="id125" text:style-name="P47"><text:span text:style-name="T5">计算机是以字符编码的形式处理字符的，因此，我们在计算机内部是以</text:span><text:span text:style-name="T32">ASCII</text:span><text:span text:style-name="T15">码</text:span><text:span text:style-name="T5">的形式表示所有字符的。所以</text:span><text:span text:style-name="T3">7</text:span><text:span text:style-name="T5">位二进制数即可表示出一个字符，</text:span><text:span text:style-name="T14">我们用一个字节的容量（</text:span><text:span text:style-name="T33">8</text:span><text:span text:style-name="T14">位）存储一个字符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48" xml:id="id126" draw:id="id126" draw:layer="layout" svg:width="25.4cm" svg:height="1.48cm" svg:x="0cm" svg:y="8.043cm">
          <text:list text:style-name="L1">
            <text:list-header>
              <text:p text:style-name="P47"><text:span text:style-name="T5">例如：字符</text:span><text:span text:style-name="T3">A</text:span><text:span text:style-name="T5">的</text:span><text:span text:style-name="T3">ASCII</text:span><text:span text:style-name="T5">码为</text:span><text:span text:style-name="T3">0x41</text:span><text:span text:style-name="T5">或</text:span><text:span text:style-name="T3">65</text:span><text:span text:style-name="T5">，在内存中表示为：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27" draw:id="id127" draw:layer="layout" svg:width="14.181cm" svg:height="1.682cm" svg:x="4.233cm" svg:y="10.16cm">
          <table:table>
            <table:table-column table:style-name="co17"/>
            <table:table-column table:style-name="co17"/>
            <table:table-column table:style-name="co18"/>
            <table:table-column table:style-name="co17"/>
            <table:table-column table:style-name="co17"/>
            <table:table-column table:style-name="co17"/>
            <table:table-column table:style-name="co18"/>
            <table:table-column table:style-name="co17"/>
            <table:table-row table:style-name="ro9" table:default-cell-style-name="ce15">
              <table:table-cell table:style-name="ce14">
                <text:list text:style-name="L1">
                  <text:list-header>
                    <text:p text:style-name="P49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9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9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9"><text:span text:style-name="T7">0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49"><text:span text:style-name="T18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49"><text:span text:style-name="T18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49"><text:span text:style-name="T18">0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49"><text:span text:style-name="T18">1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custom-shape draw:name="Text Box 25" draw:style-name="gr4" draw:text-style-name="P48" draw:layer="layout" svg:width="24.13cm" svg:height="4.976cm" svg:x="1.27cm" svg:y="12.065cm">
          <text:list text:style-name="L1">
            <text:list-header>
              <text:p xml:id="id128" text:id="id128" text:style-name="P47"><text:span text:style-name="T5">在程序中表示为：</text:span></text:p>
              <text:p xml:id="id129" text:id="id129" text:style-name="P47"><text:span text:style-name="T3">char <text:s text:c="2"/>grade ;</text:span><text:span text:style-name="T4">//</text:span><text:span text:style-name="T31">定义一个字符型的变量空间</text:span><text:span text:style-name="T4">(1</text:span><text:span text:style-name="T31">个字节</text:span><text:span text:style-name="T4">)</text:span></text:p>
              <text:p xml:id="id130" text:id="id130" text:style-name="P47"><text:span text:style-name="T3">grade=‘A’; <text:s/></text:span><text:span text:style-name="T32">//</text:span><text:span text:style-name="T15">必须用‘ <text:s text:c="2"/>’表示，否则易与标识符混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62" draw:text-style-name="P48" xml:id="id131" draw:id="id131" draw:layer="layout" svg:width="22.648cm" svg:height="1.48cm" svg:x="0cm" svg:y="16.933cm">
          <text:list text:style-name="L3">
            <text:list-header>
              <text:p text:style-name="P47"><text:span text:style-name="T33"><text:s text:c="5"/>‘ ’</text:span><text:span text:style-name="T14">内括起来的字符表示该字符的</text:span><text:span text:style-name="T33">ASCII</text:span><text:span text:style-name="T14">码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right-to-top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right-to-top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right-to-top">
                  <anim:set smil:begin="0s" smil:dur="0.001s" smil:fill="hold" smil:targetElement="id126" smil:attributeName="visibility" smil:to="visible"/>
                  <anim:transitionFilter smil:dur="0.5s" smil:targetElement="id126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right-to-top">
                  <anim:set smil:begin="0s" smil:dur="0.001s" smil:fill="hold" smil:targetElement="id127" smil:attributeName="visibility" smil:to="visible"/>
                  <anim:transitionFilter smil:dur="0.5s" smil:targetElement="id127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right-to-top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right-to-top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right-to-top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31" smil:attributeName="visibility" smil:to="visible"/>
                  <anim:transitionFilter smil:dur="0.5s" smil:targetElement="id13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48" draw:layer="layout" svg:width="25.4cm" svg:height="2.699cm" svg:x="0cm" svg:y="0cm">
          <text:list text:style-name="L1">
            <text:list-header>
              <text:p text:style-name="P47"><text:span text:style-name="T5">进一步，由于在内存中的形式与整型数据相同，所以，</text:span><text:span text:style-name="T15">可以直接用其整型值给变量赋值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6" xml:id="id132" draw:id="id132" draw:layer="layout" svg:width="25.4cm" svg:height="2.822cm" svg:x="0cm" svg:y="2.752cm">
          <text:list text:style-name="L1">
            <text:list-header>
              <text:p text:style-name="P7"><text:span text:style-name="T3">char <text:s text:c="2"/>grade;</text:span></text:p>
              <text:p text:style-name="P7"><text:span text:style-name="T3">grade=65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3" draw:text-style-name="P6" xml:id="id133" draw:id="id133" draw:layer="layout" svg:width="23.919cm" svg:height="2.822cm" svg:x="1.058cm" svg:y="5.927cm">
          <text:list text:style-name="L1">
            <text:list-header>
              <text:p text:style-name="P7"><text:span text:style-name="T5">以下的赋值形式均是等同的。</text:span></text:p>
              <text:p text:style-name="P7"><text:span text:style-name="T3">grade='A'; <text:s text:c="10"/>grade=65 ; <text:s text:c="8"/>grade=0x41; <text:s text:c="8"/>grade=0101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4" draw:text-style-name="P51" xml:id="id134" draw:id="id134" draw:layer="layout" svg:width="12.065cm" svg:height="9.405cm" svg:x="0.635cm" svg:y="9.102cm">
          <text:list text:style-name="L4">
            <text:list-header>
              <text:p text:style-name="P50"><text:span text:style-name="T32">#include&lt;iostream.h&gt;</text:span></text:p>
              <text:p text:style-name="P50"><text:span text:style-name="T32">void main(void)</text:span></text:p>
              <text:p text:style-name="P50"><text:span text:style-name="T32">{</text:span></text:p>
              <text:p text:style-name="P50"><text:span text:style-name="T32"><text:s text:c="3"/></text:span><text:span text:style-name="T32">char a,b;</text:span></text:p>
              <text:p text:style-name="P50"><text:span text:style-name="T32"><text:s text:c="3"/></text:span><text:span text:style-name="T32">a=‘A’; <text:s text:c="2"/></text:span><text:span text:style-name="T33">//</text:span><text:span text:style-name="T14">输入</text:span><text:span text:style-name="T33">ASCII</text:span><text:span text:style-name="T14">码</text:span></text:p>
              <text:p text:style-name="P50"><text:span text:style-name="T15"><text:s text:c="3"/></text:span><text:span text:style-name="T32">b=65; <text:s text:c="2"/></text:span><text:span text:style-name="T33">//</text:span><text:span text:style-name="T14">输入十进制数</text:span></text:p>
              <text:p text:style-name="P50"><text:span text:style-name="T15"><text:s text:c="3"/></text:span><text:span text:style-name="T32">cout&lt;&lt;"a="&lt;&lt;a&lt;&lt;endl;</text:span></text:p>
              <text:p text:style-name="P50"><text:span text:style-name="T32"><text:s text:c="3"/></text:span><text:span text:style-name="T32">cout&lt;&lt;"b="&lt;&lt;b&lt;&lt;endl;</text:span></text:p>
              <text:p text:style-name="P50"><text:span text:style-name="T3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5" draw:text-style-name="P6" xml:id="id135" draw:id="id135" draw:layer="layout" svg:width="6.35cm" svg:height="4.367cm" svg:x="14.817cm" svg:y="9.525cm">
          <text:list text:style-name="L3">
            <text:list-header>
              <text:p text:style-name="P7"><text:span text:style-name="T14">输出：</text:span></text:p>
              <text:p text:style-name="P7"><text:span text:style-name="T33">a=A</text:span></text:p>
              <text:p text:style-name="P7"><text:span text:style-name="T33">b=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" draw:text-style-name="P6" xml:id="id136" draw:id="id136" draw:layer="layout" svg:width="11.854cm" svg:height="1.277cm" svg:x="11.853cm" svg:y="14.182cm">
          <text:list text:style-name="L1">
            <text:list-header>
              <text:p text:style-name="P7"><text:span text:style-name="T5">即在内存中的表示均是相同的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37" draw:id="id137" draw:layer="layout" svg:width="14.181cm" svg:height="1.682cm" svg:x="10.583cm" svg:y="15.875cm">
          <table:table>
            <table:table-column table:style-name="co17"/>
            <table:table-column table:style-name="co17"/>
            <table:table-column table:style-name="co18"/>
            <table:table-column table:style-name="co17"/>
            <table:table-column table:style-name="co17"/>
            <table:table-column table:style-name="co17"/>
            <table:table-column table:style-name="co18"/>
            <table:table-column table:style-name="co17"/>
            <table:table-row table:style-name="ro9" table:default-cell-style-name="ce15">
              <table:table-cell table:style-name="ce14">
                <text:list text:style-name="L1">
                  <text:list-header>
                    <text:p text:style-name="P49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9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9"><text:span text:style-name="T7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9"><text:span text:style-name="T7">0</text:span></text:p>
                  </text:list-header>
                </text:list>
              </table:table-cell>
              <table:table-cell>
                <text:list text:style-name="L4">
                  <text:list-header>
                    <text:p text:style-name="P49"><text:span text:style-name="T18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49"><text:span text:style-name="T18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49"><text:span text:style-name="T18">0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49"><text:span text:style-name="T18">1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32" smil:attributeName="visibility" smil:to="visible"/>
                  <anim:transitionFilter smil:dur="0.5s" smil:targetElement="id13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33" smil:attributeName="visibility" smil:to="visible"/>
                  <anim:transitionFilter smil:dur="0.5s" smil:targetElement="id13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34" smil:attributeName="visibility" smil:to="visible"/>
                  <anim:transitionFilter smil:dur="0.5s" smil:targetElement="id13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35" smil:attributeName="visibility" smil:to="visible"/>
                  <anim:transitionFilter smil:dur="0.5s" smil:targetElement="id13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right-to-top">
                  <anim:set smil:begin="0s" smil:dur="0.001s" smil:fill="hold" smil:targetElement="id137" smil:attributeName="visibility" smil:to="visible"/>
                  <anim:transitionFilter smil:dur="0.5s" smil:targetElement="id137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2" draw:layer="layout" svg:width="25.4cm" svg:height="10.499cm" svg:x="0cm" svg:y="1.482cm">
          <text:list text:style-name="L1">
            <text:list-header>
              <text:p xml:id="id138" text:id="id138" text:style-name="P31"><text:span text:style-name="T19">非打印字符</text:span></text:p>
              <text:p xml:id="id139" text:id="id139" text:style-name="P31"><text:span text:style-name="T19">有些</text:span><text:span text:style-name="T20">ASCII</text:span><text:span text:style-name="T19">的字符代表某些操作，不能打印出来，如回车、退格等，可用两种方式表示这些字符。</text:span></text:p>
            </text:list-header>
          </text:list>
          <text:list text:style-name="L4">
            <text:list-header>
              <text:p xml:id="id140" text:id="id140" text:style-name="P31"><text:span text:style-name="T45">1</text:span><text:span text:style-name="T22">）用</text:span><text:span text:style-name="T45">ASCII</text:span><text:span text:style-name="T22">码的形式</text:span><text:span text:style-name="T19"> <text:s text:c="9"/></text:span><text:span text:style-name="T20">char <text:s text:c="2"/>re=13;</text:span></text:p>
              <text:p xml:id="id141" text:id="id141" text:style-name="P31"><text:span text:style-name="T45">2</text:span><text:span text:style-name="T22">）用转义字符</text:span><text:span text:style-name="T19"> <text:s text:c="14"/></text:span><text:span text:style-name="T20">char <text:s text:c="2"/>re=‘\n’;</text:span><text:span text:style-name="T19">（</text:span><text:span text:style-name="T20">p15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30" xml:id="id142" draw:id="id142">
          <draw:g draw:name="Group 128">
            <draw:g draw:name="Group 45">
              <draw:custom-shape draw:name="Rectangle 2" draw:style-name="gr66" draw:text-style-name="P53" draw:layer="layout" svg:width="3.64cm" svg:height="1.253cm" svg:x="0.738cm" svg:y="0.856cm">
                <text:list text:style-name="L1">
                  <text:list-header>
                    <text:p text:style-name="P52"><text:span text:style-name="T5">转义字符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44" draw:style-name="gr67" draw:text-style-name="P10" draw:layer="layout" svg:width="4.231cm" svg:height="1.253cm" svg:x="0.443cm" svg:y="0.856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47">
              <draw:custom-shape draw:name="Rectangle 3" draw:style-name="gr68" draw:text-style-name="P55" draw:layer="layout" svg:width="12.915cm" svg:height="1.253cm" svg:x="4.968cm" svg:y="0.856cm">
                <text:list text:style-name="L1">
                  <text:list-header>
                    <text:p text:style-name="P54"><text:span text:style-name="T5">含 <text:s text:c="8"/>义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46" draw:style-name="gr67" draw:text-style-name="P10" draw:layer="layout" svg:width="13.505cm" svg:height="1.253cm" svg:x="4.675cm" svg:y="0.856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49">
              <draw:custom-shape draw:name="Rectangle 4" draw:style-name="gr69" draw:text-style-name="P55" draw:layer="layout" svg:width="5.548cm" svg:height="1.253cm" svg:x="18.474cm" svg:y="0.856cm">
                <text:list text:style-name="L1">
                  <text:list-header>
                    <text:p text:style-name="P54"><text:span text:style-name="T3"><text:s text:c="2"/></text:span><text:span text:style-name="T3">ASCII</text:span><text:span text:style-name="T5">代码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48" draw:style-name="gr67" draw:text-style-name="P10" draw:layer="layout" svg:width="6.136cm" svg:height="1.253cm" svg:x="18.181cm" svg:y="0.856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51">
              <draw:custom-shape draw:name="Rectangle 5" draw:style-name="gr66" draw:text-style-name="P55" draw:layer="layout" svg:width="3.64cm" svg:height="1.253cm" svg:x="0.738cm" svg:y="2.109cm">
                <text:list text:style-name="L1">
                  <text:list-header>
                    <text:p text:style-name="P54"><text:span text:style-name="T3">\a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50" draw:style-name="gr67" draw:text-style-name="P10" draw:layer="layout" svg:width="4.231cm" svg:height="1.253cm" svg:x="0.443cm" svg:y="2.109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53">
              <draw:custom-shape draw:name="Rectangle 6" draw:style-name="gr68" draw:text-style-name="P55" draw:layer="layout" svg:width="12.915cm" svg:height="1.253cm" svg:x="4.968cm" svg:y="2.109cm">
                <text:list text:style-name="L1">
                  <text:list-header>
                    <text:p text:style-name="P54"><text:span text:style-name="T5">响铃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52" draw:style-name="gr67" draw:text-style-name="P10" draw:layer="layout" svg:width="13.505cm" svg:height="1.253cm" svg:x="4.675cm" svg:y="2.109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55">
              <draw:custom-shape draw:name="Rectangle 7" draw:style-name="gr69" draw:text-style-name="P55" draw:layer="layout" svg:width="5.548cm" svg:height="1.253cm" svg:x="18.474cm" svg:y="2.109cm">
                <text:list text:style-name="L1">
                  <text:list-header>
                    <text:p text:style-name="P54"><text:span text:style-name="T3">7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54" draw:style-name="gr67" draw:text-style-name="P10" draw:layer="layout" svg:width="6.136cm" svg:height="1.253cm" svg:x="18.181cm" svg:y="2.109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57">
              <draw:custom-shape draw:name="Rectangle 8" draw:style-name="gr70" draw:text-style-name="P55" draw:layer="layout" svg:width="3.64cm" svg:height="1.253cm" svg:x="0.738cm" svg:y="3.363cm">
                <text:list text:style-name="L3">
                  <text:list-header>
                    <text:p text:style-name="P54"><text:span text:style-name="T14">＼ｎ</text:span></text:p>
                    <text:p text:style-name="P54"><text:span text:style-name="T1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56" draw:style-name="gr67" draw:text-style-name="P10" draw:layer="layout" svg:width="4.231cm" svg:height="1.253cm" svg:x="0.443cm" svg:y="3.363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59">
              <draw:custom-shape draw:name="Rectangle 9" draw:style-name="gr71" draw:text-style-name="P55" draw:layer="layout" svg:width="12.915cm" svg:height="1.253cm" svg:x="4.968cm" svg:y="3.363cm">
                <text:list text:style-name="L3">
                  <text:list-header>
                    <text:p text:style-name="P54"><text:span text:style-name="T14">换行，将当前位置移到下一行开头</text:span></text:p>
                    <text:p text:style-name="P54"><text:span text:style-name="T1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58" draw:style-name="gr67" draw:text-style-name="P10" draw:layer="layout" svg:width="13.505cm" svg:height="1.253cm" svg:x="4.675cm" svg:y="3.363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61">
              <draw:custom-shape draw:name="Rectangle 10" draw:style-name="gr72" draw:text-style-name="P55" draw:layer="layout" svg:width="5.548cm" svg:height="1.253cm" svg:x="18.474cm" svg:y="3.363cm">
                <text:list text:style-name="L3">
                  <text:list-header>
                    <text:p text:style-name="P54"><text:span text:style-name="T33">10</text:span></text:p>
                    <text:p text:style-name="P54"><text:span text:style-name="T3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60" draw:style-name="gr67" draw:text-style-name="P10" draw:layer="layout" svg:width="6.136cm" svg:height="1.253cm" svg:x="18.181cm" svg:y="3.363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63">
              <draw:custom-shape draw:name="Rectangle 11" draw:style-name="gr73" draw:text-style-name="P55" draw:layer="layout" svg:width="3.64cm" svg:height="1.253cm" svg:x="0.738cm" svg:y="4.616cm">
                <text:list text:style-name="L3">
                  <text:list-header>
                    <text:p text:style-name="P54"><text:span text:style-name="T14">＼ｔ</text:span></text:p>
                    <text:p text:style-name="P54"><text:span text:style-name="T1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62" draw:style-name="gr67" draw:text-style-name="P10" draw:layer="layout" svg:width="4.231cm" svg:height="1.253cm" svg:x="0.443cm" svg:y="4.616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65">
              <draw:custom-shape draw:name="Rectangle 12" draw:style-name="gr74" draw:text-style-name="P55" draw:layer="layout" svg:width="12.915cm" svg:height="1.253cm" svg:x="4.968cm" svg:y="4.616cm">
                <text:list text:style-name="L3">
                  <text:list-header>
                    <text:p text:style-name="P54"><text:span text:style-name="T14">水平制表（跳到下一个</text:span><text:span text:style-name="T33">tab</text:span><text:span text:style-name="T14">位置）</text:span></text:p>
                    <text:p text:style-name="P54"><text:span text:style-name="T1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64" draw:style-name="gr67" draw:text-style-name="P10" draw:layer="layout" svg:width="13.505cm" svg:height="1.253cm" svg:x="4.675cm" svg:y="4.616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67">
              <draw:custom-shape draw:name="Rectangle 13" draw:style-name="gr75" draw:text-style-name="P55" draw:layer="layout" svg:width="5.548cm" svg:height="1.253cm" svg:x="18.474cm" svg:y="4.616cm">
                <text:list text:style-name="L3">
                  <text:list-header>
                    <text:p text:style-name="P54"><text:span text:style-name="T33">9</text:span></text:p>
                    <text:p text:style-name="P54"><text:span text:style-name="T3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66" draw:style-name="gr67" draw:text-style-name="P10" draw:layer="layout" svg:width="6.136cm" svg:height="1.253cm" svg:x="18.181cm" svg:y="4.616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69">
              <draw:custom-shape draw:name="Rectangle 14" draw:style-name="gr66" draw:text-style-name="P55" draw:layer="layout" svg:width="3.64cm" svg:height="1.253cm" svg:x="0.738cm" svg:y="5.869cm">
                <text:list text:style-name="L1">
                  <text:list-header>
                    <text:p text:style-name="P54"><text:span text:style-name="T5">＼ｂ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68" draw:style-name="gr67" draw:text-style-name="P10" draw:layer="layout" svg:width="4.231cm" svg:height="1.253cm" svg:x="0.443cm" svg:y="5.869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71">
              <draw:custom-shape draw:name="Rectangle 15" draw:style-name="gr68" draw:text-style-name="P55" draw:layer="layout" svg:width="12.915cm" svg:height="1.253cm" svg:x="4.968cm" svg:y="5.869cm">
                <text:list text:style-name="L1">
                  <text:list-header>
                    <text:p text:style-name="P54"><text:span text:style-name="T5">退格，将当前位置移到前一列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70" draw:style-name="gr67" draw:text-style-name="P10" draw:layer="layout" svg:width="13.505cm" svg:height="1.253cm" svg:x="4.675cm" svg:y="5.869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73">
              <draw:custom-shape draw:name="Rectangle 16" draw:style-name="gr69" draw:text-style-name="P55" draw:layer="layout" svg:width="5.548cm" svg:height="1.253cm" svg:x="18.474cm" svg:y="5.869cm">
                <text:list text:style-name="L1">
                  <text:list-header>
                    <text:p text:style-name="P54"><text:span text:style-name="T3">8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72" draw:style-name="gr67" draw:text-style-name="P10" draw:layer="layout" svg:width="6.136cm" svg:height="1.253cm" svg:x="18.181cm" svg:y="5.869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75">
              <draw:custom-shape draw:name="Rectangle 17" draw:style-name="gr66" draw:text-style-name="P55" draw:layer="layout" svg:width="3.64cm" svg:height="1.253cm" svg:x="0.738cm" svg:y="7.123cm">
                <text:list text:style-name="L1">
                  <text:list-header>
                    <text:p text:style-name="P54"><text:span text:style-name="T5">＼ｒ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74" draw:style-name="gr67" draw:text-style-name="P10" draw:layer="layout" svg:width="4.231cm" svg:height="1.253cm" svg:x="0.443cm" svg:y="7.123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77">
              <draw:custom-shape draw:name="Rectangle 18" draw:style-name="gr68" draw:text-style-name="P55" draw:layer="layout" svg:width="12.915cm" svg:height="1.253cm" svg:x="4.968cm" svg:y="7.123cm">
                <text:list text:style-name="L1">
                  <text:list-header>
                    <text:p text:style-name="P54"><text:span text:style-name="T5">回车，将当前位置移到本行开头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76" draw:style-name="gr67" draw:text-style-name="P10" draw:layer="layout" svg:width="13.505cm" svg:height="1.253cm" svg:x="4.675cm" svg:y="7.123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79">
              <draw:custom-shape draw:name="Rectangle 19" draw:style-name="gr69" draw:text-style-name="P55" draw:layer="layout" svg:width="5.548cm" svg:height="1.253cm" svg:x="18.474cm" svg:y="7.123cm">
                <text:list text:style-name="L1">
                  <text:list-header>
                    <text:p text:style-name="P54"><text:span text:style-name="T3">13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78" draw:style-name="gr67" draw:text-style-name="P10" draw:layer="layout" svg:width="6.136cm" svg:height="1.253cm" svg:x="18.181cm" svg:y="7.123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81">
              <draw:custom-shape draw:name="Rectangle 20" draw:style-name="gr66" draw:text-style-name="P55" draw:layer="layout" svg:width="3.64cm" svg:height="1.253cm" svg:x="0.738cm" svg:y="8.377cm">
                <text:list text:style-name="L1">
                  <text:list-header>
                    <text:p text:style-name="P54"><text:span text:style-name="T5">＼ｆ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80" draw:style-name="gr67" draw:text-style-name="P10" draw:layer="layout" svg:width="4.231cm" svg:height="1.253cm" svg:x="0.443cm" svg:y="8.377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83">
              <draw:custom-shape draw:name="Rectangle 21" draw:style-name="gr68" draw:text-style-name="P55" draw:layer="layout" svg:width="12.915cm" svg:height="1.253cm" svg:x="4.968cm" svg:y="8.377cm">
                <text:list text:style-name="L1">
                  <text:list-header>
                    <text:p text:style-name="P54"><text:span text:style-name="T5">换页，将当前位置移到下页开头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82" draw:style-name="gr67" draw:text-style-name="P10" draw:layer="layout" svg:width="13.505cm" svg:height="1.253cm" svg:x="4.675cm" svg:y="8.377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85">
              <draw:custom-shape draw:name="Rectangle 22" draw:style-name="gr69" draw:text-style-name="P55" draw:layer="layout" svg:width="5.548cm" svg:height="1.253cm" svg:x="18.474cm" svg:y="8.377cm">
                <text:list text:style-name="L1">
                  <text:list-header>
                    <text:p text:style-name="P54"><text:span text:style-name="T3">12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84" draw:style-name="gr67" draw:text-style-name="P10" draw:layer="layout" svg:width="6.136cm" svg:height="1.253cm" svg:x="18.181cm" svg:y="8.377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87">
              <draw:custom-shape draw:name="Rectangle 23" draw:style-name="gr66" draw:text-style-name="P55" draw:layer="layout" svg:width="3.64cm" svg:height="1.253cm" svg:x="0.738cm" svg:y="9.63cm">
                <text:list text:style-name="L1">
                  <text:list-header>
                    <text:p text:style-name="P54"><text:span text:style-name="T3">\ v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86" draw:style-name="gr67" draw:text-style-name="P10" draw:layer="layout" svg:width="4.231cm" svg:height="1.253cm" svg:x="0.443cm" svg:y="9.63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89">
              <draw:custom-shape draw:name="Rectangle 24" draw:style-name="gr68" draw:text-style-name="P55" draw:layer="layout" svg:width="12.915cm" svg:height="1.253cm" svg:x="4.968cm" svg:y="9.63cm">
                <text:list text:style-name="L1">
                  <text:list-header>
                    <text:p text:style-name="P54"><text:span text:style-name="T5">竖向跳格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88" draw:style-name="gr67" draw:text-style-name="P10" draw:layer="layout" svg:width="13.505cm" svg:height="1.253cm" svg:x="4.675cm" svg:y="9.63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1">
              <draw:custom-shape draw:name="Rectangle 25" draw:style-name="gr69" draw:text-style-name="P55" draw:layer="layout" svg:width="5.548cm" svg:height="1.253cm" svg:x="18.474cm" svg:y="9.63cm">
                <text:list text:style-name="L1">
                  <text:list-header>
                    <text:p text:style-name="P54"><text:span text:style-name="T3">8 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90" draw:style-name="gr67" draw:text-style-name="P10" draw:layer="layout" svg:width="6.136cm" svg:height="1.253cm" svg:x="18.181cm" svg:y="9.63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3">
              <draw:custom-shape draw:name="Rectangle 26" draw:style-name="gr66" draw:text-style-name="P55" draw:layer="layout" svg:width="3.64cm" svg:height="1.253cm" svg:x="0.738cm" svg:y="10.884cm">
                <text:list text:style-name="L1">
                  <text:list-header>
                    <text:p text:style-name="P54"><text:span text:style-name="T5">＼＼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92" draw:style-name="gr67" draw:text-style-name="P10" draw:layer="layout" svg:width="4.231cm" svg:height="1.253cm" svg:x="0.443cm" svg:y="10.884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5">
              <draw:custom-shape draw:name="Rectangle 27" draw:style-name="gr68" draw:text-style-name="P55" draw:layer="layout" svg:width="12.915cm" svg:height="1.253cm" svg:x="4.968cm" svg:y="10.884cm">
                <text:list text:style-name="L1">
                  <text:list-header>
                    <text:p text:style-name="P54"><text:span text:style-name="T5">反斜杠字符</text:span><text:span text:style-name="T46">“</text:span><text:span text:style-name="T5">＼</text:span><text:span text:style-name="T46">”</text:span></text:p>
                    <text:p text:style-name="P54"><text:span text:style-name="T46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94" draw:style-name="gr67" draw:text-style-name="P10" draw:layer="layout" svg:width="13.505cm" svg:height="1.253cm" svg:x="4.675cm" svg:y="10.884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7">
              <draw:custom-shape draw:name="Rectangle 28" draw:style-name="gr69" draw:text-style-name="P55" draw:layer="layout" svg:width="5.548cm" svg:height="1.253cm" svg:x="18.474cm" svg:y="10.884cm">
                <text:list text:style-name="L1">
                  <text:list-header>
                    <text:p text:style-name="P54"><text:span text:style-name="T3">92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96" draw:style-name="gr67" draw:text-style-name="P10" draw:layer="layout" svg:width="6.136cm" svg:height="1.253cm" svg:x="18.181cm" svg:y="10.884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9">
              <draw:custom-shape draw:name="Rectangle 29" draw:style-name="gr66" draw:text-style-name="P55" draw:layer="layout" svg:width="3.64cm" svg:height="1.253cm" svg:x="0.738cm" svg:y="12.137cm">
                <text:list text:style-name="L1">
                  <text:list-header>
                    <text:p text:style-name="P54"><text:span text:style-name="T5">＼</text:span><text:span text:style-name="T3">′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98" draw:style-name="gr67" draw:text-style-name="P10" draw:layer="layout" svg:width="4.231cm" svg:height="1.253cm" svg:x="0.443cm" svg:y="12.137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01">
              <draw:custom-shape draw:name="Rectangle 30" draw:style-name="gr68" draw:text-style-name="P55" draw:layer="layout" svg:width="12.915cm" svg:height="1.253cm" svg:x="4.968cm" svg:y="12.137cm">
                <text:list text:style-name="L1">
                  <text:list-header>
                    <text:p text:style-name="P54"><text:span text:style-name="T5">单引号（撇号）字符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00" draw:style-name="gr67" draw:text-style-name="P10" draw:layer="layout" svg:width="13.505cm" svg:height="1.253cm" svg:x="4.675cm" svg:y="12.137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03">
              <draw:custom-shape draw:name="Rectangle 31" draw:style-name="gr69" draw:text-style-name="P55" draw:layer="layout" svg:width="5.548cm" svg:height="1.253cm" svg:x="18.474cm" svg:y="12.137cm">
                <text:list text:style-name="L1">
                  <text:list-header>
                    <text:p text:style-name="P54"><text:span text:style-name="T3">39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02" draw:style-name="gr67" draw:text-style-name="P10" draw:layer="layout" svg:width="6.136cm" svg:height="1.253cm" svg:x="18.181cm" svg:y="12.137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05">
              <draw:custom-shape draw:name="Rectangle 32" draw:style-name="gr66" draw:text-style-name="P55" draw:layer="layout" svg:width="3.64cm" svg:height="1.253cm" svg:x="0.738cm" svg:y="13.39cm">
                <text:list text:style-name="L1">
                  <text:list-header>
                    <text:p text:style-name="P54"><text:span text:style-name="T5">＼</text:span><text:span text:style-name="T3">"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04" draw:style-name="gr67" draw:text-style-name="P10" draw:layer="layout" svg:width="4.231cm" svg:height="1.253cm" svg:x="0.443cm" svg:y="13.39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07">
              <draw:custom-shape draw:name="Rectangle 33" draw:style-name="gr68" draw:text-style-name="P55" draw:layer="layout" svg:width="12.915cm" svg:height="1.253cm" svg:x="4.968cm" svg:y="13.39cm">
                <text:list text:style-name="L1">
                  <text:list-header>
                    <text:p text:style-name="P54"><text:span text:style-name="T5">双引号字符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06" draw:style-name="gr67" draw:text-style-name="P10" draw:layer="layout" svg:width="13.505cm" svg:height="1.253cm" svg:x="4.675cm" svg:y="13.39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09">
              <draw:custom-shape draw:name="Rectangle 34" draw:style-name="gr69" draw:text-style-name="P55" draw:layer="layout" svg:width="5.548cm" svg:height="1.253cm" svg:x="18.474cm" svg:y="13.39cm">
                <text:list text:style-name="L1">
                  <text:list-header>
                    <text:p text:style-name="P54"><text:span text:style-name="T3">34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08" draw:style-name="gr67" draw:text-style-name="P10" draw:layer="layout" svg:width="6.136cm" svg:height="1.253cm" svg:x="18.181cm" svg:y="13.39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11">
              <draw:custom-shape draw:name="Rectangle 35" draw:style-name="gr66" draw:text-style-name="P55" draw:layer="layout" svg:width="3.64cm" svg:height="1.253cm" svg:x="0.738cm" svg:y="14.644cm">
                <text:list text:style-name="L1">
                  <text:list-header>
                    <text:p text:style-name="P54"><text:span text:style-name="T3">\0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10" draw:style-name="gr67" draw:text-style-name="P10" draw:layer="layout" svg:width="4.231cm" svg:height="1.253cm" svg:x="0.443cm" svg:y="14.644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13">
              <draw:custom-shape draw:name="Rectangle 36" draw:style-name="gr68" draw:text-style-name="P55" draw:layer="layout" svg:width="12.915cm" svg:height="1.253cm" svg:x="4.968cm" svg:y="14.644cm">
                <text:list text:style-name="L1">
                  <text:list-header>
                    <text:p text:style-name="P54"><text:span text:style-name="T5">空字符</text:span></text:p>
                    <text:p text:style-name="P54"><text:span text:style-name="T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12" draw:style-name="gr67" draw:text-style-name="P10" draw:layer="layout" svg:width="13.505cm" svg:height="1.253cm" svg:x="4.675cm" svg:y="14.644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15">
              <draw:custom-shape draw:name="Rectangle 37" draw:style-name="gr69" draw:text-style-name="P55" draw:layer="layout" svg:width="5.548cm" svg:height="1.253cm" svg:x="18.474cm" svg:y="14.644cm">
                <text:list text:style-name="L1">
                  <text:list-header>
                    <text:p text:style-name="P54"><text:span text:style-name="T3">0</text:span></text:p>
                    <text:p text:style-name="P54"><text:span text:style-name="T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14" draw:style-name="gr67" draw:text-style-name="P10" draw:layer="layout" svg:width="6.136cm" svg:height="1.253cm" svg:x="18.181cm" svg:y="14.644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17">
              <draw:custom-shape draw:name="Rectangle 38" draw:style-name="gr76" draw:text-style-name="P55" draw:layer="layout" svg:width="3.64cm" svg:height="1.253cm" svg:x="0.738cm" svg:y="15.898cm">
                <text:list text:style-name="L3">
                  <text:list-header>
                    <text:p text:style-name="P54"><text:span text:style-name="T14">＼</text:span><text:span text:style-name="T33">ddd</text:span></text:p>
                    <text:p text:style-name="P54"><text:span text:style-name="T3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16" draw:style-name="gr67" draw:text-style-name="P10" draw:layer="layout" svg:width="4.231cm" svg:height="1.253cm" svg:x="0.443cm" svg:y="15.898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19">
              <draw:custom-shape draw:name="Rectangle 39" draw:style-name="gr77" draw:text-style-name="P55" draw:layer="layout" svg:width="12.915cm" svg:height="1.253cm" svg:x="4.968cm" svg:y="15.898cm">
                <text:list text:style-name="L3">
                  <text:list-header>
                    <text:p text:style-name="P54"><text:span text:style-name="T33">1</text:span><text:span text:style-name="T14">到</text:span><text:span text:style-name="T33">3</text:span><text:span text:style-name="T14">位</text:span><text:span text:style-name="T33">8</text:span><text:span text:style-name="T14">进制数所代表的字符</text:span></text:p>
                    <text:p text:style-name="P54"><text:span text:style-name="T1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18" draw:style-name="gr67" draw:text-style-name="P10" draw:layer="layout" svg:width="13.505cm" svg:height="1.253cm" svg:x="4.675cm" svg:y="15.898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21">
              <draw:custom-shape draw:name="Rectangle 40" draw:style-name="gr78" draw:text-style-name="P55" draw:layer="layout" svg:width="5.548cm" svg:height="1.253cm" svg:x="18.474cm" svg:y="15.898cm">
                <text:list text:style-name="L1">
                  <text:list-header>
                    <text:p text:style-name="P54"><text:span text:style-name="T47"> </text:span></text:p>
                    <text:p text:style-name="P54"><text:span text:style-name="T47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20" draw:style-name="gr67" draw:text-style-name="P10" draw:layer="layout" svg:width="6.136cm" svg:height="1.253cm" svg:x="18.181cm" svg:y="15.898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23">
              <draw:custom-shape draw:name="Rectangle 41" draw:style-name="gr79" draw:text-style-name="P55" draw:layer="layout" svg:width="3.64cm" svg:height="1.253cm" svg:x="0.738cm" svg:y="17.151cm">
                <text:list text:style-name="L3">
                  <text:list-header>
                    <text:p text:style-name="P54"><text:span text:style-name="T14">＼</text:span><text:span text:style-name="T33">xhh</text:span></text:p>
                    <text:p text:style-name="P54"><text:span text:style-name="T33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22" draw:style-name="gr67" draw:text-style-name="P10" draw:layer="layout" svg:width="4.231cm" svg:height="1.253cm" svg:x="0.443cm" svg:y="17.151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25">
              <draw:custom-shape draw:name="Rectangle 42" draw:style-name="gr80" draw:text-style-name="P55" draw:layer="layout" svg:width="12.915cm" svg:height="1.253cm" svg:x="4.968cm" svg:y="17.151cm">
                <text:list text:style-name="L3">
                  <text:list-header>
                    <text:p text:style-name="P54"><text:span text:style-name="T33">1</text:span><text:span text:style-name="T14">到</text:span><text:span text:style-name="T33">2</text:span><text:span text:style-name="T14">位</text:span><text:span text:style-name="T33">16</text:span><text:span text:style-name="T14">进制数所代表的字符</text:span></text:p>
                    <text:p text:style-name="P54"><text:span text:style-name="T14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24" draw:style-name="gr67" draw:text-style-name="P10" draw:layer="layout" svg:width="13.505cm" svg:height="1.253cm" svg:x="4.675cm" svg:y="17.151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127">
              <draw:custom-shape draw:name="Rectangle 43" draw:style-name="gr81" draw:text-style-name="P55" draw:layer="layout" svg:width="5.548cm" svg:height="1.253cm" svg:x="18.474cm" svg:y="17.151cm">
                <text:list text:style-name="L1">
                  <text:list-header>
                    <text:p text:style-name="P54"><text:span text:style-name="T47"> </text:span></text:p>
                    <text:p text:style-name="P54"><text:span text:style-name="T47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26" draw:style-name="gr67" draw:text-style-name="P10" draw:layer="layout" svg:width="6.136cm" svg:height="1.253cm" svg:x="18.181cm" svg:y="17.15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name="Rectangle 129" draw:style-name="gr82" draw:text-style-name="P10" draw:layer="layout" svg:width="23.918cm" svg:height="17.568cm" svg:x="0.423cm" svg:y="0.847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1s" smil:fill="hold" smil:targetElement="id142" smil:attributeName="visibility" smil:to="visible"/>
                  <anim:transitionFilter smil:dur="0.5s" smil:targetElement="id142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83" draw:text-style-name="P39" draw:layer="layout" svg:width="25.4cm" svg:height="7.573cm" svg:x="0cm" svg:y="1.27cm">
          <text:list text:style-name="L1">
            <text:list-header>
              <text:p text:style-name="P38"><text:span text:style-name="T48">转义字符虽然包含</text:span><text:span text:style-name="T49">2</text:span><text:span text:style-name="T48">个或多个字符，但它只代表一个字符。</text:span><text:span text:style-name="T36">编译系统在见到字符</text:span><text:span text:style-name="T38">“</text:span><text:span text:style-name="T50">\</text:span><text:span text:style-name="T51">”</text:span><text:span text:style-name="T36">时，会接着找它后面的字符，把它处理成一个字符，在内存中只占一个字节。</text:span><text:span text:style-name="T52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4" draw:text-style-name="P27" draw:layer="layout" svg:width="25.4cm" svg:height="7.089cm" svg:x="0cm" svg:y="1.482cm">
          <text:list text:style-name="L1">
            <text:list-header>
              <text:p text:style-name="P26"><text:span text:style-name="T19">典型转义字符 ：</text:span></text:p>
              <text:p text:style-name="P26"><text:span text:style-name="T19">‘</text:span><text:span text:style-name="T20">\n’</text:span><text:span text:style-name="T19">换行 <text:s text:c="11"/>‘</text:span><text:span text:style-name="T20">\b’ </text:span><text:span text:style-name="T19">退格 <text:s text:c="13"/></text:span><text:span text:style-name="T20">'\t' <text:s/></text:span><text:span text:style-name="T19">下一个输出区</text:span></text:p>
              <text:p text:style-name="P26"><text:span text:style-name="T19">若输出中包含这些特定格式，则再加一个</text:span><text:span text:style-name="T20">\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4" draw:text-style-name="P27" draw:layer="layout" svg:width="22.013cm" svg:height="1.615cm" svg:x="0cm" svg:y="8.255cm">
          <text:list text:style-name="L1">
            <text:list-header>
              <text:p text:style-name="P26"><text:span text:style-name="T19">输出 </text:span><text:span text:style-name="T20">c:\tc\tc <text:s text:c="3"/></text:span><text:span text:style-name="T19">表示为</text:span><text:span text:style-name="T20">cout&lt;&lt;"c:\\tc\\tc"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8" draw:style-name="gr4" draw:text-style-name="P32" xml:id="id143" draw:id="id143" draw:layer="layout" svg:width="25.4cm" svg:height="5.839cm" svg:x="0cm" svg:y="11.642cm">
          <text:list text:style-name="L1">
            <text:list-header>
              <text:p text:style-name="P31"><text:span text:style-name="T19">可以用转义字符表示任一一个</text:span><text:span text:style-name="T20">ASCII</text:span><text:span text:style-name="T19">字符 <text:s/></text:span><text:span text:style-name="T22">‘</text:span><text:span text:style-name="T45">\ddd’ (</text:span><text:span text:style-name="T22">八进制）</text:span><text:span text:style-name="T19"> <text:s text:c="7"/>‘</text:span><text:span text:style-name="T20">\xhh‘ </text:span><text:span text:style-name="T19">（十六进制）</text:span></text:p>
              <text:p text:style-name="P31"><text:span text:style-name="T20">'\101' <text:s text:c="3"/>'\x41' <text:s text:c="7"/>'\x61' <text:s text:c="3"/>'\141' 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set smil:begin="0s" smil:dur="0.001s" smil:fill="hold" smil:targetElement="id143" smil:attributeName="visibility" smil:to="visible"/>
                  <anim:transitionFilter smil:dur="0.5s" smil:targetElement="id143" smil:type="irisWipe" smil:subtype="rectang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4" draw:text-style-name="P51" draw:layer="layout" svg:width="17.569cm" svg:height="18.549cm" svg:x="0.423cm" svg:y="0cm">
          <text:list text:style-name="L1">
            <text:list-header>
              <text:p text:style-name="P50"><text:span text:style-name="T3">#include&lt;iostream.h&gt;</text:span></text:p>
              <text:p text:style-name="P50"><text:span text:style-name="T3">void main(void)</text:span></text:p>
              <text:p text:style-name="P50"><text:span text:style-name="T3">{</text:span></text:p>
              <text:p text:style-name="P50"><text:span text:style-name="T3"><text:s text:c="3"/></text:span><text:span text:style-name="T3">char c1,c2,c3,c4;</text:span></text:p>
              <text:p text:style-name="P50"><text:span text:style-name="T3"><text:s text:c="3"/></text:span><text:span text:style-name="T3">char n1,n2;</text:span></text:p>
              <text:p text:style-name="P50"><text:span text:style-name="T3"><text:s text:c="3"/></text:span><text:span text:style-name="T3">c1='a';</text:span><text:span text:style-name="T3"><text:tab/></text:span><text:span text:style-name="T32">//</text:span><text:span text:style-name="T15">字符常量</text:span></text:p>
              <text:p text:style-name="P50"><text:span text:style-name="T5"><text:s text:c="3"/></text:span><text:span text:style-name="T3">c2=97;</text:span><text:span text:style-name="T3"><text:tab/></text:span><text:span text:style-name="T32">//</text:span><text:span text:style-name="T15">十进制</text:span></text:p>
              <text:p text:style-name="P50"><text:span text:style-name="T5"><text:s text:c="3"/></text:span><text:span text:style-name="T3">c3='\x61';</text:span><text:span text:style-name="T3"><text:tab/></text:span><text:span text:style-name="T32">//</text:span><text:span text:style-name="T15">转义字符</text:span></text:p>
              <text:p text:style-name="P50"><text:span text:style-name="T5"><text:s text:c="3"/></text:span><text:span text:style-name="T3">c4=0141;</text:span><text:span text:style-name="T3"><text:tab/></text:span><text:span text:style-name="T32">//</text:span><text:span text:style-name="T15">八进制</text:span></text:p>
              <text:p text:style-name="P50"><text:span text:style-name="T5"><text:s text:c="3"/></text:span><text:span text:style-name="T3">cout&lt;&lt;"c1="&lt;&lt;c1&lt;&lt;'\t'&lt;&lt;"c2="&lt;&lt;c2&lt;&lt;endl;</text:span></text:p>
              <text:p text:style-name="P50"><text:span text:style-name="T3"><text:s text:c="3"/></text:span><text:span text:style-name="T3">cout&lt;&lt;"c3="&lt;&lt;c3&lt;&lt;'\t'&lt;&lt;"c4="&lt;&lt;c4&lt;&lt;endl;</text:span></text:p>
              <text:p text:style-name="P50"><text:span text:style-name="T3"><text:s text:c="3"/></text:span><text:span text:style-name="T3">n1=‘\n’; <text:s text:c="5"/></text:span><text:span text:style-name="T33">//</text:span><text:span text:style-name="T14">转义字符：回车</text:span></text:p>
              <text:p text:style-name="P50"><text:span text:style-name="T5"><text:s text:c="3"/></text:span><text:span text:style-name="T3">n2=‘\t’; <text:s text:c="6"/></text:span><text:span text:style-name="T33">//</text:span><text:span text:style-name="T14">转义字符：下一个输出区</text:span><text:span text:style-name="T33">(Tab)</text:span></text:p>
              <text:p text:style-name="P50"><text:span text:style-name="T3"><text:s text:c="3"/></text:span><text:span text:style-name="T3">cout&lt;&lt;"</text:span><text:span text:style-name="T5">使用转义字符</text:span><text:span text:style-name="T3">\n";</text:span></text:p>
              <text:p text:style-name="P50"><text:span text:style-name="T3"><text:s text:c="3"/></text:span><text:span text:style-name="T3">cout&lt;&lt;"c1="&lt;&lt;c1&lt;&lt;n2&lt;&lt;"c2="&lt;&lt;c2&lt;&lt;n1;</text:span></text:p>
              <text:p text:style-name="P50"><text:span text:style-name="T3"><text:s text:c="3"/></text:span><text:span text:style-name="T3">cout&lt;&lt;"c3="&lt;&lt;c3&lt;&lt;n2&lt;&lt;"c4="&lt;&lt;c4&lt;&lt;n1;</text:span></text:p>
              <text:p text:style-name="P50"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84" draw:text-style-name="P57" draw:layer="layout" svg:width="5.926cm" svg:height="6.887cm" svg:x="17.357cm" svg:y="1.058cm">
          <text:list text:style-name="L3">
            <text:list-header>
              <text:p xml:id="id144" text:id="id144" text:style-name="P56"><text:span text:style-name="T14">输出：</text:span></text:p>
              <text:p xml:id="id145" text:id="id145" text:style-name="P56"><text:span text:style-name="T33">c1=a <text:s text:c="6"/>c2=a <text:s/></text:span></text:p>
              <text:p xml:id="id146" text:id="id146" text:style-name="P56"><text:span text:style-name="T33">c3=a <text:s text:c="6"/>c4=a</text:span></text:p>
              <text:p xml:id="id147" text:id="id147" text:style-name="P56"><text:span text:style-name="T14">使用转义字符</text:span></text:p>
              <text:p xml:id="id148" text:id="id148" text:style-name="P56"><text:span text:style-name="T33">c1=a <text:s text:c="6"/>c2=a <text:s/></text:span></text:p>
              <text:p xml:id="id149" text:id="id149" text:style-name="P56"><text:span text:style-name="T33">c3=a <text:s text:c="6"/>c4=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85" draw:text-style-name="P23" draw:layer="layout" svg:width="25.4cm" svg:height="5.05cm" svg:x="0cm" svg:y="0cm">
          <text:list text:style-name="L4">
            <text:list-header>
              <text:p xml:id="id150" text:id="id150" text:style-name="P22"><text:span text:style-name="T25">字符串常量：</text:span></text:p>
            </text:list-header>
          </text:list>
          <text:list text:style-name="L1">
            <text:list-header>
              <text:p xml:id="id151" text:id="id151" text:style-name="P22"><text:span text:style-name="T6">用</text:span><text:span text:style-name="T7">" <text:s text:c="2"/>"</text:span><text:span text:style-name="T6">表示，</text:span><text:span text:style-name="T28">在内存中顺序存放，以</text:span><text:span text:style-name="T17">'\0'</text:span><text:span text:style-name="T28">结束。</text:span></text:p>
              <text:p xml:id="id152" text:id="id152" text:style-name="P22"><text:span text:style-name="T6">如：</text:span><text:span text:style-name="T7">"CHINA" <text:s text:c="5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55" draw:id="id155" draw:layer="layout" svg:width="25.399cm" svg:height="1.481cm" svg:x="0cm" svg:y="8.678cm">
          <table:table>
            <table:table-column table:style-name="co19"/>
            <table:table-column table:style-name="co20"/>
            <table:table-column table:style-name="co19"/>
            <table:table-column table:style-name="co19"/>
            <table:table-column table:style-name="co21"/>
            <table:table-column table:style-name="co22"/>
            <table:table-row table:style-name="ro1" table:default-cell-style-name="ce12">
              <table:table-cell table:style-name="ce11">
                <text:list text:style-name="L1">
                  <text:list-header>
                    <text:p text:style-name="P21"><text:span text:style-name="T7">0x4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x4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x4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x5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0x41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21"><text:span text:style-name="T7">\0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draw:custom-shape draw:name="Text Box 1043" draw:style-name="gr4" draw:text-style-name="P23" xml:id="id157" draw:id="id157" draw:layer="layout" svg:width="25.4cm" svg:height="1.446cm" svg:x="0cm" svg:y="13.335cm">
          <text:list text:style-name="L1">
            <text:list-header>
              <text:p text:style-name="P22"><text:span text:style-name="T7">'a'</text:span><text:span text:style-name="T6">在内存中占一个字节 <text:s text:c="13"/></text:span><text:span text:style-name="T7">"a"</text:span><text:span text:style-name="T6">占两个字节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58" draw:id="id158" draw:layer="layout" svg:width="1.904cm" svg:height="1.445cm" svg:x="11.007cm" svg:y="13.335cm">
          <table:table>
            <table:table-column table:style-name="co23"/>
            <table:table-row table:style-name="ro8">
              <table:table-cell table:style-name="ce17">
                <text:list text:style-name="L1">
                  <text:list-header>
                    <text:p text:style-name="P21"><text:span text:style-name="T7">a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xml:id="id160" draw:id="id160" draw:layer="layout" svg:width="3.597cm" svg:height="1.481cm" svg:x="20.955cm" svg:y="13.335cm">
          <table:table>
            <table:table-column table:style-name="co24"/>
            <table:table-column table:style-name="co24"/>
            <table:table-row table:style-name="ro1">
              <table:table-cell table:style-name="ce11">
                <text:list text:style-name="L1">
                  <text:list-header>
                    <text:p text:style-name="P21"><text:span text:style-name="T7">a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21"><text:span text:style-name="T7">\0</text:span></text:p>
                  </text:list-header>
                </text:list>
              </table:table-cell>
            </table:table-row>
          </table:table>
          <draw:image xlink:href="Pictures/TablePreview21.svm" xlink:type="simple" xlink:show="embed" xlink:actuate="onLoad"/>
        </draw:frame>
        <draw:custom-shape draw:name="Text Box 1058" draw:style-name="gr4" draw:text-style-name="P23" xml:id="id154" draw:id="id154" draw:layer="layout" svg:width="23.495cm" svg:height="1.446cm" svg:x="0cm" svg:y="6.562cm">
          <text:list text:style-name="L1">
            <text:list-header>
              <text:p text:style-name="P22"><text:span text:style-name="T6">实际上</text:span><text:span text:style-name="T28">内存是对应字符的</text:span><text:span text:style-name="T17">ASCII</text:span><text:span text:style-name="T28">码形式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56" draw:id="id156" draw:layer="layout" svg:width="25.399cm" svg:height="1.48cm" svg:x="0cm" svg:y="11.007cm">
          <table:table>
            <table:table-column table:style-name="co19"/>
            <table:table-column table:style-name="co20"/>
            <table:table-column table:style-name="co19"/>
            <table:table-column table:style-name="co25"/>
            <table:table-column table:style-name="co26"/>
            <table:table-column table:style-name="co22"/>
            <table:table-row table:style-name="ro6" table:default-cell-style-name="ce19">
              <table:table-cell table:style-name="ce18">
                <text:list text:style-name="L4">
                  <text:list-header>
                    <text:p text:style-name="P58"><text:span text:style-name="T32">0100</text:span><text:span text:style-name="T3">001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58"><text:span text:style-name="T32">0100</text:span><text:span text:style-name="T3">100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58"><text:span text:style-name="T32">0100</text:span><text:span text:style-name="T3">1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58"><text:span text:style-name="T32">0101</text:span><text:span text:style-name="T3">01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58"><text:span text:style-name="T32">0100</text:span><text:span text:style-name="T3">0001</text:span></text:p>
                  </text:list-header>
                </text:list>
              </table:table-cell>
              <table:table-cell table:style-name="ce20">
                <text:list text:continue-numbering="true" text:style-name="L4">
                  <text:list-header>
                    <text:p text:style-name="P58"><text:span text:style-name="T32">0000</text:span><text:span text:style-name="T3">0000</text:span></text:p>
                  </text:list-header>
                </text:list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xml:id="id153" draw:id="id153" draw:layer="layout" svg:width="11.852cm" svg:height="1.481cm" svg:x="7.62cm" svg:y="4.445cm">
          <table:table>
            <table:table-column table:style-name="co27"/>
            <table:table-column table:style-name="co28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1" table:default-cell-style-name="ce12">
              <table:table-cell table:style-name="ce11">
                <text:list text:style-name="L1">
                  <text:list-header>
                    <text:p text:style-name="P21"><text:span text:style-name="T7">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1"><text:span text:style-name="T7">A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21"><text:span text:style-name="T7">\0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xml:id="id159" draw:id="id159" draw:layer="layout" svg:width="5.079cm" svg:height="1.445cm" svg:x="7.832cm" svg:y="15.875cm">
          <table:table>
            <table:table-column table:style-name="co31"/>
            <table:table-row table:style-name="ro8">
              <table:table-cell table:style-name="ce17">
                <text:list text:style-name="L4">
                  <text:list-header>
                    <text:p text:style-name="P21"><text:span text:style-name="T18">0110</text:span><text:span text:style-name="T7">0001</text:span></text:p>
                  </text:list-header>
                </text:list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xml:id="id161" draw:id="id161" draw:layer="layout" svg:width="10.159cm" svg:height="1.481cm" svg:x="14.605cm" svg:y="15.875cm">
          <table:table>
            <table:table-column table:style-name="co31"/>
            <table:table-column table:style-name="co31"/>
            <table:table-row table:style-name="ro1">
              <table:table-cell table:style-name="ce11">
                <text:list text:style-name="L4">
                  <text:list-header>
                    <text:p text:style-name="P21"><text:span text:style-name="T18">0110</text:span><text:span text:style-name="T7">0001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1"><text:span text:style-name="T18">0000</text:span><text:span text:style-name="T7">0000</text:span></text:p>
                  </text:list-header>
                </text:list>
              </table:table-cell>
            </table:table-row>
          </table:table>
          <draw:image xlink:href="Pictures/TablePreview25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out">
                  <anim:set smil:begin="0s" smil:dur="0.001s" smil:fill="hold" smil:targetElement="id153" smil:attributeName="visibility" smil:to="visible"/>
                  <anim:transitionFilter smil:dur="0.5s" smil:targetElement="id153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4" smil:attributeName="visibility" smil:to="visible"/>
                  <anim:transitionFilter smil:dur="0.5s" smil:targetElement="id15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out">
                  <anim:set smil:begin="0s" smil:dur="0.001s" smil:fill="hold" smil:targetElement="id155" smil:attributeName="visibility" smil:to="visible"/>
                  <anim:transitionFilter smil:dur="0.5s" smil:targetElement="id155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out">
                  <anim:set smil:begin="0s" smil:dur="0.001s" smil:fill="hold" smil:targetElement="id156" smil:attributeName="visibility" smil:to="visible"/>
                  <anim:transitionFilter smil:dur="0.5s" smil:targetElement="id156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out">
                  <anim:set smil:begin="0s" smil:dur="0.001s" smil:fill="hold" smil:targetElement="id157" smil:attributeName="visibility" smil:to="visible"/>
                  <anim:transitionFilter smil:dur="0.5s" smil:targetElement="id157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out">
                  <anim:set smil:begin="0s" smil:dur="0.001s" smil:fill="hold" smil:targetElement="id158" smil:attributeName="visibility" smil:to="visible"/>
                  <anim:transitionFilter smil:dur="0.5s" smil:targetElement="id158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out">
                  <anim:set smil:begin="0s" smil:dur="0.001s" smil:fill="hold" smil:targetElement="id159" smil:attributeName="visibility" smil:to="visible"/>
                  <anim:transitionFilter smil:dur="0.5s" smil:targetElement="id159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out">
                  <anim:set smil:begin="0s" smil:dur="0.001s" smil:fill="hold" smil:targetElement="id160" smil:attributeName="visibility" smil:to="visible"/>
                  <anim:transitionFilter smil:dur="0.5s" smil:targetElement="id160" smil:type="irisWipe" smil:subtype="rectang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out">
                  <anim:set smil:begin="0s" smil:dur="0.001s" smil:fill="hold" smil:targetElement="id161" smil:attributeName="visibility" smil:to="visible"/>
                  <anim:transitionFilter smil:dur="0.5s" smil:targetElement="id161" smil:type="irisWipe" smil:subtype="rectang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60" draw:layer="layout" svg:width="25.4cm" svg:height="14.387cm" svg:x="0cm" svg:y="0cm">
          <text:list text:style-name="L1">
            <text:list-header>
              <text:p xml:id="id162" text:id="id162" text:style-name="P59"><text:span text:style-name="T6">标识符常量</text:span></text:p>
              <text:p xml:id="id163" text:id="id163" text:style-name="P59"><text:span text:style-name="T6">在</text:span><text:span text:style-name="T7">C++</text:span><text:span text:style-name="T6">中有二种方法定义</text:span><text:span text:style-name="T53">标识符常量</text:span><text:span text:style-name="T6">，一种是使用编译预处理指令；另一种是使用</text:span><text:span text:style-name="T7">C++</text:span><text:span text:style-name="T6">的常量说明符</text:span><text:span text:style-name="T7">const</text:span><text:span text:style-name="T6">。</text:span></text:p>
              <text:p xml:id="id164" text:id="id164" text:style-name="P59"><text:span text:style-name="T6">例如：</text:span></text:p>
              <text:p xml:id="id165" text:id="id165" text:style-name="P59"><text:span text:style-name="T6"><text:s text:c="5"/></text:span><text:span text:style-name="T7">#define <text:s text:c="3"/>PRICE <text:s/>30 </text:span></text:p>
              <text:p xml:id="id166" text:id="id166" text:style-name="P59"><text:span text:style-name="T7">//</text:span><text:span text:style-name="T6">在程序中凡是出现</text:span><text:span text:style-name="T18">PRICE</text:span><text:span text:style-name="T6">均用</text:span><text:span text:style-name="T17">30</text:span><text:span text:style-name="T6">替代</text:span></text:p>
              <text:p xml:id="id167" text:id="id167" text:style-name="P59"><text:span text:style-name="T6"><text:s text:c="5"/></text:span><text:span text:style-name="T7">#define <text:s text:c="3"/>PI <text:s/>3.1415926</text:span></text:p>
              <text:p xml:id="id168" text:id="id168" text:style-name="P59"><text:span text:style-name="T7"><text:s text:c="5"/></text:span><text:span text:style-name="T7">#define <text:s text:c="3"/>S <text:s text:c="2"/></text:span><text:span text:style-name="T54">“</text:span><text:span text:style-name="T7">China</text:span><text:span text:style-name="T54">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86" draw:text-style-name="P60" xml:id="id169" draw:id="id169" draw:layer="layout" svg:width="25.4cm" svg:height="3.484cm" svg:x="0cm" svg:y="14.605cm">
          <text:list text:style-name="L3">
            <text:list-header>
              <text:p text:style-name="P59"><text:span text:style-name="T17">const </text:span><text:span text:style-name="T7">float pi=3.1415926; <text:s/></text:span><text:span text:style-name="T18">//</text:span><text:span text:style-name="T25">将</text:span><text:span text:style-name="T28">变量</text:span><text:span text:style-name="T17">pi</text:span><text:span text:style-name="T25">定义为</text:span><text:span text:style-name="T28">常量</text:span></text:p>
            </text:list-header>
          </text:list>
          <text:list text:style-name="L1">
            <text:list-header>
              <text:p text:style-name="P59"><text:span text:style-name="T6">（举例说明）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2" anim:sub-item="text" smil:attributeName="visibility" smil:to="visible"/>
                  <anim:transitionFilter smil:dur="0.5s" smil:targetElement="id162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4" anim:sub-item="text" smil:attributeName="visibility" smil:to="visible"/>
                  <anim:transitionFilter smil:dur="0.5s" smil:targetElement="id164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5" anim:sub-item="text" smil:attributeName="visibility" smil:to="visible"/>
                  <anim:transitionFilter smil:dur="0.5s" smil:targetElement="id165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6" anim:sub-item="text" smil:attributeName="visibility" smil:to="visible"/>
                  <anim:transitionFilter smil:dur="0.5s" smil:targetElement="id166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7" anim:sub-item="text" smil:attributeName="visibility" smil:to="visible"/>
                  <anim:transitionFilter smil:dur="0.5s" smil:targetElement="id167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8" anim:sub-item="text" smil:attributeName="visibility" smil:to="visible"/>
                  <anim:transitionFilter smil:dur="0.5s" smil:targetElement="id168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9" smil:attributeName="visibility" smil:to="visible"/>
                  <anim:transitionFilter smil:dur="0.5s" smil:targetElement="id169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62" draw:layer="layout" svg:width="18.838cm" svg:height="17.241cm" svg:x="0.635cm" svg:y="0.741cm">
          <text:list text:style-name="L1">
            <text:list-header>
              <text:p text:style-name="P61"><text:span text:style-name="T3">#include&lt;iostream.h&gt;</text:span></text:p>
              <text:p text:style-name="P61"><text:span text:style-name="T3">#define PI 3.14156</text:span></text:p>
              <text:p text:style-name="P61"><text:span text:style-name="T3">#define S <text:s/>"China"</text:span></text:p>
              <text:p text:style-name="P61"><text:span text:style-name="T3">void main(void)</text:span></text:p>
              <text:p text:style-name="P61"><text:span text:style-name="T3">{</text:span></text:p>
              <text:p text:style-name="P61"><text:span text:style-name="T3"><text:s text:c="3"/></text:span><text:span text:style-name="T3">const float pi=3.14156;</text:span><text:span text:style-name="T3"><text:tab/></text:span><text:span text:style-name="T32">//</text:span><text:span text:style-name="T15">变量作为常量使用</text:span></text:p>
              <text:p text:style-name="P61"><text:span text:style-name="T5"><text:s text:c="3"/></text:span><text:span text:style-name="T3">cout&lt;&lt;"PI="&lt;&lt;PI&lt;&lt;endl;</text:span></text:p>
              <text:p text:style-name="P61"><text:span text:style-name="T3"><text:s text:c="3"/></text:span><text:span text:style-name="T3">cout&lt;&lt;"10*PI="&lt;&lt;10*PI&lt;&lt;endl;</text:span></text:p>
              <text:p text:style-name="P61"><text:span text:style-name="T3"><text:s text:c="3"/></text:span><text:span text:style-name="T3">cout&lt;&lt;S&lt;&lt;endl;</text:span></text:p>
            </text:list-header>
          </text:list>
          <text:list text:style-name="L4">
            <text:list-header>
              <text:p text:style-name="P61"><text:span text:style-name="T32">// <text:s/>PI=PI+3;</text:span></text:p>
              <text:p text:style-name="P61"><text:span text:style-name="T32">// <text:s/>pi=pi+4;</text:span></text:p>
            </text:list-header>
          </text:list>
          <text:list text:style-name="L1">
            <text:list-header>
              <text:p text:style-name="P61"><text:span text:style-name="T3"><text:s text:c="3"/></text:span><text:span text:style-name="T3">cout&lt;&lt;"PI="&lt;&lt;PI&lt;&lt;endl;</text:span></text:p>
              <text:p text:style-name="P61"><text:span text:style-name="T3"><text:s text:c="3"/></text:span><text:span text:style-name="T3">cout&lt;&lt;"pi="&lt;&lt;pi&lt;&lt;endl;</text:span></text:p>
              <text:p text:style-name="P61"><text:span text:style-name="T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87" draw:text-style-name="P6" draw:layer="layout" svg:width="6.138cm" svg:height="9.002cm" svg:x="17.145cm" svg:y="8.678cm">
          <text:list text:style-name="L3">
            <text:list-header>
              <text:p xml:id="id170" text:id="id170" text:style-name="P7"><text:span text:style-name="T14">输出：</text:span></text:p>
              <text:p xml:id="id171" text:id="id171" text:style-name="P7"><text:span text:style-name="T33">PI=3.14156</text:span></text:p>
              <text:p xml:id="id172" text:id="id172" text:style-name="P7"><text:span text:style-name="T33">10*PI=31.4156</text:span></text:p>
              <text:p xml:id="id173" text:id="id173" text:style-name="P7"><text:span text:style-name="T33">China</text:span></text:p>
              <text:p xml:id="id174" text:id="id174" text:style-name="P7"><text:span text:style-name="T33">PI=3.14156</text:span></text:p>
              <text:p xml:id="id175" text:id="id175" text:style-name="P7"><text:span text:style-name="T33">pi=3.14156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1" anim:sub-item="text" smil:attributeName="visibility" smil:to="visible"/>
                  <anim:transitionFilter smil:dur="0.5s" smil:targetElement="id171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2" anim:sub-item="text" smil:attributeName="visibility" smil:to="visible"/>
                  <anim:transitionFilter smil:dur="0.5s" smil:targetElement="id172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3" anim:sub-item="text" smil:attributeName="visibility" smil:to="visible"/>
                  <anim:transitionFilter smil:dur="0.5s" smil:targetElement="id173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5" anim:sub-item="text" smil:attributeName="visibility" smil:to="visible"/>
                  <anim:transitionFilter smil:dur="0.5s" smil:targetElement="id175" anim:sub-item="text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88" draw:text-style-name="P64" draw:layer="layout" svg:width="24.977cm" svg:height="13.443cm" svg:x="0cm" svg:y="0.423cm">
          <text:list text:style-name="L1">
            <text:list-header>
              <text:p text:style-name="P63"><text:span text:style-name="T55">下列常量的表示在</text:span><text:span text:style-name="T56">C++</text:span><text:span text:style-name="T55">中是否合法？若不合法，指出原因；若合法，则指出常量的数据类型。</text:span></text:p>
              <text:p text:style-name="P63"><text:span text:style-name="T55"/></text:p>
              <text:p text:style-name="P63"><text:span text:style-name="T7">32767 <text:s text:c="5"/>35u <text:s text:c="4"/>1.25e3.4</text:span><text:span text:style-name="T7"><text:tab/></text:span><text:span text:style-name="T7">3L <text:s text:c="7"/>0.0086e-32</text:span></text:p>
              <text:p text:style-name="P63"><text:span text:style-name="T7"/></text:p>
              <text:p text:style-name="P63"><text:span text:style-name="T7">‘</text:span><text:span text:style-name="T7">\87’</text:span><text:span text:style-name="T7"><text:tab/></text:span><text:span text:style-name="T7">“Computer System”</text:span><text:span text:style-name="T7"><text:tab/></text:span><text:span text:style-name="T7"> <text:s text:c="2"/>“a”</text:span><text:span text:style-name="T7"><text:tab/></text:span><text:span text:style-name="T7"> <text:s text:c="2"/>‘a’ <text:s text:c="4"/>‘\96\45’</text:span></text:p>
              <text:p text:style-name="P63"><text:span text:style-name="T7">-0</text:span><text:span text:style-name="T7"><text:tab/></text:span><text:span text:style-name="T7">+0</text:span><text:span text:style-name="T7"><text:tab/></text:span><text:span text:style-name="T7">.5</text:span><text:span text:style-name="T7"><text:tab/></text:span><text:span text:style-name="T7">-.567</text:span></text:p>
              <text:p text:style-name="P63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66" draw:layer="layout" svg:width="25.4cm" svg:height="6.539cm" svg:x="0cm" svg:y="0.423cm">
          <text:list text:style-name="L1">
            <text:list-header>
              <text:p text:style-name="P65"><text:span text:style-name="T52">变量</text:span></text:p>
            </text:list-header>
          </text:list>
          <text:list text:style-name="L3">
            <text:list-header>
              <text:p text:style-name="P65"><text:span text:style-name="T50">1) </text:span><text:span text:style-name="T57">在程序的执行过程中，其值可以改变的量称为变量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66" xml:id="id176" draw:id="id176" draw:layer="layout" svg:width="25.4cm" svg:height="2.089cm" svg:x="0cm" svg:y="7.832cm">
          <text:list text:style-name="L1">
            <text:list-header>
              <text:p text:style-name="P65"><text:span text:style-name="T49">2) </text:span><text:span text:style-name="T52">变量名必须用标识符来标识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66" xml:id="id177" draw:id="id177" draw:layer="layout" svg:width="25.4cm" svg:height="5.745cm" svg:x="0cm" svg:y="11.218cm">
          <text:list text:style-name="L1">
            <text:list-header>
              <text:p text:style-name="P65"><text:span text:style-name="T49">3) </text:span><text:span text:style-name="T52">变量根据其取值的不同值域，分为不同类型的变量：整型变量、实型变量、字符型变量、构造型变量、指针型变量等等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6" smil:attributeName="visibility" smil:to="visible"/>
                  <anim:transitionFilter smil:dur="0.5s" smil:targetElement="id17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7" smil:attributeName="visibility" smil:to="visible"/>
                  <anim:transitionFilter smil:dur="0.5s" smil:targetElement="id177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4" draw:text-style-name="P66" draw:layer="layout" svg:width="25.4cm" svg:height="5.745cm" svg:x="0cm" svg:y="0cm">
          <text:list text:style-name="L1">
            <text:list-header>
              <text:p text:style-name="P65"><text:span text:style-name="T49">4) </text:span><text:span text:style-name="T52">对于任一变量，</text:span><text:span text:style-name="T57">编译程序要为其分配若干个字节（连续的）的内存单元，以便保存变量的取值</text:span><text:span text:style-name="T52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4" draw:text-style-name="P66" xml:id="id178" draw:id="id178" draw:layer="layout" svg:width="25.4cm" svg:height="7.573cm" svg:x="0cm" svg:y="6.35cm">
          <text:list text:style-name="L1">
            <text:list-header>
              <text:p text:style-name="P65"><text:span text:style-name="T49">5) </text:span><text:span text:style-name="T52">当要改变一个变量的值时，就是把变量的新的取值存放到为该变量所分配的内存单元中；用到一个变量的值时，就是从该内存单元中取出数据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8" draw:style-name="gr4" draw:text-style-name="P66" xml:id="id179" draw:id="id179" draw:layer="layout" svg:width="25.4cm" svg:height="3.917cm" svg:x="0cm" svg:y="14.182cm">
          <text:list text:style-name="L1">
            <text:list-header>
              <text:p text:style-name="P65"><text:span text:style-name="T49">6) </text:span><text:span text:style-name="T52">不管什么类型的变量，通常均是</text:span><text:span text:style-name="T57">变量的说明在前，使用变量在后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8" smil:attributeName="visibility" smil:to="visible"/>
                  <anim:transitionFilter smil:dur="0.5s" smil:targetElement="id17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79" smil:attributeName="visibility" smil:to="visible"/>
                  <anim:transitionFilter smil:dur="0.5s" smil:targetElement="id179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4" draw:text-style-name="P64" draw:layer="layout" svg:width="24.765cm" svg:height="1.446cm" svg:x="0cm" svg:y="0cm">
          <text:list text:style-name="L1">
            <text:list-header>
              <text:p text:style-name="P63"><text:span text:style-name="T7"><text:tab/></text:span><text:span text:style-name="T7">int i, j, k;</text:span><text:span text:style-name="T7"><text:tab/></text:span><text:span text:style-name="T7"><text:tab/></text:span><text:span text:style-name="T18">//</text:span><text:span text:style-name="T25">定义了三个整型变量</text:span><text:span text:style-name="T18">i,j,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4" draw:text-style-name="P64" xml:id="id181" draw:id="id181" draw:layer="layout" svg:width="24.13cm" svg:height="1.446cm" svg:x="0cm" svg:y="5.715cm">
          <text:list text:style-name="L1">
            <text:list-header>
              <text:p text:style-name="P63"><text:span text:style-name="T7"><text:tab/></text:span><text:span text:style-name="T7">float <text:s/>x,y,z;</text:span><text:span text:style-name="T7"><text:tab/></text:span><text:span text:style-name="T7"><text:tab/></text:span><text:span text:style-name="T18">//</text:span><text:span text:style-name="T25">定义了三个实型变量</text:span><text:span text:style-name="T18">x,y,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5" draw:style-name="gr4" draw:text-style-name="P64" xml:id="id183" draw:id="id183" draw:layer="layout" svg:width="20.108cm" svg:height="4.433cm" svg:x="0.847cm" svg:y="11.007cm">
          <text:list text:style-name="L1">
            <text:list-header>
              <text:p text:style-name="P63"><text:span text:style-name="T7">char <text:s text:c="2"/>c1,c2; <text:s/></text:span><text:span text:style-name="T16">//</text:span><text:span text:style-name="T26">说明了二个字符型变量</text:span><text:span text:style-name="T16">c1,c2</text:span></text:p>
              <text:p text:style-name="P63"><text:span text:style-name="T7">double <text:s/>dv1</text:span><text:span text:style-name="T6">；</text:span><text:span text:style-name="T16">//</text:span><text:span text:style-name="T26">说明了一个双精度型变量</text:span><text:span text:style-name="T16">dv1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091" xml:id="id180" draw:id="id180">
          <draw:g draw:name="Group 1038">
            <draw:custom-shape draw:name="Rectangle 1029" draw:style-name="gr89" draw:text-style-name="P67" draw:layer="layout" svg:width="2.116cm" svg:height="1.437cm" svg:x="22.013cm" svg:y="2.751cm">
              <text:p/>
              <draw:enhanced-geometry svg:viewBox="0 0 21600 21600" draw:type="rectangle" draw:enhanced-path="M 0 0 L 21600 0 21600 21600 0 21600 0 0 Z N"/>
            </draw:custom-shape>
            <draw:line draw:name="Line 1030" draw:style-name="gr90" draw:text-style-name="P68" draw:layer="layout" svg:x1="22.013cm" svg:y1="2.751cm" svg:x2="24.129cm" svg:y2="2.751cm">
              <text:p/>
            </draw:line>
            <draw:line draw:name="Line 1031" draw:style-name="gr90" draw:text-style-name="P68" draw:layer="layout" svg:x1="22.013cm" svg:y1="4.189cm" svg:x2="24.129cm" svg:y2="4.189cm">
              <text:p/>
            </draw:line>
            <draw:line draw:name="Line 1032" draw:style-name="gr90" draw:text-style-name="P68" draw:layer="layout" svg:x1="22.013cm" svg:y1="2.751cm" svg:x2="22.013cm" svg:y2="4.188cm">
              <text:p/>
            </draw:line>
            <draw:line draw:name="Line 1033" draw:style-name="gr90" draw:text-style-name="P68" draw:layer="layout" svg:x1="24.13cm" svg:y1="2.751cm" svg:x2="24.13cm" svg:y2="4.188cm">
              <text:p/>
            </draw:line>
            <draw:custom-shape draw:name="Text Box 1036" draw:style-name="gr4" draw:text-style-name="P17" draw:layer="layout" svg:width="1.692cm" svg:height="1.277cm" svg:x="22.225cm" svg:y="4.233cm">
              <text:list text:style-name="L1">
                <text:list-header>
                  <text:p text:style-name="P16"><text:span text:style-name="T3">k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037" draw:style-name="gr91" draw:text-style-name="P69" draw:layer="layout" svg:width="4.021cm" svg:height="1.904cm" svg:x="17.357cm" svg:y="1.905cm">
              <text:list text:style-name="L7">
                <text:list-header>
                  <text:p text:style-name="P14"><text:span text:style-name="T58">四个字节的连续空间</text:span></text:p>
                </text:list-header>
              </text:list>
              <draw:enhanced-geometry svg:viewBox="0 0 21600 21600" draw:glue-points="10800 0 0 10800 10800 21600 21600 10800 ?f40 ?f41" draw:text-areas="0 0 21600 21600" draw:type="rectangular-callout" draw:modifiers="25058 17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g draw:name="Group 1039">
            <draw:custom-shape draw:name="Rectangle 1040" draw:style-name="gr89" draw:text-style-name="P67" draw:layer="layout" svg:width="2.116cm" svg:height="1.437cm" svg:x="13.546cm" svg:y="2.751cm">
              <text:p/>
              <draw:enhanced-geometry svg:viewBox="0 0 21600 21600" draw:type="rectangle" draw:enhanced-path="M 0 0 L 21600 0 21600 21600 0 21600 0 0 Z N"/>
            </draw:custom-shape>
            <draw:line draw:name="Line 1041" draw:style-name="gr90" draw:text-style-name="P68" draw:layer="layout" svg:x1="13.546cm" svg:y1="2.751cm" svg:x2="15.662cm" svg:y2="2.751cm">
              <text:p/>
            </draw:line>
            <draw:line draw:name="Line 1042" draw:style-name="gr90" draw:text-style-name="P68" draw:layer="layout" svg:x1="13.546cm" svg:y1="4.189cm" svg:x2="15.662cm" svg:y2="4.189cm">
              <text:p/>
            </draw:line>
            <draw:line draw:name="Line 1043" draw:style-name="gr90" draw:text-style-name="P68" draw:layer="layout" svg:x1="13.546cm" svg:y1="2.751cm" svg:x2="13.546cm" svg:y2="4.188cm">
              <text:p/>
            </draw:line>
            <draw:line draw:name="Line 1044" draw:style-name="gr90" draw:text-style-name="P68" draw:layer="layout" svg:x1="15.663cm" svg:y1="2.751cm" svg:x2="15.663cm" svg:y2="4.188cm">
              <text:p/>
            </draw:line>
            <draw:custom-shape draw:name="Text Box 1045" draw:style-name="gr4" draw:text-style-name="P17" draw:layer="layout" svg:width="1.692cm" svg:height="1.277cm" svg:x="13.758cm" svg:y="4.233cm">
              <text:list text:style-name="L1">
                <text:list-header>
                  <text:p text:style-name="P16"><text:span text:style-name="T3">j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046" draw:style-name="gr92" draw:text-style-name="P69" draw:layer="layout" svg:width="4.021cm" svg:height="1.904cm" svg:x="8.89cm" svg:y="1.905cm">
              <text:list text:style-name="L7">
                <text:list-header>
                  <text:p text:style-name="P14"><text:span text:style-name="T58">四个字节的连续空间</text:span></text:p>
                </text:list-header>
              </text:list>
              <draw:enhanced-geometry svg:viewBox="0 0 21600 21600" draw:glue-points="10800 0 0 10800 10800 21600 21600 10800 ?f40 ?f41" draw:text-areas="0 0 21600 21600" draw:type="rectangular-callout" draw:modifiers="25058 17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g draw:name="Group 1056">
            <draw:custom-shape draw:name="Rectangle 1057" draw:style-name="gr89" draw:text-style-name="P67" draw:layer="layout" svg:width="2.116cm" svg:height="1.437cm" svg:x="5.926cm" svg:y="2.751cm">
              <text:p/>
              <draw:enhanced-geometry svg:viewBox="0 0 21600 21600" draw:type="rectangle" draw:enhanced-path="M 0 0 L 21600 0 21600 21600 0 21600 0 0 Z N"/>
            </draw:custom-shape>
            <draw:line draw:name="Line 1058" draw:style-name="gr90" draw:text-style-name="P68" draw:layer="layout" svg:x1="5.926cm" svg:y1="2.751cm" svg:x2="8.042cm" svg:y2="2.751cm">
              <text:p/>
            </draw:line>
            <draw:line draw:name="Line 1059" draw:style-name="gr90" draw:text-style-name="P68" draw:layer="layout" svg:x1="5.926cm" svg:y1="4.189cm" svg:x2="8.042cm" svg:y2="4.189cm">
              <text:p/>
            </draw:line>
            <draw:line draw:name="Line 1060" draw:style-name="gr90" draw:text-style-name="P68" draw:layer="layout" svg:x1="5.926cm" svg:y1="2.751cm" svg:x2="5.926cm" svg:y2="4.188cm">
              <text:p/>
            </draw:line>
            <draw:line draw:name="Line 1061" draw:style-name="gr90" draw:text-style-name="P68" draw:layer="layout" svg:x1="8.043cm" svg:y1="2.751cm" svg:x2="8.043cm" svg:y2="4.188cm">
              <text:p/>
            </draw:line>
            <draw:custom-shape draw:name="Text Box 1062" draw:style-name="gr4" draw:text-style-name="P17" draw:layer="layout" svg:width="1.692cm" svg:height="1.277cm" svg:x="6.138cm" svg:y="4.233cm">
              <text:list text:style-name="L1">
                <text:list-header>
                  <text:p text:style-name="P16"><text:span text:style-name="T3">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063" draw:style-name="gr93" draw:text-style-name="P69" draw:layer="layout" svg:width="4.021cm" svg:height="1.904cm" svg:x="1.27cm" svg:y="1.905cm">
              <text:list text:style-name="L7">
                <text:list-header>
                  <text:p text:style-name="P14"><text:span text:style-name="T58">四个字节的连续空间</text:span></text:p>
                </text:list-header>
              </text:list>
              <draw:enhanced-geometry svg:viewBox="0 0 21600 21600" draw:glue-points="10800 0 0 10800 10800 21600 21600 10800 ?f40 ?f41" draw:text-areas="0 0 21600 21600" draw:type="rectangular-callout" draw:modifiers="25058 17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</draw:g>
        <draw:g draw:name="Group 1092" xml:id="id182" draw:id="id182">
          <draw:g draw:name="Group 1093">
            <draw:custom-shape draw:name="Rectangle 1094" draw:style-name="gr89" draw:text-style-name="P67" draw:layer="layout" svg:width="2.116cm" svg:height="1.437cm" svg:x="22.013cm" svg:y="8.254cm">
              <text:p/>
              <draw:enhanced-geometry svg:viewBox="0 0 21600 21600" draw:type="rectangle" draw:enhanced-path="M 0 0 L 21600 0 21600 21600 0 21600 0 0 Z N"/>
            </draw:custom-shape>
            <draw:line draw:name="Line 1095" draw:style-name="gr90" draw:text-style-name="P68" draw:layer="layout" svg:x1="22.013cm" svg:y1="8.254cm" svg:x2="24.129cm" svg:y2="8.254cm">
              <text:p/>
            </draw:line>
            <draw:line draw:name="Line 1096" draw:style-name="gr90" draw:text-style-name="P68" draw:layer="layout" svg:x1="22.013cm" svg:y1="9.692cm" svg:x2="24.129cm" svg:y2="9.692cm">
              <text:p/>
            </draw:line>
            <draw:line draw:name="Line 1097" draw:style-name="gr90" draw:text-style-name="P68" draw:layer="layout" svg:x1="22.013cm" svg:y1="8.254cm" svg:x2="22.013cm" svg:y2="9.691cm">
              <text:p/>
            </draw:line>
            <draw:line draw:name="Line 1098" draw:style-name="gr90" draw:text-style-name="P68" draw:layer="layout" svg:x1="24.13cm" svg:y1="8.254cm" svg:x2="24.13cm" svg:y2="9.691cm">
              <text:p/>
            </draw:line>
            <draw:custom-shape draw:name="Text Box 1099" draw:style-name="gr4" draw:text-style-name="P17" draw:layer="layout" svg:width="1.692cm" svg:height="1.277cm" svg:x="22.225cm" svg:y="9.736cm">
              <text:list text:style-name="L1">
                <text:list-header>
                  <text:p text:style-name="P16"><text:span text:style-name="T3">z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100" draw:style-name="gr94" draw:text-style-name="P69" draw:layer="layout" svg:width="4.021cm" svg:height="1.904cm" svg:x="17.357cm" svg:y="7.408cm">
              <text:list text:style-name="L7">
                <text:list-header>
                  <text:p text:style-name="P14"><text:span text:style-name="T58">四个字节的连续空间</text:span></text:p>
                </text:list-header>
              </text:list>
              <draw:enhanced-geometry svg:viewBox="0 0 21600 21600" draw:glue-points="10800 0 0 10800 10800 21600 21600 10800 ?f40 ?f41" draw:text-areas="0 0 21600 21600" draw:type="rectangular-callout" draw:modifiers="25058 17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g draw:name="Group 1101">
            <draw:custom-shape draw:name="Rectangle 1102" draw:style-name="gr89" draw:text-style-name="P67" draw:layer="layout" svg:width="2.116cm" svg:height="1.437cm" svg:x="13.546cm" svg:y="8.254cm">
              <text:p/>
              <draw:enhanced-geometry svg:viewBox="0 0 21600 21600" draw:type="rectangle" draw:enhanced-path="M 0 0 L 21600 0 21600 21600 0 21600 0 0 Z N"/>
            </draw:custom-shape>
            <draw:line draw:name="Line 1103" draw:style-name="gr90" draw:text-style-name="P68" draw:layer="layout" svg:x1="13.546cm" svg:y1="8.254cm" svg:x2="15.662cm" svg:y2="8.254cm">
              <text:p/>
            </draw:line>
            <draw:line draw:name="Line 1104" draw:style-name="gr90" draw:text-style-name="P68" draw:layer="layout" svg:x1="13.546cm" svg:y1="9.692cm" svg:x2="15.662cm" svg:y2="9.692cm">
              <text:p/>
            </draw:line>
            <draw:line draw:name="Line 1105" draw:style-name="gr90" draw:text-style-name="P68" draw:layer="layout" svg:x1="13.546cm" svg:y1="8.254cm" svg:x2="13.546cm" svg:y2="9.691cm">
              <text:p/>
            </draw:line>
            <draw:line draw:name="Line 1106" draw:style-name="gr90" draw:text-style-name="P68" draw:layer="layout" svg:x1="15.663cm" svg:y1="8.254cm" svg:x2="15.663cm" svg:y2="9.691cm">
              <text:p/>
            </draw:line>
            <draw:custom-shape draw:name="Text Box 1107" draw:style-name="gr4" draw:text-style-name="P17" draw:layer="layout" svg:width="1.692cm" svg:height="1.277cm" svg:x="13.758cm" svg:y="9.736cm">
              <text:list text:style-name="L1">
                <text:list-header>
                  <text:p text:style-name="P16"><text:span text:style-name="T3">y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108" draw:style-name="gr95" draw:text-style-name="P69" draw:layer="layout" svg:width="4.021cm" svg:height="1.904cm" svg:x="8.89cm" svg:y="7.408cm">
              <text:list text:style-name="L7">
                <text:list-header>
                  <text:p text:style-name="P14"><text:span text:style-name="T58">四个字节的连续空间</text:span></text:p>
                </text:list-header>
              </text:list>
              <draw:enhanced-geometry svg:viewBox="0 0 21600 21600" draw:glue-points="10800 0 0 10800 10800 21600 21600 10800 ?f40 ?f41" draw:text-areas="0 0 21600 21600" draw:type="rectangular-callout" draw:modifiers="25058 17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g draw:name="Group 1109">
            <draw:custom-shape draw:name="Rectangle 1110" draw:style-name="gr89" draw:text-style-name="P67" draw:layer="layout" svg:width="2.116cm" svg:height="1.437cm" svg:x="5.926cm" svg:y="8.254cm">
              <text:p/>
              <draw:enhanced-geometry svg:viewBox="0 0 21600 21600" draw:type="rectangle" draw:enhanced-path="M 0 0 L 21600 0 21600 21600 0 21600 0 0 Z N"/>
            </draw:custom-shape>
            <draw:line draw:name="Line 1111" draw:style-name="gr90" draw:text-style-name="P68" draw:layer="layout" svg:x1="5.926cm" svg:y1="8.254cm" svg:x2="8.042cm" svg:y2="8.254cm">
              <text:p/>
            </draw:line>
            <draw:line draw:name="Line 1112" draw:style-name="gr90" draw:text-style-name="P68" draw:layer="layout" svg:x1="5.926cm" svg:y1="9.692cm" svg:x2="8.042cm" svg:y2="9.692cm">
              <text:p/>
            </draw:line>
            <draw:line draw:name="Line 1113" draw:style-name="gr90" draw:text-style-name="P68" draw:layer="layout" svg:x1="5.926cm" svg:y1="8.254cm" svg:x2="5.926cm" svg:y2="9.691cm">
              <text:p/>
            </draw:line>
            <draw:line draw:name="Line 1114" draw:style-name="gr90" draw:text-style-name="P68" draw:layer="layout" svg:x1="8.043cm" svg:y1="8.254cm" svg:x2="8.043cm" svg:y2="9.691cm">
              <text:p/>
            </draw:line>
            <draw:custom-shape draw:name="Text Box 1115" draw:style-name="gr4" draw:text-style-name="P17" draw:layer="layout" svg:width="1.692cm" svg:height="1.277cm" svg:x="6.138cm" svg:y="9.736cm">
              <text:list text:style-name="L1">
                <text:list-header>
                  <text:p text:style-name="P16"><text:span text:style-name="T3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116" draw:style-name="gr96" draw:text-style-name="P69" draw:layer="layout" svg:width="4.021cm" svg:height="1.904cm" svg:x="1.27cm" svg:y="7.408cm">
              <text:list text:style-name="L7">
                <text:list-header>
                  <text:p text:style-name="P14"><text:span text:style-name="T58">四个字节的连续空间</text:span></text:p>
                </text:list-header>
              </text:list>
              <draw:enhanced-geometry svg:viewBox="0 0 21600 21600" draw:glue-points="10800 0 0 10800 10800 21600 21600 10800 ?f40 ?f41" draw:text-areas="0 0 21600 21600" draw:type="rectangular-callout" draw:modifiers="25058 17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</draw:g>
        <draw:g draw:name="Group 1136" xml:id="id184" draw:id="id184">
          <draw:g draw:name="Group 1088">
            <draw:custom-shape draw:name="Rectangle 1081" draw:style-name="gr97" draw:text-style-name="P67" draw:layer="layout" svg:width="2.05cm" svg:height="1.438cm" svg:x="20.597cm" svg:y="15.875cm">
              <text:p/>
              <draw:enhanced-geometry svg:viewBox="0 0 21600 21600" draw:type="rectangle" draw:enhanced-path="M 0 0 L 21600 0 21600 21600 0 21600 0 0 Z N"/>
            </draw:custom-shape>
            <draw:line draw:name="Line 1082" draw:style-name="gr90" draw:text-style-name="P68" draw:layer="layout" svg:x1="20.597cm" svg:y1="15.875cm" svg:x2="22.647cm" svg:y2="15.875cm">
              <text:p/>
            </draw:line>
            <draw:line draw:name="Line 1083" draw:style-name="gr90" draw:text-style-name="P68" draw:layer="layout" svg:x1="20.597cm" svg:y1="17.313cm" svg:x2="22.647cm" svg:y2="17.313cm">
              <text:p/>
            </draw:line>
            <draw:line draw:name="Line 1084" draw:style-name="gr90" draw:text-style-name="P68" draw:layer="layout" svg:x1="20.597cm" svg:y1="15.875cm" svg:x2="20.597cm" svg:y2="17.313cm">
              <text:p/>
            </draw:line>
            <draw:line draw:name="Line 1085" draw:style-name="gr90" draw:text-style-name="P68" draw:layer="layout" svg:x1="22.648cm" svg:y1="15.875cm" svg:x2="22.648cm" svg:y2="17.313cm">
              <text:p/>
            </draw:line>
            <draw:custom-shape draw:name="Text Box 1086" draw:style-name="gr4" draw:text-style-name="P17" draw:layer="layout" svg:width="2.266cm" svg:height="1.277cm" svg:x="20.531cm" svg:y="17.357cm">
              <text:list text:style-name="L1">
                <text:list-header>
                  <text:p text:style-name="P16"><text:span text:style-name="T3">dv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087" draw:style-name="gr98" draw:text-style-name="P69" draw:layer="layout" svg:width="3.898cm" svg:height="1.905cm" svg:x="16.087cm" svg:y="15.028cm">
              <text:list text:style-name="L7">
                <text:list-header>
                  <text:p text:style-name="P14"><text:span text:style-name="T58">八个字节的连续空间</text:span></text:p>
                </text:list-header>
              </text:list>
              <draw:enhanced-geometry svg:viewBox="0 0 21600 21600" draw:glue-points="10800 0 0 10800 10800 21600 21600 10800 ?f40 ?f41" draw:text-areas="0 0 21600 21600" draw:type="rectangular-callout" draw:modifiers="25058 17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g draw:name="Group 1117">
            <draw:custom-shape draw:name="Rectangle 1118" draw:style-name="gr99" draw:text-style-name="P67" draw:layer="layout" svg:width="2.051cm" svg:height="1.438cm" svg:x="13.189cm" svg:y="15.875cm">
              <text:p/>
              <draw:enhanced-geometry svg:viewBox="0 0 21600 21600" draw:type="rectangle" draw:enhanced-path="M 0 0 L 21600 0 21600 21600 0 21600 0 0 Z N"/>
            </draw:custom-shape>
            <draw:line draw:name="Line 1119" draw:style-name="gr90" draw:text-style-name="P68" draw:layer="layout" svg:x1="13.189cm" svg:y1="15.875cm" svg:x2="15.24cm" svg:y2="15.875cm">
              <text:p/>
            </draw:line>
            <draw:line draw:name="Line 1120" draw:style-name="gr90" draw:text-style-name="P68" draw:layer="layout" svg:x1="13.189cm" svg:y1="17.313cm" svg:x2="15.24cm" svg:y2="17.313cm">
              <text:p/>
            </draw:line>
            <draw:line draw:name="Line 1121" draw:style-name="gr90" draw:text-style-name="P68" draw:layer="layout" svg:x1="13.189cm" svg:y1="15.875cm" svg:x2="13.189cm" svg:y2="17.313cm">
              <text:p/>
            </draw:line>
            <draw:line draw:name="Line 1122" draw:style-name="gr90" draw:text-style-name="P68" draw:layer="layout" svg:x1="15.24cm" svg:y1="15.875cm" svg:x2="15.24cm" svg:y2="17.313cm">
              <text:p/>
            </draw:line>
            <draw:custom-shape draw:name="Text Box 1123" draw:style-name="gr4" draw:text-style-name="P17" draw:layer="layout" svg:width="2.267cm" svg:height="1.277cm" svg:x="13.123cm" svg:y="17.357cm">
              <text:list text:style-name="L1">
                <text:list-header>
                  <text:p text:style-name="P16"><text:span text:style-name="T3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124" draw:style-name="gr100" draw:text-style-name="P69" draw:layer="layout" svg:width="3.899cm" svg:height="1.905cm" svg:x="8.678cm" svg:y="15.028cm">
              <text:list text:style-name="L7">
                <text:list-header>
                  <text:p text:style-name="P14"><text:span text:style-name="T59">1</text:span><text:span text:style-name="T58">个字节的空间</text:span></text:p>
                </text:list-header>
              </text:list>
              <draw:enhanced-geometry svg:viewBox="0 0 21600 21600" draw:glue-points="10800 0 0 10800 10800 21600 21600 10800 ?f40 ?f41" draw:text-areas="0 0 21600 21600" draw:type="rectangular-callout" draw:modifiers="25058 17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g draw:name="Group 1125">
            <draw:custom-shape draw:name="Rectangle 1126" draw:style-name="gr99" draw:text-style-name="P67" draw:layer="layout" svg:width="2.051cm" svg:height="1.438cm" svg:x="5.781cm" svg:y="15.875cm">
              <text:p/>
              <draw:enhanced-geometry svg:viewBox="0 0 21600 21600" draw:type="rectangle" draw:enhanced-path="M 0 0 L 21600 0 21600 21600 0 21600 0 0 Z N"/>
            </draw:custom-shape>
            <draw:line draw:name="Line 1127" draw:style-name="gr90" draw:text-style-name="P68" draw:layer="layout" svg:x1="5.781cm" svg:y1="15.875cm" svg:x2="7.832cm" svg:y2="15.875cm">
              <text:p/>
            </draw:line>
            <draw:line draw:name="Line 1128" draw:style-name="gr90" draw:text-style-name="P68" draw:layer="layout" svg:x1="5.781cm" svg:y1="17.313cm" svg:x2="7.832cm" svg:y2="17.313cm">
              <text:p/>
            </draw:line>
            <draw:line draw:name="Line 1129" draw:style-name="gr90" draw:text-style-name="P68" draw:layer="layout" svg:x1="5.781cm" svg:y1="15.875cm" svg:x2="5.781cm" svg:y2="17.313cm">
              <text:p/>
            </draw:line>
            <draw:line draw:name="Line 1130" draw:style-name="gr90" draw:text-style-name="P68" draw:layer="layout" svg:x1="7.832cm" svg:y1="15.875cm" svg:x2="7.832cm" svg:y2="17.313cm">
              <text:p/>
            </draw:line>
            <draw:custom-shape draw:name="Text Box 1131" draw:style-name="gr4" draw:text-style-name="P17" draw:layer="layout" svg:width="2.267cm" svg:height="1.277cm" svg:x="5.715cm" svg:y="17.357cm">
              <text:list text:style-name="L1">
                <text:list-header>
                  <text:p text:style-name="P16"><text:span text:style-name="T3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132" draw:style-name="gr101" draw:text-style-name="P69" draw:layer="layout" svg:width="3.899cm" svg:height="1.905cm" svg:x="1.27cm" svg:y="15.028cm">
              <text:list text:style-name="L7">
                <text:list-header>
                  <text:p text:style-name="P14"><text:span text:style-name="T59">1</text:span><text:span text:style-name="T58">个字节的空间</text:span></text:p>
                </text:list-header>
              </text:list>
              <draw:enhanced-geometry svg:viewBox="0 0 21600 21600" draw:glue-points="10800 0 0 10800 10800 21600 21600 10800 ?f40 ?f41" draw:text-areas="0 0 21600 21600" draw:type="rectangular-callout" draw:modifiers="25058 17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</draw:g>
        <draw:g draw:name="Group 1135" xml:id="id185" draw:id="id185">
          <draw:custom-shape draw:name="Rectangle 1134" draw:style-name="gr102" draw:text-style-name="P30" draw:layer="layout" svg:width="25.4cm" svg:height="5.504cm" svg:x="0cm" svg:y="5.503cm">
            <text:p/>
            <draw:enhanced-geometry svg:viewBox="0 0 21600 21600" draw:type="rectangle" draw:enhanced-path="M 0 0 L 21600 0 21600 21600 0 21600 0 0 Z N"/>
          </draw:custom-shape>
          <draw:custom-shape draw:name="Text Box 1133" draw:style-name="gr103" draw:text-style-name="P71" draw:layer="layout" svg:width="9.313cm" svg:height="4.833cm" svg:x="7.62cm" svg:y="6.35cm">
            <text:list text:style-name="L3">
              <text:list-header>
                <text:p text:style-name="P70"><text:span text:style-name="T57">开辟空间后</text:span><text:span text:style-name="T50">, </text:span><text:span text:style-name="T57">空间中为随机值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0" smil:attributeName="visibility" smil:to="visible"/>
                  <anim:transitionFilter smil:dur="0.5s" smil:targetElement="id18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1" smil:attributeName="visibility" smil:to="visible"/>
                  <anim:transitionFilter smil:dur="0.5s" smil:targetElement="id18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2" smil:attributeName="visibility" smil:to="visible"/>
                  <anim:transitionFilter smil:dur="0.5s" smil:targetElement="id18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3" smil:attributeName="visibility" smil:to="visible"/>
                  <anim:transitionFilter smil:dur="0.5s" smil:targetElement="id18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4" smil:attributeName="visibility" smil:to="visible"/>
                  <anim:transitionFilter smil:dur="0.5s" smil:targetElement="id18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85" smil:attributeName="visibility" smil:to="visible"/>
                  <anim:transitionFilter smil:dur="0.5s" smil:targetElement="id185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0" draw:layer="layout" svg:width="6.698cm" svg:height="1.683cm" svg:x="0cm" svg:y="0cm">
          <text:list text:style-name="L1">
            <text:list-header>
              <text:p text:style-name="P8"><text:span text:style-name="T6">变量赋初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0" draw:layer="layout" svg:width="25.4cm" svg:height="6.566cm" svg:x="0cm" svg:y="1.693cm">
          <text:list text:style-name="L1">
            <text:list-header>
              <text:p xml:id="id186" text:id="id186" text:style-name="P8"><text:span text:style-name="T6">在定义变量的</text:span><text:span text:style-name="T28">同时</text:span><text:span text:style-name="T6">给变量赋值，即在内存中开辟出一个空间后马上给此空间赋值。</text:span></text:p>
              <text:p xml:id="id187" text:id="id187" text:style-name="P8"><text:span text:style-name="T6">但这个空间的值并不是固定不变的，</text:span><text:span text:style-name="T28">在程序的运行中一样可以改变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0" xml:id="id193" draw:id="id193" draw:layer="layout" svg:width="23.072cm" svg:height="3.722cm" svg:x="0cm" svg:y="13.97cm">
          <text:list text:style-name="L1">
            <text:list-header>
              <text:p text:style-name="P8"><text:span text:style-name="T7"><text:s text:c="8"/></text:span><text:span text:style-name="T16">char <text:s text:c="2"/>a='\x64', <text:s/>b='d'; <text:s text:c="11"/>int <text:s text:c="2"/>a1=6, <text:s text:c="2"/>a2=98;</text:span></text:p>
              <text:p text:style-name="P8"><text:span text:style-name="T7"><text:s text:c="9"/></text:span><text:span text:style-name="T7">a=‘A’; <text:s/>b=‘\n’; <text:s text:c="23"/>a1=011; <text:s text:c="2"/>a2=121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23" draw:layer="layout" svg:width="24.977cm" svg:height="4.433cm" svg:x="0cm" svg:y="8.043cm">
          <text:list text:style-name="L1">
            <text:list-header>
              <text:p xml:id="id188" text:id="id188" text:style-name="P22"><text:span text:style-name="T7"><text:s text:c="8"/></text:span><text:span text:style-name="T7">int <text:s text:c="2"/>a=4; </text:span><text:span text:style-name="T18">//</text:span><text:span text:style-name="T25">定义语句，在开辟空间后马上为空间赋值</text:span></text:p>
              <text:p xml:id="id189" text:id="id189" text:style-name="P22"><text:span text:style-name="T6"><text:s text:c="8"/></text:span><text:span text:style-name="T7">a=6; <text:s text:c="7"/></text:span><text:span text:style-name="T18">//</text:span><text:span text:style-name="T25">重新为该空间赋值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" xml:id="id190" draw:id="id190">
          <draw:custom-shape draw:name="Text Box 6" draw:style-name="gr104" draw:text-style-name="P23" draw:layer="layout" svg:width="2.963cm" svg:height="1.521cm" svg:x="18.415cm" svg:y="10.583cm">
            <text:p/>
            <draw:enhanced-geometry svg:viewBox="0 0 21600 21600" draw:type="mso-spt202" draw:enhanced-path="M 0 0 L 21600 0 21600 21600 0 21600 0 0 Z N"/>
          </draw:custom-shape>
          <draw:custom-shape draw:name="Text Box 7" draw:style-name="gr4" draw:text-style-name="P25" draw:layer="layout" svg:width="2.54cm" svg:height="1.446cm" svg:x="18.626cm" svg:y="12.488cm">
            <text:list text:style-name="L1">
              <text:list-header>
                <text:p text:style-name="P24"><text:span text:style-name="T7">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9" draw:style-name="gr105" draw:text-style-name="P17" xml:id="id191" draw:id="id191" draw:layer="layout" svg:width="2.54cm" svg:height="1.277cm" svg:x="18.627cm" svg:y="10.795cm">
          <text:list text:style-name="L3">
            <text:list-header>
              <text:p text:style-name="P16"><text:span text:style-name="T3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06" draw:text-style-name="P72" xml:id="id192" draw:id="id192" draw:layer="layout" svg:width="1.059cm" svg:height="1.277cm" svg:x="19.473cm" svg:y="10.795cm">
          <text:list text:style-name="L4">
            <text:list-header>
              <text:p text:style-name="P16"><text:span text:style-name="T32">6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6" anim:sub-item="text" smil:attributeName="visibility" smil:to="visible"/>
                  <anim:transitionFilter smil:dur="0.5s" smil:targetElement="id18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7" anim:sub-item="text" smil:attributeName="visibility" smil:to="visible"/>
                  <anim:transitionFilter smil:dur="0.5s" smil:targetElement="id187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8" anim:sub-item="text" smil:attributeName="visibility" smil:to="visible"/>
                  <anim:transitionFilter smil:dur="0.5s" smil:targetElement="id188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9" anim:sub-item="text" smil:attributeName="visibility" smil:to="visible"/>
                  <anim:transitionFilter smil:dur="0.5s" smil:targetElement="id189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90" smil:attributeName="visibility" smil:to="visible"/>
                  <anim:transitionFilter smil:dur="0.5s" smil:targetElement="id19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91" smil:attributeName="visibility" smil:to="visible"/>
                  <anim:transitionFilter smil:dur="0.5s" smil:targetElement="id19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92" smil:attributeName="visibility" smil:to="visible"/>
                  <anim:transitionFilter smil:dur="0.5s" smil:targetElement="id19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93" smil:attributeName="visibility" smil:to="visible"/>
                  <anim:transitionFilter smil:dur="0.5s" smil:targetElement="id193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7" draw:text-style-name="P27" draw:layer="layout" svg:width="12.935cm" svg:height="1.615cm" svg:x="0.021cm" svg:y="0cm">
          <text:list text:style-name="L1">
            <text:list-header>
              <text:p text:style-name="P26"><text:span text:style-name="T19">算术运算符和算术表达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7" draw:text-style-name="P23" draw:layer="layout" svg:width="25.4cm" svg:height="5.05cm" svg:x="0cm" svg:y="2.117cm">
          <text:list text:style-name="L2">
            <text:list-header>
              <text:p text:style-name="P22"><text:span text:style-name="T26">一、算术运算符和算术表达式</text:span></text:p>
            </text:list-header>
          </text:list>
          <text:list text:style-name="L1">
            <text:list-header>
              <text:p text:style-name="P22"><text:span text:style-name="T7">+ <text:s text:c="3"/></text:span><text:span text:style-name="T6">－ <text:s text:c="2"/></text:span><text:span text:style-name="T6">* <text:s text:c="3"/></text:span><text:span text:style-name="T6">／ <text:s text:c="3"/></text:span><text:span text:style-name="T7">% <text:s/></text:span></text:p>
              <text:p text:style-name="P22"><text:span text:style-name="T6">用算术运算符连接起来的式子是算术表达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8" draw:text-style-name="P23" xml:id="id194" draw:id="id194" draw:layer="layout" svg:width="25.4cm" svg:height="1.446cm" svg:x="0cm" svg:y="7.832cm">
          <text:list text:style-name="L3">
            <text:list-header>
              <text:p text:style-name="P22"><text:span text:style-name="T28">两个整数相除结果为整数</text:span><text:span text:style-name="T6"> <text:s text:c="12"/></text:span><text:span text:style-name="T7">1/2=0 <text:s text:c="10"/>5/2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9" draw:text-style-name="P23" xml:id="id195" draw:id="id195" draw:layer="layout" svg:width="25.4cm" svg:height="3.248cm" svg:x="0cm" svg:y="10.16cm">
          <text:list text:style-name="L3">
            <text:list-header>
              <text:p text:style-name="P22"><text:span text:style-name="T28">整数才可求余，余数的符号与左边数的符号相同。</text:span></text:p>
            </text:list-header>
          </text:list>
          <text:list text:style-name="L1">
            <text:list-header>
              <text:p text:style-name="P22"><text:span text:style-name="T7">3%2=1 <text:s text:c="5"/>-3%2=-1 <text:s text:c="8"/>3%-2=1 <text:s text:c="5"/>-3%-2=-1 <text:s text:c="5"/>8%4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0" draw:text-style-name="P23" xml:id="id196" draw:id="id196" draw:layer="layout" svg:width="25.4cm" svg:height="3.248cm" svg:x="0cm" svg:y="14.182cm">
          <text:list text:style-name="L2">
            <text:list-header>
              <text:p text:style-name="P22"><text:span text:style-name="T26">二、优先级与结合性</text:span></text:p>
            </text:list-header>
          </text:list>
          <text:list text:style-name="L1">
            <text:list-header>
              <text:p text:style-name="P22"><text:span text:style-name="T6">（） <text:s text:c="5"/></text:span><text:span text:style-name="T28">* <text:s text:c="7"/></text:span><text:span text:style-name="T17">/ <text:s text:c="6"/>%</text:span><text:span text:style-name="T7"> <text:s text:c="10"/></text:span><text:span text:style-name="T27">+ <text:s text:c="6"/>—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4" smil:attributeName="visibility" smil:to="visible"/>
                  <anim:transitionFilter smil:dur="0.5s" smil:targetElement="id19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5" smil:attributeName="visibility" smil:to="visible"/>
                  <anim:transitionFilter smil:dur="0.5s" smil:targetElement="id19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6" smil:attributeName="visibility" smil:to="visible"/>
                  <anim:transitionFilter smil:dur="0.5s" smil:targetElement="id196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1" draw:text-style-name="P32" draw:layer="layout" svg:width="25.4cm" svg:height="10.499cm" svg:x="0cm" svg:y="0.423cm">
          <text:list text:style-name="L2">
            <text:list-header>
              <text:p xml:id="id197" text:id="id197" text:style-name="P31"><text:span text:style-name="T44">三、强制转换类型</text:span></text:p>
            </text:list-header>
          </text:list>
          <text:list text:style-name="L1">
            <text:list-header>
              <text:p xml:id="id198" text:id="id198" text:style-name="P31"><text:span text:style-name="T19">（类型名）（表达式）</text:span></text:p>
              <text:p xml:id="id199" text:id="id199" text:style-name="P31"><text:span text:style-name="T19">（</text:span><text:span text:style-name="T20">double) <text:s/>a <text:s text:c="12"/>(int) (x+y) <text:s text:c="9"/>(int) 6.2%4=2</text:span></text:p>
            </text:list-header>
          </text:list>
          <text:list text:style-name="L2">
            <text:list-header>
              <text:p xml:id="id200" text:id="id200" text:style-name="P31"><text:span text:style-name="T44">在强制类型运算后原变量不变，但得到一个所需类型的中间变量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2" xml:id="id201" draw:id="id201" draw:layer="layout" svg:width="9.948cm" svg:height="6.545cm" svg:x="0cm" svg:y="11.007cm">
          <text:list text:style-name="L1">
            <text:list-header>
              <text:p text:style-name="P31"><text:span text:style-name="T19">如：</text:span><text:span text:style-name="T20">int <text:s/>x;</text:span></text:p>
              <text:p text:style-name="P31"><text:span text:style-name="T20"><text:s text:c="8"/></text:span><text:span text:style-name="T20">float <text:s text:c="2"/>y=5.8;</text:span></text:p>
              <text:p text:style-name="P31"><text:span text:style-name="T20"><text:s text:c="8"/></text:span><text:span text:style-name="T20">x=(int)y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12" draw:text-style-name="P32" xml:id="id202" draw:id="id202" draw:layer="layout" svg:width="3.386cm" svg:height="1.885cm" svg:x="10.372cm" svg:y="11.642cm">
          <text:list text:style-name="L3">
            <text:list-header>
              <text:p text:style-name="P31"><text:span text:style-name="T35">x=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3" draw:text-style-name="P32" xml:id="id203" draw:id="id203" draw:layer="layout" svg:width="3.386cm" svg:height="1.885cm" svg:x="10.372cm" svg:y="14.393cm">
          <text:list text:style-name="L3">
            <text:list-header>
              <text:p text:style-name="P31"><text:span text:style-name="T35">y=5.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4" draw:text-style-name="P32" xml:id="id204" draw:id="id204" draw:layer="layout" svg:width="7.832cm" svg:height="5.133cm" svg:x="15.028cm" svg:y="11.853cm">
          <text:list text:style-name="L1">
            <text:list-header>
              <text:p text:style-name="P31"><text:span text:style-name="T20">y</text:span><text:span text:style-name="T19">的值没有改变，仍是单精度浮点型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7" anim:sub-item="text" smil:attributeName="visibility" smil:to="visible"/>
                  <anim:transitionFilter smil:dur="0.5s" smil:targetElement="id197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8" anim:sub-item="text" smil:attributeName="visibility" smil:to="visible"/>
                  <anim:transitionFilter smil:dur="0.5s" smil:targetElement="id198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9" anim:sub-item="text" smil:attributeName="visibility" smil:to="visible"/>
                  <anim:transitionFilter smil:dur="0.5s" smil:targetElement="id199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0" anim:sub-item="text" smil:attributeName="visibility" smil:to="visible"/>
                  <anim:transitionFilter smil:dur="0.5s" smil:targetElement="id20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1" smil:attributeName="visibility" smil:to="visible"/>
                  <anim:transitionFilter smil:dur="0.5s" smil:targetElement="id20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2" smil:attributeName="visibility" smil:to="visible"/>
                  <anim:transitionFilter smil:dur="0.5s" smil:targetElement="id20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3" smil:attributeName="visibility" smil:to="visible"/>
                  <anim:transitionFilter smil:dur="0.5s" smil:targetElement="id20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4" smil:attributeName="visibility" smil:to="visible"/>
                  <anim:transitionFilter smil:dur="0.5s" smil:targetElement="id20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5" draw:text-style-name="P74" draw:layer="layout" svg:width="25.4cm" svg:height="1.327cm" svg:x="0cm" svg:y="0.635cm">
          <text:list text:style-name="L4">
            <text:list-header>
              <text:p text:style-name="P73"><text:span text:style-name="T25">四、自增、自减运算符 <text:s/></text:span><text:span text:style-name="T18">(</text:span><text:span text:style-name="T25">难点） <text:s text:c="9"/></text:span><text:span text:style-name="T18">++ <text:s text:c="5"/></text:span><text:span text:style-name="T25">－－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 xml:id="id206" draw:id="id206">
          <draw:custom-shape draw:name="Text Box 8" draw:style-name="gr104" draw:text-style-name="P23" draw:layer="layout" svg:width="2.328cm" svg:height="1.521cm" svg:x="3.81cm" svg:y="3.81cm">
            <text:p/>
            <draw:enhanced-geometry svg:viewBox="0 0 21600 21600" draw:type="mso-spt202" draw:enhanced-path="M 0 0 L 21600 0 21600 21600 0 21600 0 0 Z N"/>
          </draw:custom-shape>
          <draw:custom-shape draw:name="Text Box 10" draw:style-name="gr4" draw:text-style-name="P17" draw:layer="layout" svg:width="2.328cm" svg:height="1.277cm" svg:x="3.81cm" svg:y="5.503cm">
            <text:list text:style-name="L1">
              <text:list-header>
                <text:p text:style-name="P16"><text:span text:style-name="T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1" draw:style-name="gr116" draw:text-style-name="P17" xml:id="id207" draw:id="id207" draw:layer="layout" svg:width="1.27cm" svg:height="1.277cm" svg:x="4.445cm" svg:y="4.022cm">
          <text:list text:style-name="L3">
            <text:list-header>
              <text:p text:style-name="P16"><text:span text:style-name="T33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6" xml:id="id214" draw:id="id214">
          <draw:custom-shape draw:name="Text Box 12" draw:style-name="gr104" draw:text-style-name="P23" draw:layer="layout" svg:width="2.328cm" svg:height="1.521cm" svg:x="6.35cm" svg:y="9.737cm">
            <text:p/>
            <draw:enhanced-geometry svg:viewBox="0 0 21600 21600" draw:type="mso-spt202" draw:enhanced-path="M 0 0 L 21600 0 21600 21600 0 21600 0 0 Z N"/>
          </draw:custom-shape>
          <draw:custom-shape draw:name="Text Box 13" draw:style-name="gr4" draw:text-style-name="P17" draw:layer="layout" svg:width="2.328cm" svg:height="1.277cm" svg:x="6.35cm" svg:y="11.43cm">
            <text:list text:style-name="L1">
              <text:list-header>
                <text:p text:style-name="P16"><text:span text:style-name="T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4" draw:style-name="gr117" draw:text-style-name="P17" xml:id="id216" draw:id="id216" draw:layer="layout" svg:width="1.27cm" svg:height="1.277cm" svg:x="6.773cm" svg:y="9.948cm">
          <text:list text:style-name="L3">
            <text:list-header>
              <text:p text:style-name="P16"><text:span text:style-name="T3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8" draw:text-style-name="P72" xml:id="id208" draw:id="id208" draw:layer="layout" svg:width="1.27cm" svg:height="1.277cm" svg:x="4.445cm" svg:y="4.022cm">
          <text:list text:style-name="L4">
            <text:list-header>
              <text:p text:style-name="P16"><text:span text:style-name="T3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4" draw:text-style-name="P23" xml:id="id213" draw:id="id213" draw:layer="layout" svg:width="6.138cm" svg:height="5.05cm" svg:x="0.847cm" svg:y="9.102cm">
          <text:list text:style-name="L1">
            <text:list-header>
              <text:p text:style-name="P22"><text:span text:style-name="T7"><text:s text:c="2"/></text:span><text:span text:style-name="T7">int <text:s text:c="2"/>i, j;</text:span></text:p>
              <text:p text:style-name="P22"><text:span text:style-name="T7"><text:s text:c="2"/></text:span><text:span text:style-name="T7">i=3;</text:span></text:p>
              <text:p text:style-name="P22"><text:span text:style-name="T7"><text:s text:c="2"/></text:span><text:span text:style-name="T7">j = ++i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9" draw:text-style-name="P27" xml:id="id220" draw:id="id220" draw:layer="layout" svg:width="12.065cm" svg:height="5.029cm" svg:x="0.635cm" svg:y="14.605cm">
          <text:list text:style-name="L3">
            <text:list-header>
              <text:p text:style-name="P26"><text:span text:style-name="T35">i=4 <text:s/>j=4 <text:s/></text:span></text:p>
              <text:p text:style-name="P26"><text:span text:style-name="T35">++</text:span><text:span text:style-name="T23">在前</text:span><text:span text:style-name="T35">, </text:span><text:span text:style-name="T23">先运算</text:span><text:span text:style-name="T35">,</text:span><text:span text:style-name="T23">后赋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4" draw:text-style-name="P23" xml:id="id221" draw:id="id221" draw:layer="layout" svg:width="6.138cm" svg:height="5.05cm" svg:x="13.547cm" svg:y="9.102cm">
          <text:list text:style-name="L1">
            <text:list-header>
              <text:p text:style-name="P22"><text:span text:style-name="T7"><text:s text:c="2"/></text:span><text:span text:style-name="T7">int <text:s text:c="2"/>i, j;</text:span></text:p>
              <text:p text:style-name="P22"><text:span text:style-name="T7"><text:s text:c="2"/></text:span><text:span text:style-name="T7">i=3;</text:span></text:p>
              <text:p text:style-name="P22"><text:span text:style-name="T7"><text:s text:c="2"/></text:span><text:span text:style-name="T7">j = i++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20" draw:text-style-name="P27" xml:id="id228" draw:id="id228" draw:layer="layout" svg:width="11.854cm" svg:height="5.029cm" svg:x="13.123cm" svg:y="14.605cm">
          <text:list text:style-name="L3">
            <text:list-header>
              <text:p text:style-name="P26"><text:span text:style-name="T35">i=4 j=3 </text:span></text:p>
              <text:p text:style-name="P26"><text:span text:style-name="T35">++</text:span><text:span text:style-name="T23">在后</text:span><text:span text:style-name="T35">, </text:span><text:span text:style-name="T23">先赋值</text:span><text:span text:style-name="T35">,</text:span><text:span text:style-name="T23">后运算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 xml:id="id215" draw:id="id215">
          <draw:custom-shape draw:name="Text Box 21" draw:style-name="gr104" draw:text-style-name="P23" draw:layer="layout" svg:width="2.328cm" svg:height="1.521cm" svg:x="10.795cm" svg:y="9.737cm">
            <text:p/>
            <draw:enhanced-geometry svg:viewBox="0 0 21600 21600" draw:type="mso-spt202" draw:enhanced-path="M 0 0 L 21600 0 21600 21600 0 21600 0 0 Z N"/>
          </draw:custom-shape>
          <draw:custom-shape draw:name="Text Box 22" draw:style-name="gr4" draw:text-style-name="P17" draw:layer="layout" svg:width="2.328cm" svg:height="1.277cm" svg:x="10.795cm" svg:y="11.43cm">
            <text:list text:style-name="L1">
              <text:list-header>
                <text:p text:style-name="P16"><text:span text:style-name="T3">j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3" draw:style-name="gr121" draw:text-style-name="P17" xml:id="id219" draw:id="id219" draw:layer="layout" svg:width="1.27cm" svg:height="1.277cm" svg:x="11.218cm" svg:y="9.948cm">
          <text:list text:style-name="L3">
            <text:list-header>
              <text:p text:style-name="P16"><text:span text:style-name="T3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4" draw:style-name="gr122" draw:text-style-name="P75" xml:id="id218" draw:id="id218" draw:layer="layout" svg:width="2.117cm" svg:height="0.423cm" svg:x="8.678cm" svg:y="10.372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25" draw:style-name="gr123" draw:text-style-name="P72" xml:id="id217" draw:id="id217" draw:layer="layout" svg:width="1.27cm" svg:height="1.277cm" svg:x="6.773cm" svg:y="9.948cm">
          <text:list text:style-name="L4">
            <text:list-header>
              <text:p text:style-name="P16"><text:span text:style-name="T32">4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8" xml:id="id222" draw:id="id222">
          <draw:custom-shape draw:name="Text Box 29" draw:style-name="gr104" draw:text-style-name="P23" draw:layer="layout" svg:width="2.328cm" svg:height="1.521cm" svg:x="17.992cm" svg:y="9.313cm">
            <text:p/>
            <draw:enhanced-geometry svg:viewBox="0 0 21600 21600" draw:type="mso-spt202" draw:enhanced-path="M 0 0 L 21600 0 21600 21600 0 21600 0 0 Z N"/>
          </draw:custom-shape>
          <draw:custom-shape draw:name="Text Box 30" draw:style-name="gr4" draw:text-style-name="P17" draw:layer="layout" svg:width="2.328cm" svg:height="1.277cm" svg:x="17.992cm" svg:y="11.006cm">
            <text:list text:style-name="L1">
              <text:list-header>
                <text:p text:style-name="P16"><text:span text:style-name="T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1" draw:style-name="gr124" draw:text-style-name="P17" xml:id="id224" draw:id="id224" draw:layer="layout" svg:width="1.27cm" svg:height="1.277cm" svg:x="18.415cm" svg:y="9.525cm">
          <text:list text:style-name="L3">
            <text:list-header>
              <text:p text:style-name="P16"><text:span text:style-name="T33">3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2" xml:id="id223" draw:id="id223">
          <draw:custom-shape draw:name="Text Box 33" draw:style-name="gr104" draw:text-style-name="P23" draw:layer="layout" svg:width="2.328cm" svg:height="1.521cm" svg:x="22.437cm" svg:y="9.313cm">
            <text:p/>
            <draw:enhanced-geometry svg:viewBox="0 0 21600 21600" draw:type="mso-spt202" draw:enhanced-path="M 0 0 L 21600 0 21600 21600 0 21600 0 0 Z N"/>
          </draw:custom-shape>
          <draw:custom-shape draw:name="Text Box 34" draw:style-name="gr4" draw:text-style-name="P17" draw:layer="layout" svg:width="2.328cm" svg:height="1.277cm" svg:x="22.437cm" svg:y="11.006cm">
            <text:list text:style-name="L1">
              <text:list-header>
                <text:p text:style-name="P16"><text:span text:style-name="T3">j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5" draw:style-name="gr125" draw:text-style-name="P17" xml:id="id226" draw:id="id226" draw:layer="layout" svg:width="1.27cm" svg:height="1.277cm" svg:x="22.86cm" svg:y="9.525cm">
          <text:list text:style-name="L3">
            <text:list-header>
              <text:p text:style-name="P16"><text:span text:style-name="T3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6" draw:style-name="gr122" draw:text-style-name="P75" xml:id="id225" draw:id="id225" draw:layer="layout" svg:width="2.117cm" svg:height="0.424cm" svg:x="20.32cm" svg:y="9.948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37" draw:style-name="gr126" draw:text-style-name="P72" xml:id="id227" draw:id="id227" draw:layer="layout" svg:width="1.27cm" svg:height="1.277cm" svg:x="18.415cm" svg:y="9.525cm">
          <text:list text:style-name="L4">
            <text:list-header>
              <text:p text:style-name="P16"><text:span text:style-name="T3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4" draw:text-style-name="P74" draw:layer="layout" svg:width="23.283cm" svg:height="1.327cm" svg:x="0.635cm" svg:y="2.328cm">
          <text:list text:style-name="L1">
            <text:list-header>
              <text:p xml:id="id205" text:id="id205" text:style-name="P73"><text:span text:style-name="T7">i=6; <text:s text:c="2"/></text:span><text:span text:style-name="T17">i++;</text:span><text:span text:style-name="T7"> <text:s text:c="2"/>i=i+1 <text:s text:c="4"/>i=7 <text:s text:c="16"/></text:span><text:span text:style-name="T17">++i;</text:span><text:span text:style-name="T7"> <text:s text:c="5"/>i=i+1 <text:s text:c="3"/>i=7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4" draw:text-style-name="P74" xml:id="id212" draw:id="id212" draw:layer="layout" svg:width="23.918cm" svg:height="2.393cm" svg:x="0cm" svg:y="6.985cm">
          <text:list text:style-name="L1">
            <text:list-header>
              <text:p text:style-name="P73"><text:span text:style-name="T7">i=6; <text:s text:c="2"/></text:span><text:span text:style-name="T17">i</text:span><text:span text:style-name="T28">－－</text:span><text:span text:style-name="T17">;</text:span><text:span text:style-name="T7"> <text:s text:c="5"/>i=i</text:span><text:span text:style-name="T6">－</text:span><text:span text:style-name="T7">1 <text:s text:c="4"/>i=5 <text:s text:c="9"/></text:span><text:span text:style-name="T28">－－</text:span><text:span text:style-name="T17">i</text:span><text:span text:style-name="T7"> ; <text:s text:c="3"/>i=i</text:span><text:span text:style-name="T6">－</text:span><text:span text:style-name="T7">1 <text:s text:c="4"/>i=5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0" xml:id="id209" draw:id="id209">
          <draw:custom-shape draw:name="Text Box 41" draw:style-name="gr104" draw:text-style-name="P23" draw:layer="layout" svg:width="2.328cm" svg:height="1.521cm" svg:x="14.817cm" svg:y="3.81cm">
            <text:p/>
            <draw:enhanced-geometry svg:viewBox="0 0 21600 21600" draw:type="mso-spt202" draw:enhanced-path="M 0 0 L 21600 0 21600 21600 0 21600 0 0 Z N"/>
          </draw:custom-shape>
          <draw:custom-shape draw:name="Text Box 42" draw:style-name="gr4" draw:text-style-name="P17" draw:layer="layout" svg:width="2.328cm" svg:height="1.277cm" svg:x="14.817cm" svg:y="5.503cm">
            <text:list text:style-name="L1">
              <text:list-header>
                <text:p text:style-name="P16"><text:span text:style-name="T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3" draw:style-name="gr127" draw:text-style-name="P17" xml:id="id210" draw:id="id210" draw:layer="layout" svg:width="1.27cm" svg:height="1.277cm" svg:x="15.452cm" svg:y="4.022cm">
          <text:list text:style-name="L3">
            <text:list-header>
              <text:p text:style-name="P16"><text:span text:style-name="T3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28" draw:text-style-name="P72" xml:id="id211" draw:id="id211" draw:layer="layout" svg:width="1.27cm" svg:height="1.277cm" svg:x="15.452cm" svg:y="4.022cm">
          <text:list text:style-name="L4">
            <text:list-header>
              <text:p text:style-name="P16"><text:span text:style-name="T32">7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wipe" presentation:preset-sub-type="from-left" smil:targetElement="id205" anim:iterate-type="by-letter" anim:iterate-interval="PT00H00M00.075S">
                  <anim:set smil:begin="0s" smil:dur="0.001s" smil:fill="hold" anim:sub-item="text" smil:attributeName="visibility" smil:to="visible"/>
                  <anim:transitionFilter smil:dur="0.075s" anim:sub-item="text" smil:type="barWipe" smil:subtype="leftToRight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06" smil:attributeName="visibility" smil:to="visible"/>
                  <anim:transitionFilter smil:dur="0.5s" smil:targetElement="id20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7" smil:attributeName="visibility" smil:to="visible"/>
                  <anim:transitionFilter smil:dur="0.5s" smil:targetElement="id20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08" smil:attributeName="visibility" smil:to="visible"/>
                  <anim:transitionFilter smil:dur="0.5s" smil:targetElement="id20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09" smil:attributeName="visibility" smil:to="visible"/>
                  <anim:transitionFilter smil:dur="0.5s" smil:targetElement="id20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0" smil:attributeName="visibility" smil:to="visible"/>
                  <anim:transitionFilter smil:dur="0.5s" smil:targetElement="id21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1" smil:attributeName="visibility" smil:to="visible"/>
                  <anim:transitionFilter smil:dur="0.5s" smil:targetElement="id21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12" smil:attributeName="visibility" smil:to="visible"/>
                  <anim:transitionFilter smil:dur="0.5s" smil:targetElement="id21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13" smil:attributeName="visibility" smil:to="visible"/>
                  <anim:transitionFilter smil:dur="0.5s" smil:targetElement="id21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4" smil:attributeName="visibility" smil:to="visible"/>
                  <anim:transitionFilter smil:dur="0.5s" smil:targetElement="id2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15" smil:attributeName="visibility" smil:to="visible"/>
                  <anim:transitionFilter smil:dur="0.5s" smil:targetElement="id21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216" smil:attributeName="visibility" smil:to="visible"/>
                  <anim:transitionFilter smil:dur="0.5s" smil:targetElement="id216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217" smil:attributeName="visibility" smil:to="visible"/>
                  <anim:transitionFilter smil:dur="0.5s" smil:targetElement="id217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218" smil:attributeName="visibility" smil:to="visible"/>
                  <anim:transitionFilter smil:dur="0.5s" smil:targetElement="id218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219" smil:attributeName="visibility" smil:to="visible"/>
                  <anim:transitionFilter smil:dur="0.5s" smil:targetElement="id219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20" smil:attributeName="visibility" smil:to="visible"/>
                  <anim:transitionFilter smil:dur="0.5s" smil:targetElement="id22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21" smil:attributeName="visibility" smil:to="visible"/>
                  <anim:transitionFilter smil:dur="0.5s" smil:targetElement="id22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22" smil:attributeName="visibility" smil:to="visible"/>
                  <anim:transitionFilter smil:dur="0.5s" smil:targetElement="id22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23" smil:attributeName="visibility" smil:to="visible"/>
                  <anim:transitionFilter smil:dur="0.5s" smil:targetElement="id22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224" smil:attributeName="visibility" smil:to="visible"/>
                  <anim:transitionFilter smil:dur="0.5s" smil:targetElement="id224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225" smil:attributeName="visibility" smil:to="visible"/>
                  <anim:transitionFilter smil:dur="0.5s" smil:targetElement="id225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226" smil:attributeName="visibility" smil:to="visible"/>
                  <anim:transitionFilter smil:dur="0.5s" smil:targetElement="id226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227" smil:attributeName="visibility" smil:to="visible"/>
                  <anim:transitionFilter smil:dur="0.5s" smil:targetElement="id227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28" smil:attributeName="visibility" smil:to="visible"/>
                  <anim:transitionFilter smil:dur="0.5s" smil:targetElement="id228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29" draw:text-style-name="P10" draw:layer="layout" svg:width="25.4cm" svg:height="8.605cm" svg:x="0cm" svg:y="0.847cm">
          <text:list text:style-name="L4">
            <text:list-header>
              <text:p xml:id="id229" text:id="id229" text:style-name="P8"><text:span text:style-name="T18">1</text:span><text:span text:style-name="T25">）</text:span><text:span text:style-name="T26">自增、自减运算符只能用于变量，不可用于常量和表达式</text:span></text:p>
            </text:list-header>
          </text:list>
          <text:list text:style-name="L3">
            <text:list-header>
              <text:p xml:id="id230" text:id="id230" text:style-name="P8"><text:span text:style-name="T28">因为表达式在内存内没有具体空间，常量所占的空间不能重新赋值</text:span></text:p>
            </text:list-header>
          </text:list>
          <text:list text:style-name="L5">
            <text:list-header>
              <text:p xml:id="id231" text:id="id231" text:style-name="P8"><text:span text:style-name="T27">3++ <text:s text:c="5"/></text:span><text:span text:style-name="T60">（</text:span><text:span text:style-name="T27">x+y)++ <text:s text:c="5"/>(</text:span><text:span text:style-name="T60">－</text:span><text:span text:style-name="T27">i)+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" draw:text-style-name="P23" xml:id="id234" draw:id="id234" draw:layer="layout" svg:width="11.218cm" svg:height="2.631cm" svg:x="0cm" svg:y="15.028cm">
          <text:list text:style-name="L1">
            <text:list-header>
              <text:p text:style-name="P22"><text:span text:style-name="T6">若</text:span><text:span text:style-name="T7">i=3, j=2 <text:s text:c="2"/>(i++) +j <text:s/></text:span><text:span text:style-name="T6">等于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30" draw:text-style-name="P23" xml:id="id235" draw:id="id235" draw:layer="layout" svg:width="1.905cm" svg:height="1.446cm" svg:x="11.642cm" svg:y="15.028cm">
          <text:list text:style-name="L3">
            <text:list-header>
              <text:p text:style-name="P22"><text:span text:style-name="T17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31" draw:text-style-name="P23" xml:id="id236" draw:id="id236" draw:layer="layout" svg:width="10.16cm" svg:height="1.446cm" svg:x="14.393cm" svg:y="15.028cm">
          <text:list text:style-name="L3">
            <text:list-header>
              <text:p text:style-name="P22"><text:span text:style-name="T17">i=4, <text:s/>j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32" draw:text-style-name="P10" draw:layer="layout" svg:width="25.4cm" svg:height="3.722cm" svg:x="0cm" svg:y="10.16cm">
          <text:list text:style-name="L2">
            <text:list-header>
              <text:p xml:id="id232" text:id="id232" text:style-name="P8"><text:span text:style-name="T16">2</text:span><text:span text:style-name="T26">）结合方式自右至左，优先级最高，向右取最大</text:span></text:p>
              <text:p xml:id="id233" text:id="id233" text:style-name="P8"><text:span text:style-name="T26">－</text:span><text:span text:style-name="T16">i++ <text:s text:c="8"/></text:span><text:span text:style-name="T26">－</text:span><text:span text:style-name="T16">(i++</text:span><text:span text:style-name="T18">) <text:s text:c="13"/>i+++j</text:span><text:span text:style-name="T16"> <text:s text:c="8"/>(i++) +j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29" anim:sub-item="text" smil:attributeName="visibility" smil:to="visible"/>
                  <anim:transitionFilter smil:dur="0.5s" smil:targetElement="id229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30" anim:sub-item="text" smil:attributeName="visibility" smil:to="visible"/>
                  <anim:transitionFilter smil:dur="0.5s" smil:targetElement="id230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31" anim:sub-item="text" smil:attributeName="visibility" smil:to="visible"/>
                  <anim:transitionFilter smil:dur="0.5s" smil:targetElement="id231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32" anim:sub-item="text" smil:attributeName="visibility" smil:to="visible"/>
                  <anim:transitionFilter smil:dur="0.5s" smil:targetElement="id232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33" anim:sub-item="text" smil:attributeName="visibility" smil:to="visible"/>
                  <anim:transitionFilter smil:dur="0.5s" smil:targetElement="id233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34" smil:attributeName="visibility" smil:to="visible"/>
                  <anim:transitionFilter smil:dur="0.5s" smil:targetElement="id23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35" smil:attributeName="visibility" smil:to="visible"/>
                  <anim:transitionFilter smil:dur="0.5s" smil:targetElement="id23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36" smil:attributeName="visibility" smil:to="visible"/>
                  <anim:transitionFilter smil:dur="0.5s" smil:targetElement="id236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47" draw:text-style-name="P77" draw:layer="layout" svg:width="16.009cm" svg:height="1.954cm" svg:x="0.036cm" svg:y="0.635cm">
          <text:list text:style-name="L1">
            <text:list-header>
              <text:p text:style-name="P76"><text:span text:style-name="T61">赋值运算符和赋值表达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4" draw:text-style-name="P78" xml:id="id237" draw:id="id237" draw:layer="layout" svg:width="10.372cm" svg:height="1.785cm" svg:x="6.773cm" svg:y="3.598cm">
          <text:list text:style-name="L1">
            <text:list-header>
              <text:p text:style-name="P70"><text:span text:style-name="T49">bmw=200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028" draw:style-name="gr133" draw:text-style-name="P75" xml:id="id238" draw:id="id238" draw:layer="layout" svg:width="5.291cm" svg:height="1.27cm" draw:transform="rotate (-3.14159265358979) translate (11.852cm 6.35cm)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glue-points="?f17 0 ?f16 ?f22 ?f12 ?f2 ?f8 ?f22 ?f14 ?f2" draw:text-areas="?f45 ?f47 ?f46 ?f48" draw:type="mso-spt105" draw:modifiers="12960 19440 144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1029" draw:style-name="gr4" draw:text-style-name="P78" xml:id="id239" draw:id="id239" draw:layer="layout" svg:width="25.4cm" svg:height="7.945cm" svg:x="0cm" svg:y="7.62cm">
          <text:list text:style-name="L1">
            <text:list-header>
              <text:p text:style-name="P70"><text:span text:style-name="T49">"="</text:span><text:span text:style-name="T57">左边</text:span><text:span text:style-name="T52">必须是变量名。</text:span></text:p>
              <text:p text:style-name="P70"><text:span text:style-name="T52">若“ </text:span><text:span text:style-name="T49">= ” </text:span><text:span text:style-name="T52">两边变量类型不同，在赋值时要进行</text:span><text:span text:style-name="T57">类型转换</text:span><text:span text:style-name="T52">。</text:span></text:p>
            </text:list-header>
          </text:list>
          <text:list text:style-name="L4">
            <text:list-header>
              <text:p text:style-name="P70"><text:span text:style-name="T62">转换原则：根据左边变量的类型转换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37" smil:attributeName="visibility" smil:to="visible"/>
                  <anim:transitionFilter smil:dur="0.5s" smil:targetElement="id23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238" smil:attributeName="visibility" smil:to="visible"/>
                  <anim:transitionFilter smil:dur="0.5s" smil:targetElement="id238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39" smil:attributeName="visibility" smil:to="visible"/>
                  <anim:transitionFilter smil:dur="0.5s" smil:targetElement="id239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80" draw:layer="layout" svg:width="25.4cm" svg:height="5.556cm" svg:x="0cm" svg:y="0cm">
          <text:list text:style-name="L1">
            <text:list-header>
              <text:p xml:id="id240" text:id="id240" text:style-name="P79"><text:span text:style-name="T19">少字节</text:span><text:span text:style-name="T63"></text:span><text:span text:style-name="T19">多字节</text:span></text:p>
              <text:p xml:id="id241" text:id="id241" text:style-name="P79"><text:span text:style-name="T20">1</text:span><text:span text:style-name="T19">）若多字节变量为</text:span><text:span text:style-name="T20">unsigned ,</text:span><text:span text:style-name="T19">则转换后多余字节补零。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47" draw:id="id247" draw:layer="layout" svg:width="17.779cm" svg:height="1.445cm" svg:x="2.963cm" svg:y="14.393cm">
          <table:table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4"/>
            <table:table-column table:style-name="co32"/>
            <table:table-column table:style-name="co35"/>
            <table:table-row table:style-name="ro8" table:default-cell-style-name="ce9">
              <table:table-cell table:style-name="ce8">
                <text:list text:style-name="L5">
                  <text:list-header>
                    <text:p text:style-name="P35"><text:span text:style-name="T27">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5"><text:span text:style-name="T27">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5"><text:span text:style-name="T27">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5"><text:span text:style-name="T27">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5"><text:span text:style-name="T27">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5"><text:span text:style-name="T27">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5"><text:span text:style-name="T27">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5"><text:span text:style-name="T27">0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xml:id="id243" draw:id="id243" draw:layer="layout" svg:width="8.678cm" svg:height="1.48cm" svg:x="11.853cm" svg:y="9.102cm">
          <table:table>
            <table:table-column table:style-name="co36"/>
            <table:table-column table:style-name="co37"/>
            <table:table-column table:style-name="co38"/>
            <table:table-column table:style-name="co36"/>
            <table:table-column table:style-name="co37"/>
            <table:table-column table:style-name="co37"/>
            <table:table-column table:style-name="co39"/>
            <table:table-column table:style-name="co40"/>
            <table:table-row table:style-name="ro6" table:default-cell-style-name="ce9">
              <table:table-cell table:style-name="ce8">
                <text:list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</table:table-row>
          </table:table>
          <draw:image xlink:href="Pictures/TablePreview27.svm" xlink:type="simple" xlink:show="embed" xlink:actuate="onLoad"/>
        </draw:frame>
        <draw:custom-shape draw:name="AutoShape 61" draw:style-name="gr134" draw:text-style-name="P75" xml:id="id246" draw:id="id246" draw:layer="layout" svg:width="1.349cm" svg:height="3.175cm" svg:x="15.24cm" svg:y="10.795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62" draw:style-name="gr135" draw:text-style-name="P23" xml:id="id245" draw:id="id245" draw:layer="layout" svg:width="8.467cm" svg:height="1.446cm" svg:x="2.328cm" svg:y="12.7cm">
          <text:list text:style-name="L4">
            <text:list-header>
              <text:p text:style-name="P22"><text:span text:style-name="T18">unsig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136" draw:text-style-name="P27" xml:id="id242" draw:id="id242" draw:layer="layout" svg:width="9.525cm" svg:height="5.735cm" svg:x="1.482cm" svg:y="6.138cm">
          <text:list text:style-name="L1">
            <text:list-header>
              <text:p text:style-name="P26"><text:span text:style-name="T64">short int <text:s/>a=-1;</text:span></text:p>
            </text:list-header>
          </text:list>
          <text:list text:style-name="L3">
            <text:list-header>
              <text:p text:style-name="P26"><text:span text:style-name="T35">unsigned</text:span><text:span text:style-name="T64"> <text:s/>long <text:s text:c="2"/>b;</text:span></text:p>
            </text:list-header>
          </text:list>
          <text:list text:style-name="L1">
            <text:list-header>
              <text:p text:style-name="P26"><text:span text:style-name="T64">b=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137" draw:text-style-name="P82" xml:id="id244" draw:id="id244" draw:layer="layout" svg:width="1.059cm" svg:height="1.885cm" svg:x="20.743cm" svg:y="8.678cm">
          <text:list text:style-name="L2">
            <text:list-header>
              <text:p text:style-name="P81"><text:span text:style-name="T6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138" draw:text-style-name="P82" xml:id="id248" draw:id="id248" draw:layer="layout" svg:width="1.058cm" svg:height="1.885cm" svg:x="20.955cm" svg:y="13.97cm">
          <text:list text:style-name="L2">
            <text:list-header>
              <text:p text:style-name="P81"><text:span text:style-name="T65">b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40" anim:sub-item="text" smil:attributeName="visibility" smil:to="visible"/>
                  <anim:transitionFilter smil:dur="0.5s" smil:targetElement="id240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41" anim:sub-item="text" smil:attributeName="visibility" smil:to="visible"/>
                  <anim:transitionFilter smil:dur="0.5s" smil:targetElement="id241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42" smil:attributeName="visibility" smil:to="visible"/>
                  <anim:transitionFilter smil:dur="0.5s" smil:targetElement="id24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3" smil:attributeName="visibility" smil:to="visible"/>
                  <anim:transitionFilter smil:dur="0.5s" smil:targetElement="id24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4" smil:attributeName="visibility" smil:to="visible"/>
                  <anim:transitionFilter smil:dur="0.5s" smil:targetElement="id24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45" smil:attributeName="visibility" smil:to="visible"/>
                  <anim:transitionFilter smil:dur="0.5s" smil:targetElement="id245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horizontal">
                  <anim:set smil:begin="0s" smil:dur="0.001s" smil:fill="hold" smil:targetElement="id246" smil:attributeName="visibility" smil:to="visible"/>
                  <anim:transitionFilter smil:dur="0.5s" smil:targetElement="id246" smil:type="blinds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47" smil:attributeName="visibility" smil:to="visible"/>
                  <anim:transitionFilter smil:dur="0.5s" smil:targetElement="id24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8" smil:attributeName="visibility" smil:to="visible"/>
                  <anim:transitionFilter smil:dur="0.5s" smil:targetElement="id24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54" draw:id="id254" draw:layer="layout" svg:width="17.779cm" svg:height="1.481cm" svg:x="6.138cm" svg:y="12.488cm">
          <table:table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4"/>
            <table:table-column table:style-name="co32"/>
            <table:table-column table:style-name="co35"/>
            <table:table-row table:style-name="ro1" table:default-cell-style-name="ce9">
              <table:table-cell table:style-name="ce8">
                <text:list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5"><text:span text:style-name="T17">1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xml:id="id250" draw:id="id250" draw:layer="layout" svg:width="8.678cm" svg:height="1.481cm" svg:x="15.028cm" svg:y="8.043cm">
          <table:table>
            <table:table-column table:style-name="co36"/>
            <table:table-column table:style-name="co37"/>
            <table:table-column table:style-name="co38"/>
            <table:table-column table:style-name="co36"/>
            <table:table-column table:style-name="co37"/>
            <table:table-column table:style-name="co37"/>
            <table:table-column table:style-name="co39"/>
            <table:table-column table:style-name="co40"/>
            <table:table-row table:style-name="ro1" table:default-cell-style-name="ce9">
              <table:table-cell table:style-name="ce8">
                <text:list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</table:table-row>
          </table:table>
          <draw:image xlink:href="Pictures/TablePreview29.svm" xlink:type="simple" xlink:show="embed" xlink:actuate="onLoad"/>
        </draw:frame>
        <draw:custom-shape draw:name="AutoShape 116" draw:style-name="gr139" draw:text-style-name="P75" xml:id="id253" draw:id="id253" draw:layer="layout" svg:width="1.349cm" svg:height="2.712cm" svg:x="18.415cm" svg:y="9.737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17" draw:style-name="gr140" draw:text-style-name="P23" xml:id="id252" draw:id="id252" draw:layer="layout" svg:width="10.583cm" svg:height="1.446cm" svg:x="5.08cm" svg:y="10.372cm">
          <text:list text:style-name="L3">
            <text:list-header>
              <text:p text:style-name="P22"><text:span text:style-name="T28">有符号型，符号扩展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9" draw:style-name="gr141" draw:text-style-name="P27" xml:id="id249" draw:id="id249" draw:layer="layout" svg:width="9.101cm" svg:height="5.735cm" svg:x="2.117cm" svg:y="5.715cm">
          <text:list text:style-name="L1">
            <text:list-header>
              <text:p text:style-name="P26"><text:span text:style-name="T64">short int <text:s/>a=-1;</text:span></text:p>
              <text:p text:style-name="P26"><text:span text:style-name="T64">long <text:s text:c="2"/>b;</text:span></text:p>
              <text:p text:style-name="P26"><text:span text:style-name="T64">b=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2" draw:style-name="gr4" draw:text-style-name="P32" draw:layer="layout" svg:width="25.4cm" svg:height="3.509cm" svg:x="0cm" svg:y="0.847cm">
          <text:list text:style-name="L1">
            <text:list-header>
              <text:p text:style-name="P31"><text:span text:style-name="T20">2</text:span><text:span text:style-name="T19">）若多字节变量为有符号型，则转换后扩展少字节的最高位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3" draw:style-name="gr142" draw:text-style-name="P27" xml:id="id256" draw:id="id256" draw:layer="layout" svg:width="24.13cm" svg:height="1.615cm" svg:x="0.635cm" svg:y="15.028cm">
          <text:list text:style-name="L2">
            <text:list-header>
              <text:p text:style-name="P26"><text:span text:style-name="T44">转换后，数据的符号不变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4" draw:style-name="gr143" draw:text-style-name="P82" xml:id="id251" draw:id="id251" draw:layer="layout" svg:width="1.058cm" svg:height="1.885cm" svg:x="13.547cm" svg:y="7.62cm">
          <text:list text:style-name="L2">
            <text:list-header>
              <text:p text:style-name="P81"><text:span text:style-name="T6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5" draw:style-name="gr144" draw:text-style-name="P82" xml:id="id255" draw:id="id255" draw:layer="layout" svg:width="1.059cm" svg:height="1.885cm" svg:x="4.868cm" svg:y="12.065cm">
          <text:list text:style-name="L2">
            <text:list-header>
              <text:p text:style-name="P81"><text:span text:style-name="T65">b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49" smil:attributeName="visibility" smil:to="visible"/>
                  <anim:transitionFilter smil:dur="0.5s" smil:targetElement="id24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0" smil:attributeName="visibility" smil:to="visible"/>
                  <anim:transitionFilter smil:dur="0.5s" smil:targetElement="id25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251" smil:attributeName="visibility" smil:to="visible"/>
                  <anim:transitionFilter smil:dur="0.5s" smil:targetElement="id251" smil:type="barnDoo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horizontal">
                  <anim:set smil:begin="0s" smil:dur="0.001s" smil:fill="hold" smil:targetElement="id253" smil:attributeName="visibility" smil:to="visible"/>
                  <anim:transitionFilter smil:dur="0.5s" smil:targetElement="id253" smil:type="blinds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4" smil:attributeName="visibility" smil:to="visible"/>
                  <anim:transitionFilter smil:dur="0.5s" smil:targetElement="id25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5" smil:attributeName="visibility" smil:to="visible"/>
                  <anim:transitionFilter smil:dur="0.5s" smil:targetElement="id25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6" smil:attributeName="visibility" smil:to="visible"/>
                  <anim:transitionFilter smil:dur="0.5s" smil:targetElement="id256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7" draw:layer="layout" svg:width="25.4cm" svg:height="3.675cm" svg:x="0cm" svg:y="0cm">
          <text:list text:style-name="L1">
            <text:list-header>
              <text:p text:style-name="P26"><text:span text:style-name="T19">多字节</text:span><text:span text:style-name="T63"></text:span><text:span text:style-name="T19">少字节</text:span></text:p>
              <text:p text:style-name="P26"><text:span text:style-name="T19">低位照搬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58" draw:id="id258" draw:layer="layout" svg:width="17.779cm" svg:height="1.48cm" svg:x="4.233cm" svg:y="11.007cm">
          <table:table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2"/>
            <table:table-column table:style-name="co32"/>
            <table:table-column table:style-name="co32"/>
            <table:table-column table:style-name="co41"/>
            <table:table-column table:style-name="co42"/>
            <table:table-column table:style-name="co32"/>
            <table:table-column table:style-name="co32"/>
            <table:table-column table:style-name="co32"/>
            <table:table-column table:style-name="co34"/>
            <table:table-column table:style-name="co32"/>
            <table:table-column table:style-name="co35"/>
            <table:table-row table:style-name="ro6" table:default-cell-style-name="ce9">
              <table:table-cell table:style-name="ce8">
                <text:list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xml:id="id260" draw:id="id260" draw:layer="layout" svg:width="8.677cm" svg:height="1.436cm" svg:x="13.335cm" svg:y="15.452cm">
          <table:table>
            <table:table-column table:style-name="co37"/>
            <table:table-column table:style-name="co36"/>
            <table:table-column table:style-name="co43"/>
            <table:table-column table:style-name="co44"/>
            <table:table-column table:style-name="co36"/>
            <table:table-column table:style-name="co37"/>
            <table:table-column table:style-name="co39"/>
            <table:table-column table:style-name="co45"/>
            <table:table-row table:style-name="ro10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 table:style-name="ce10"/>
            </table:table-row>
          </table:table>
          <draw:image xlink:href="Pictures/TablePreview31.svm" xlink:type="simple" xlink:show="embed" xlink:actuate="onLoad"/>
        </draw:frame>
        <draw:custom-shape draw:name="AutoShape 59" draw:style-name="gr145" draw:text-style-name="P75" xml:id="id262" draw:id="id262" draw:layer="layout" svg:width="1.349cm" svg:height="2.54cm" svg:x="16.51cm" svg:y="12.912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60" draw:style-name="gr4" draw:text-style-name="P27" xml:id="id257" draw:id="id257" draw:layer="layout" svg:width="7.62cm" svg:height="5.735cm" svg:x="1.058cm" svg:y="4.445cm">
          <text:list text:style-name="L1">
            <text:list-header>
              <text:p text:style-name="P26"><text:span text:style-name="T20">int a=-1;</text:span></text:p>
              <text:p text:style-name="P26"><text:span text:style-name="T20">short int <text:s/>b;</text:span></text:p>
              <text:p text:style-name="P26"><text:span text:style-name="T20">b=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146" draw:text-style-name="P27" xml:id="id264" draw:id="id264" draw:layer="layout" svg:width="3.81cm" svg:height="1.615cm" svg:x="6.562cm" svg:y="8.255cm">
          <text:list text:style-name="L4">
            <text:list-header>
              <text:p text:style-name="P26"><text:span text:style-name="T45">b=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4" draw:text-style-name="P27" xml:id="id265" draw:id="id265" draw:layer="layout" svg:width="11.853cm" svg:height="5.735cm" svg:x="12.065cm" svg:y="4.657cm">
          <text:list text:style-name="L1">
            <text:list-header>
              <text:p text:style-name="P26"><text:span text:style-name="T20">int <text:s text:c="2"/>a=65535;</text:span></text:p>
              <text:p text:style-name="P26"><text:span text:style-name="T20">short int <text:s/>b;</text:span></text:p>
              <text:p text:style-name="P26"><text:span text:style-name="T20">b=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147" draw:text-style-name="P27" xml:id="id266" draw:id="id266" draw:layer="layout" svg:width="3.81cm" svg:height="1.615cm" svg:x="17.568cm" svg:y="8.678cm">
          <text:list text:style-name="L4">
            <text:list-header>
              <text:p text:style-name="P26"><text:span text:style-name="T45">b=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148" draw:text-style-name="P82" xml:id="id261" draw:id="id261" draw:layer="layout" svg:width="1.058cm" svg:height="1.885cm" svg:x="12.065cm" svg:y="15.24cm">
          <text:list text:style-name="L2">
            <text:list-header>
              <text:p text:style-name="P81"><text:span text:style-name="T6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149" draw:text-style-name="P82" xml:id="id259" draw:id="id259" draw:layer="layout" svg:width="1.058cm" svg:height="1.885cm" svg:x="2.752cm" svg:y="10.583cm">
          <text:list text:style-name="L2">
            <text:list-header>
              <text:p text:style-name="P81"><text:span text:style-name="T65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63" draw:id="id263" draw:layer="layout" svg:width="8.677cm" svg:height="1.445cm" svg:x="13.335cm" svg:y="15.452cm">
          <table:table>
            <table:table-column table:style-name="co37"/>
            <table:table-column table:style-name="co36"/>
            <table:table-column table:style-name="co43"/>
            <table:table-column table:style-name="co46"/>
            <table:table-column table:style-name="co47"/>
            <table:table-column table:style-name="co37"/>
            <table:table-column table:style-name="co39"/>
            <table:table-column table:style-name="co45"/>
            <table:table-row table:style-name="ro8" table:default-cell-style-name="ce9">
              <table:table-cell table:style-name="ce8">
                <text:list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35"><text:span text:style-name="T7">1</text:span></text:p>
                  </text:list-header>
                </text:list>
              </table:table-cell>
            </table:table-row>
          </table:table>
          <draw:image xlink:href="Pictures/TablePreview32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left-to-bottom">
                  <anim:set smil:begin="0s" smil:dur="0.001s" smil:fill="hold" smil:targetElement="id257" smil:attributeName="visibility" smil:to="visible"/>
                  <anim:transitionFilter smil:dur="0.5s" smil:targetElement="id257" smil:type="waterfallWipe" smil:subtype="horizontal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58" smil:attributeName="visibility" smil:to="visible"/>
                  <anim:transitionFilter smil:dur="0.5s" smil:targetElement="id25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59" smil:attributeName="visibility" smil:to="visible"/>
                  <anim:transitionFilter smil:dur="0.5s" smil:targetElement="id25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60" smil:attributeName="visibility" smil:to="visible"/>
                  <anim:transitionFilter smil:dur="0.5s" smil:targetElement="id26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61" smil:attributeName="visibility" smil:to="visible"/>
                  <anim:transitionFilter smil:dur="0.5s" smil:targetElement="id26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62" smil:attributeName="visibility" smil:to="visible"/>
                  <anim:transitionFilter smil:dur="0.5s" smil:targetElement="id26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63" smil:attributeName="visibility" smil:to="visible"/>
                  <anim:transitionFilter smil:dur="0.5s" smil:targetElement="id26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left-to-bottom">
                  <anim:set smil:begin="0s" smil:dur="0.001s" smil:fill="hold" smil:targetElement="id264" smil:attributeName="visibility" smil:to="visible"/>
                  <anim:transitionFilter smil:dur="0.5s" smil:targetElement="id264" smil:type="waterfallWipe" smil:subtype="horizontal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left-to-bottom">
                  <anim:set smil:begin="0s" smil:dur="0.001s" smil:fill="hold" smil:targetElement="id265" smil:attributeName="visibility" smil:to="visible"/>
                  <anim:transitionFilter smil:dur="0.5s" smil:targetElement="id265" smil:type="waterfallWipe" smil:subtype="horizontal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left-to-bottom">
                  <anim:set smil:begin="0s" smil:dur="0.001s" smil:fill="hold" smil:targetElement="id266" smil:attributeName="visibility" smil:to="visible"/>
                  <anim:transitionFilter smil:dur="0.5s" smil:targetElement="id266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7" xml:id="id273" draw:id="id273" draw:layer="layout" svg:width="18.627cm" svg:height="5.735cm" svg:x="0.635cm" svg:y="12.065cm">
          <text:list text:style-name="L1">
            <text:list-header>
              <text:p text:style-name="P26"><text:span text:style-name="T19">赋值表达式</text:span></text:p>
              <text:p text:style-name="P26"><text:span text:style-name="T20">a=b=5 </text:span><text:span text:style-name="T19">； <text:s text:c="12"/></text:span><text:span text:style-name="T20">b=5 <text:s text:c="6"/>a=5</text:span></text:p>
              <text:p text:style-name="P26"><text:span text:style-name="T20">"="</text:span><text:span text:style-name="T19">的结合性为</text:span><text:span text:style-name="T23">自右至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" draw:text-style-name="P84" draw:layer="layout" svg:width="19.262cm" svg:height="6.674cm" svg:x="0.635cm" svg:y="0cm">
          <text:list text:style-name="L1">
            <text:list-header>
              <text:p xml:id="id267" text:id="id267" text:style-name="P83"><text:span text:style-name="T19">复合的赋值运算符</text:span></text:p>
              <text:p xml:id="id268" text:id="id268" text:style-name="P83"><text:span text:style-name="T20">a+=3 <text:s text:c="8"/></text:span><text:span text:style-name="T45">a=a+3</text:span><text:span text:style-name="T20"> </text:span></text:p>
              <text:p xml:id="id269" text:id="id269" text:style-name="P83"><text:span text:style-name="T20">x*=y+3 <text:s text:c="10"/></text:span><text:span text:style-name="T45">x=x*(y+3)</text:span></text:p>
              <text:p xml:id="id270" text:id="id270" text:style-name="P83"><text:span text:style-name="T20">x/=x-4 <text:s text:c="12"/></text:span><text:span text:style-name="T45">x=x/(x-4)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8" draw:text-style-name="P86" draw:layer="layout" svg:width="10.16cm" svg:height="3.745cm" svg:x="0.847cm" svg:y="7.408cm">
          <text:list text:style-name="L1">
            <text:list-header>
              <text:p xml:id="id271" text:id="id271" text:style-name="P85"><text:span text:style-name="T20">x+=y <text:s text:c="5"/></text:span><text:span text:style-name="T45">x=x+y</text:span></text:p>
              <text:p xml:id="id272" text:id="id272" text:style-name="P85"><text:span text:style-name="T20">i+=j-- <text:s text:c="4"/></text:span><text:span text:style-name="T45">i=i+(j--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67" anim:sub-item="text" smil:attributeName="visibility" smil:to="visible"/>
                  <anim:transitionFilter smil:dur="0.5s" smil:targetElement="id26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68" anim:sub-item="text" smil:attributeName="visibility" smil:to="visible"/>
                  <anim:transitionFilter smil:dur="0.5s" smil:targetElement="id26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69" anim:sub-item="text" smil:attributeName="visibility" smil:to="visible"/>
                  <anim:transitionFilter smil:dur="0.5s" smil:targetElement="id26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70" anim:sub-item="text" smil:attributeName="visibility" smil:to="visible"/>
                  <anim:transitionFilter smil:dur="0.5s" smil:targetElement="id27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71" anim:sub-item="text" smil:attributeName="visibility" smil:to="visible"/>
                  <anim:transitionFilter smil:dur="0.5s" smil:targetElement="id27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72" anim:sub-item="text" smil:attributeName="visibility" smil:to="visible"/>
                  <anim:transitionFilter smil:dur="0.5s" smil:targetElement="id27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73" smil:attributeName="visibility" smil:to="visible"/>
                  <anim:transitionFilter smil:dur="0.5s" smil:targetElement="id27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4" draw:text-style-name="P78" draw:layer="layout" svg:width="17.991cm" svg:height="1.785cm" svg:x="1.482cm" svg:y="2.54cm">
          <text:list text:style-name="L1">
            <text:list-header>
              <text:p text:style-name="P70"><text:span text:style-name="T49">a=12; <text:s text:c="5"/></text:span><text:span text:style-name="T66">a+</text:span><text:span text:style-name="T49">=</text:span><text:span text:style-name="T67">a-=a*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27" draw:style-name="gr150" draw:text-style-name="P88" xml:id="id275" draw:id="id275" draw:layer="layout" svg:width="1.905cm" svg:height="1.058cm" svg:x="18.203cm" svg:y="12.277cm">
          <text:list text:style-name="L1">
            <text:list-header>
              <text:p text:style-name="P87"><text:span text:style-name="T3">12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028" xml:id="id274" draw:id="id274">
          <draw:custom-shape draw:name="Text Box 1029" draw:style-name="gr4" draw:text-style-name="P6" draw:layer="layout" svg:width="1.058cm" svg:height="1.277cm" svg:x="16.298cm" svg:y="12.276cm">
            <text:list text:style-name="L1">
              <text:list-header>
                <text:p text:style-name="P7"><text:span text:style-name="T3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0" draw:style-name="gr104" draw:text-style-name="P23" draw:layer="layout" svg:width="2.964cm" svg:height="1.521cm" svg:x="17.779cm" svg:y="12.065cm">
            <text:p/>
            <draw:enhanced-geometry svg:viewBox="0 0 21600 21600" draw:type="mso-spt202" draw:enhanced-path="M 0 0 L 21600 0 21600 21600 0 21600 0 0 Z N"/>
          </draw:custom-shape>
        </draw:g>
        <draw:custom-shape draw:name="Text Box 1031" draw:style-name="gr151" draw:text-style-name="P27" xml:id="id276" draw:id="id276" draw:layer="layout" svg:width="16.933cm" svg:height="1.615cm" svg:x="1.482cm" svg:y="6.35cm">
          <text:list text:style-name="L4">
            <text:list-header>
              <text:p text:style-name="P26"><text:span text:style-name="T45"><text:s text:c="2"/></text:span><text:span text:style-name="T45">a=a-(a * a) =12-(12*12)=-1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2" draw:style-name="gr152" draw:text-style-name="P27" xml:id="id279" draw:id="id279" draw:layer="layout" svg:width="16.152cm" svg:height="1.615cm" svg:x="1.482cm" svg:y="9.948cm">
          <text:list text:style-name="L3">
            <text:list-header>
              <text:p text:style-name="P26"><text:span text:style-name="T35"><text:s text:c="2"/></text:span><text:span text:style-name="T35">a=a+(-132)=-132-132=-26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33" draw:style-name="gr153" draw:text-style-name="P89" xml:id="id278" draw:id="id278" draw:layer="layout" svg:width="2.117cm" svg:height="1.058cm" svg:x="18.203cm" svg:y="12.277cm">
          <text:list text:style-name="L4">
            <text:list-header>
              <text:p text:style-name="P87"><text:span text:style-name="T32">-13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34" draw:style-name="gr154" draw:text-style-name="P89" xml:id="id281" draw:id="id281" draw:layer="layout" svg:width="2.117cm" svg:height="1.058cm" svg:x="18.203cm" svg:y="12.277cm">
          <text:list text:style-name="L3">
            <text:list-header>
              <text:p text:style-name="P87"><text:span text:style-name="T33">-264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035" xml:id="id277" draw:id="id277">
          <draw:line draw:name="Line 1036" draw:style-name="gr155" draw:text-style-name="P68" draw:layer="layout" svg:x1="15.451cm" svg:y1="7.832cm" svg:x2="15.451cm" svg:y2="8.889cm">
            <text:p/>
          </draw:line>
          <draw:line draw:name="Line 1037" draw:style-name="gr155" draw:text-style-name="P68" draw:layer="layout" svg:x1="15.45cm" svg:y1="8.889cm" svg:x2="2.539cm" svg:y2="8.889cm">
            <text:p/>
          </draw:line>
          <draw:line draw:name="Line 1038" draw:style-name="gr156" draw:text-style-name="P68" draw:layer="layout" svg:x1="2.54cm" svg:y1="8.888cm" svg:x2="2.54cm" svg:y2="7.831cm">
            <text:p/>
          </draw:line>
        </draw:g>
        <draw:g draw:name="Group 1039" xml:id="id280" draw:id="id280">
          <draw:line draw:name="Line 1040" draw:style-name="gr157" draw:text-style-name="P68" draw:layer="layout" svg:x1="14.392cm" svg:y1="11.43cm" svg:x2="14.392cm" svg:y2="12.487cm">
            <text:p/>
          </draw:line>
          <draw:line draw:name="Line 1041" draw:style-name="gr157" draw:text-style-name="P68" draw:layer="layout" svg:x1="14.392cm" svg:y1="12.487cm" svg:x2="2.54cm" svg:y2="12.487cm">
            <text:p/>
          </draw:line>
          <draw:line draw:name="Line 1042" draw:style-name="gr158" draw:text-style-name="P68" draw:layer="layout" svg:x1="2.54cm" svg:y1="12.486cm" svg:x2="2.54cm" svg:y2="11.429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4" smil:attributeName="visibility" smil:to="visible"/>
                  <anim:transitionFilter smil:dur="0.5s" smil:targetElement="id27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5" smil:attributeName="visibility" smil:to="visible"/>
                  <anim:transitionFilter smil:dur="0.5s" smil:targetElement="id27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76" smil:attributeName="visibility" smil:to="visible"/>
                  <anim:transitionFilter smil:dur="0.5s" smil:targetElement="id27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277" smil:attributeName="visibility" smil:to="visible"/>
                  <anim:transitionFilter smil:dur="0.5s" smil:targetElement="id27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278" smil:attributeName="visibility" smil:to="visible"/>
                  <anim:transitionFilter smil:dur="0.5s" smil:targetElement="id278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79" smil:attributeName="visibility" smil:to="visible"/>
                  <anim:transitionFilter smil:dur="0.5s" smil:targetElement="id27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280" smil:attributeName="visibility" smil:to="visible"/>
                  <anim:transitionFilter smil:dur="0.5s" smil:targetElement="id280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left">
                  <anim:set smil:begin="0s" smil:dur="0.001s" smil:fill="hold" smil:targetElement="id281" smil:attributeName="visibility" smil:to="visible"/>
                  <anim:transitionFilter smil:dur="0.5s" smil:targetElement="id281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7" draw:text-style-name="P27" draw:layer="layout" svg:width="12.935cm" svg:height="1.615cm" svg:x="0.021cm" svg:y="1.058cm">
          <text:list text:style-name="L1">
            <text:list-header>
              <text:p text:style-name="P26"><text:span text:style-name="T19">关系运算符和关系表达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7" xml:id="id282" draw:id="id282" draw:layer="layout" svg:width="25.4cm" svg:height="7.795cm" svg:x="0cm" svg:y="3.81cm">
          <text:list text:style-name="L1">
            <text:list-header>
              <text:p text:style-name="P26"><text:span text:style-name="T19">关系运算符（比较运算）</text:span></text:p>
              <text:p text:style-name="P26"><text:span text:style-name="T19"><text:s text:c="5"/></text:span><text:span text:style-name="T35">&lt; <text:s text:c="2"/>&gt; <text:s/>&lt;= <text:s text:c="2"/>&gt;= <text:s text:c="4"/></text:span><text:span text:style-name="T68">= = <text:s text:c="5"/>!=</text:span></text:p>
            </text:list-header>
          </text:list>
          <text:list text:style-name="L8">
            <text:list-item>
              <text:p text:style-name="P90"><text:span text:style-name="T45"><text:s text:c="2"/></text:span><text:span text:style-name="T45">= = </text:span><text:span text:style-name="T22">与 </text:span><text:span text:style-name="T45">=</text:span></text:p>
            </text:list-item>
          </text:list>
          <text:list text:style-name="L1">
            <text:list-header>
              <text:p text:style-name="P26"><text:span text:style-name="T20"><text:s text:c="5"/></text:span><text:span text:style-name="T20">a=5; <text:s text:c="3"/></text:span><text:span text:style-name="T19">赋值运算 <text:s text:c="10"/></text:span><text:span text:style-name="T20">a= =5</text:span><text:span text:style-name="T19">；判断是否相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59" draw:text-style-name="P91" xml:id="id283" draw:id="id283" draw:layer="layout" svg:width="25.4cm" svg:height="1.615cm" svg:x="0cm" svg:y="12.065cm">
          <text:list text:style-name="L9">
            <text:list-item>
              <text:p text:style-name="P90"><text:span text:style-name="T45">&lt; <text:s/>&gt; <text:s/>&lt;= <text:s text:c="2"/>&gt;= </text:span><text:span text:style-name="T22">的优先级大于</text:span><text:span text:style-name="T45">= = <text:s text:c="2"/>!=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8" draw:style-name="gr160" draw:text-style-name="P93" xml:id="id284" draw:id="id284" draw:layer="layout" svg:width="25.4cm" svg:height="1.615cm" svg:x="0cm" svg:y="14.182cm">
          <text:list text:style-name="L4">
            <text:list-header>
              <text:p text:style-name="P92"><text:span text:style-name="T45">3. </text:span><text:span text:style-name="T22">算术运算符的优先级大于关系运算符的优先级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2" smil:attributeName="visibility" smil:to="visible"/>
                  <anim:transitionFilter smil:dur="0.5s" smil:targetElement="id28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3" smil:attributeName="visibility" smil:to="visible"/>
                  <anim:transitionFilter smil:dur="0.5s" smil:targetElement="id28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4" smil:attributeName="visibility" smil:to="visible"/>
                  <anim:transitionFilter smil:dur="0.5s" smil:targetElement="id284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4" draw:text-style-name="P32" draw:layer="layout" svg:width="25.4cm" svg:height="6.757cm" svg:x="0cm" svg:y="0cm">
          <text:list text:style-name="L1">
            <text:list-header>
              <text:p text:style-name="P31"><text:span text:style-name="T19">关系表达式：用关系运算符将表达式连接起来称为关系表达式。其值非真即假。在</text:span><text:span text:style-name="T20">C++</text:span><text:span text:style-name="T19">语言中，用非</text:span><text:span text:style-name="T20">0</text:span><text:span text:style-name="T19">代表真，用</text:span><text:span text:style-name="T20">0</text:span><text:span text:style-name="T19">表示假。</text:span><text:span text:style-name="T23">关系表达式的结果只有两个，真为</text:span><text:span text:style-name="T35">1</text:span><text:span text:style-name="T23">，假为</text:span><text:span text:style-name="T35">0</text:span><text:span text:style-name="T23">。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4" draw:text-style-name="P27" xml:id="id285" draw:id="id285" draw:layer="layout" svg:width="9.101cm" svg:height="7.795cm" svg:x="0.847cm" svg:y="8.89cm">
          <text:list text:style-name="L1">
            <text:list-header>
              <text:p text:style-name="P26"><text:span text:style-name="T20">a=2 <text:s text:c="3"/>b=3 <text:s text:c="2"/>c=4</text:span></text:p>
              <text:p text:style-name="P26"><text:span text:style-name="T20">a&gt;2 <text:s text:c="7"/></text:span></text:p>
              <text:p text:style-name="P26"><text:span text:style-name="T20">a&gt;b+c <text:s text:c="3"/></text:span></text:p>
              <text:p text:style-name="P26"><text:span text:style-name="T20">a= =2 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8" draw:style-name="gr4" draw:text-style-name="P27" xml:id="id289" draw:id="id289" draw:layer="layout" svg:width="5.504cm" svg:height="5.735cm" svg:x="11.853cm" svg:y="5.715cm">
          <text:list text:style-name="L1">
            <text:list-header>
              <text:p text:style-name="P26"><text:span text:style-name="T20">a= ='a'</text:span></text:p>
              <text:p text:style-name="P26"><text:span text:style-name="T20">a&gt;'a' <text:s text:c="2"/></text:span></text:p>
              <text:p text:style-name="P26"><text:span text:style-name="T20">b=a= 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9" draw:style-name="gr4" draw:text-style-name="P27" xml:id="id293" draw:id="id293" draw:layer="layout" svg:width="7.197cm" svg:height="5.735cm" svg:x="11.853cm" svg:y="12.277cm">
          <text:list text:style-name="L1">
            <text:list-header>
              <text:p text:style-name="P26"><text:span text:style-name="T20">'a'&gt;'A' <text:s text:c="4"/></text:span></text:p>
              <text:p text:style-name="P26"><text:span text:style-name="T20">b= ='a'+1</text:span></text:p>
              <text:p text:style-name="P26"><text:span text:style-name="T20">c-a= =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0" draw:style-name="gr161" draw:text-style-name="P27" xml:id="id286" draw:id="id286" draw:layer="layout" svg:width="1.058cm" svg:height="1.615cm" svg:x="5.927cm" svg:y="11.218cm">
          <text:list text:style-name="L4">
            <text:list-header>
              <text:p text:style-name="P26"><text:span text:style-name="T4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1" draw:style-name="gr162" draw:text-style-name="P27" xml:id="id287" draw:id="id287" draw:layer="layout" svg:width="1.058cm" svg:height="1.615cm" svg:x="5.927cm" svg:y="13.123cm">
          <text:list text:style-name="L4">
            <text:list-header>
              <text:p text:style-name="P26"><text:span text:style-name="T4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2" draw:style-name="gr163" draw:text-style-name="P27" xml:id="id288" draw:id="id288" draw:layer="layout" svg:width="1.27cm" svg:height="1.615cm" svg:x="5.715cm" svg:y="15.028cm">
          <text:list text:style-name="L4">
            <text:list-header>
              <text:p text:style-name="P26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3" draw:style-name="gr164" draw:text-style-name="P27" xml:id="id290" draw:id="id290" draw:layer="layout" svg:width="1.058cm" svg:height="1.615cm" svg:x="16.722cm" svg:y="5.715cm">
          <text:list text:style-name="L4">
            <text:list-header>
              <text:p text:style-name="P26"><text:span text:style-name="T4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4" draw:style-name="gr165" draw:text-style-name="P27" xml:id="id291" draw:id="id291" draw:layer="layout" svg:width="1.058cm" svg:height="1.615cm" svg:x="16.722cm" svg:y="7.832cm">
          <text:list text:style-name="L4">
            <text:list-header>
              <text:p text:style-name="P26"><text:span text:style-name="T4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5" draw:style-name="gr166" draw:text-style-name="P27" xml:id="id292" draw:id="id292" draw:layer="layout" svg:width="1.058cm" svg:height="1.615cm" svg:x="16.722cm" svg:y="9.948cm">
          <text:list text:style-name="L4">
            <text:list-header>
              <text:p text:style-name="P26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6" draw:style-name="gr167" draw:text-style-name="P27" xml:id="id294" draw:id="id294" draw:layer="layout" svg:width="1.059cm" svg:height="1.615cm" svg:x="18.203cm" svg:y="12.277cm">
          <text:list text:style-name="L4">
            <text:list-header>
              <text:p text:style-name="P26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7" draw:style-name="gr168" draw:text-style-name="P27" xml:id="id295" draw:id="id295" draw:layer="layout" svg:width="1.059cm" svg:height="1.615cm" svg:x="18.203cm" svg:y="14.393cm">
          <text:list text:style-name="L4">
            <text:list-header>
              <text:p text:style-name="P26"><text:span text:style-name="T4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8" draw:style-name="gr169" draw:text-style-name="P27" xml:id="id296" draw:id="id296" draw:layer="layout" svg:width="1.059cm" svg:height="1.615cm" svg:x="18.203cm" svg:y="16.51cm">
          <text:list text:style-name="L4">
            <text:list-header>
              <text:p text:style-name="P26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6" smil:attributeName="visibility" smil:to="visible"/>
                  <anim:transitionFilter smil:dur="0.5s" smil:targetElement="id28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7" smil:attributeName="visibility" smil:to="visible"/>
                  <anim:transitionFilter smil:dur="0.5s" smil:targetElement="id28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8" smil:attributeName="visibility" smil:to="visible"/>
                  <anim:transitionFilter smil:dur="0.5s" smil:targetElement="id28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9" smil:attributeName="visibility" smil:to="visible"/>
                  <anim:transitionFilter smil:dur="0.5s" smil:targetElement="id28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0" smil:attributeName="visibility" smil:to="visible"/>
                  <anim:transitionFilter smil:dur="0.5s" smil:targetElement="id29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1" smil:attributeName="visibility" smil:to="visible"/>
                  <anim:transitionFilter smil:dur="0.5s" smil:targetElement="id29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2" smil:attributeName="visibility" smil:to="visible"/>
                  <anim:transitionFilter smil:dur="0.5s" smil:targetElement="id29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3" smil:attributeName="visibility" smil:to="visible"/>
                  <anim:transitionFilter smil:dur="0.5s" smil:targetElement="id29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4" smil:attributeName="visibility" smil:to="visible"/>
                  <anim:transitionFilter smil:dur="0.5s" smil:targetElement="id29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5" smil:attributeName="visibility" smil:to="visible"/>
                  <anim:transitionFilter smil:dur="0.5s" smil:targetElement="id29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6" smil:attributeName="visibility" smil:to="visible"/>
                  <anim:transitionFilter smil:dur="0.5s" smil:targetElement="id296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7" draw:layer="layout" svg:width="16.298cm" svg:height="1.615cm" svg:x="0cm" svg:y="0cm">
          <text:list text:style-name="L1">
            <text:list-header>
              <text:p text:style-name="P36"><text:span text:style-name="T20"><text:s/></text:span><text:span text:style-name="T19">逻辑运算符</text:span><text:span text:style-name="T69"> 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70" draw:text-style-name="P91" draw:layer="layout" svg:width="25.4cm" svg:height="1.615cm" svg:x="0cm" svg:y="1.905cm">
          <text:list text:style-name="L10">
            <text:list-item>
              <text:p text:style-name="P90"><text:span text:style-name="T19">运算符 <text:s text:c="12"/>与</text:span><text:span text:style-name="T35">&amp;&amp;</text:span><text:span text:style-name="T20"> <text:s text:c="6"/></text:span><text:span text:style-name="T19">或 </text:span><text:span text:style-name="T35">||</text:span><text:span text:style-name="T20"> <text:s text:c="14"/></text:span><text:span text:style-name="T19">非</text:span><text:span text:style-name="T23">！</text:span><text:span text:style-name="T19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71" draw:text-style-name="P95" xml:id="id298" draw:id="id298" draw:layer="layout" svg:width="7.831cm" svg:height="14.628cm" svg:x="0.847cm" svg:y="6.328cm">
          <text:list text:style-name="L1">
            <text:list-header>
              <text:p text:style-name="P94"><text:span text:style-name="T7">A </text:span><text:span text:style-name="T7"><text:tab/></text:span><text:span text:style-name="T7"><text:tab/></text:span><text:span text:style-name="T7">B <text:s text:c="5"/></text:span><text:span text:style-name="T6">结果</text:span></text:p>
              <text:p text:style-name="P94"><text:span text:style-name="T7">0</text:span><text:span text:style-name="T7"><text:tab/></text:span><text:span text:style-name="T7"><text:tab/></text:span><text:span text:style-name="T7">0</text:span><text:span text:style-name="T7"><text:tab/></text:span><text:span text:style-name="T7">0</text:span></text:p>
              <text:p text:style-name="P94"><text:span text:style-name="T7">0</text:span><text:span text:style-name="T7"><text:tab/></text:span><text:span text:style-name="T7"><text:tab/></text:span><text:span text:style-name="T7">1</text:span><text:span text:style-name="T7"><text:tab/></text:span><text:span text:style-name="T7">0</text:span></text:p>
              <text:p text:style-name="P94"><text:span text:style-name="T7">1</text:span><text:span text:style-name="T7"><text:tab/></text:span><text:span text:style-name="T7"><text:tab/></text:span><text:span text:style-name="T7">0</text:span><text:span text:style-name="T7"><text:tab/></text:span><text:span text:style-name="T7">0</text:span></text:p>
              <text:p text:style-name="P94"><text:span text:style-name="T7">1</text:span><text:span text:style-name="T7"><text:tab/></text:span><text:span text:style-name="T7"><text:tab/></text:span><text:span text:style-name="T7">1</text:span><text:span text:style-name="T7"><text:tab/></text:span><text:span text:style-name="T7">1</text:span></text:p>
            </text:list-header>
          </text:list>
          <text:list text:style-name="L3">
            <text:list-header>
              <text:p text:style-name="P94"><text:span text:style-name="T28">有</text:span><text:span text:style-name="T17">0</text:span><text:span text:style-name="T28">出</text:span><text:span text:style-name="T17">0</text:span><text:span text:style-name="T28">，全</text:span><text:span text:style-name="T17">1</text:span><text:span text:style-name="T28">出</text:span><text:span text:style-name="T17">1</text:span></text:p>
            </text:list-header>
          </text:list>
          <text:list text:style-name="L4">
            <text:list-header>
              <text:p text:style-name="P94"><text:span text:style-name="T18">A,B</text:span><text:span text:style-name="T25">同时成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78" xml:id="id297" draw:id="id297" draw:layer="layout" svg:width="2.752cm" svg:height="1.785cm" svg:x="2.328cm" svg:y="3.81cm">
          <text:list text:style-name="L1">
            <text:list-header>
              <text:p text:style-name="P70"><text:span text:style-name="T49">&amp;&amp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72" draw:text-style-name="P95" xml:id="id300" draw:id="id300" draw:layer="layout" svg:width="8.044cm" svg:height="15.813cm" svg:x="9.948cm" svg:y="6.328cm">
          <text:list text:style-name="L1">
            <text:list-header>
              <text:p text:style-name="P94"><text:span text:style-name="T7">A </text:span><text:span text:style-name="T7"><text:tab/></text:span><text:span text:style-name="T7"><text:tab/></text:span><text:span text:style-name="T7">B <text:s text:c="5"/></text:span><text:span text:style-name="T6">结果</text:span></text:p>
              <text:p text:style-name="P94"><text:span text:style-name="T7">0</text:span><text:span text:style-name="T7"><text:tab/></text:span><text:span text:style-name="T7"><text:tab/></text:span><text:span text:style-name="T7">0</text:span><text:span text:style-name="T7"><text:tab/></text:span><text:span text:style-name="T7">0</text:span></text:p>
              <text:p text:style-name="P94"><text:span text:style-name="T7">0</text:span><text:span text:style-name="T7"><text:tab/></text:span><text:span text:style-name="T7"><text:tab/></text:span><text:span text:style-name="T7">1</text:span><text:span text:style-name="T7"><text:tab/></text:span><text:span text:style-name="T7">1</text:span></text:p>
              <text:p text:style-name="P94"><text:span text:style-name="T7">1</text:span><text:span text:style-name="T7"><text:tab/></text:span><text:span text:style-name="T7"><text:tab/></text:span><text:span text:style-name="T7">0</text:span><text:span text:style-name="T7"><text:tab/></text:span><text:span text:style-name="T7">1</text:span></text:p>
              <text:p text:style-name="P94"><text:span text:style-name="T7">1</text:span><text:span text:style-name="T7"><text:tab/></text:span><text:span text:style-name="T7"><text:tab/></text:span><text:span text:style-name="T7">1</text:span><text:span text:style-name="T7"><text:tab/></text:span><text:span text:style-name="T7">1</text:span></text:p>
            </text:list-header>
          </text:list>
          <text:list text:style-name="L3">
            <text:list-header>
              <text:p text:style-name="P94"><text:span text:style-name="T28">有</text:span><text:span text:style-name="T17">1</text:span><text:span text:style-name="T28">出</text:span><text:span text:style-name="T17">1</text:span><text:span text:style-name="T28">，全</text:span><text:span text:style-name="T17">0</text:span><text:span text:style-name="T28">出</text:span><text:span text:style-name="T17">0</text:span></text:p>
            </text:list-header>
          </text:list>
          <text:list text:style-name="L4">
            <text:list-header>
              <text:p text:style-name="P94"><text:span text:style-name="T18">A</text:span><text:span text:style-name="T25">或</text:span><text:span text:style-name="T18">B</text:span><text:span text:style-name="T25">有一个成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" draw:text-style-name="P78" xml:id="id299" draw:id="id299" draw:layer="layout" svg:width="2.752cm" svg:height="1.785cm" svg:x="11.853cm" svg:y="3.81cm">
          <text:list text:style-name="L1">
            <text:list-header>
              <text:p text:style-name="P70"><text:span text:style-name="T49">| |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73" draw:text-style-name="P95" xml:id="id302" draw:id="id302" draw:layer="layout" svg:width="5.715cm" svg:height="8.654cm" svg:x="18.627cm" svg:y="6.985cm">
          <text:list text:style-name="L1">
            <text:list-header>
              <text:p text:style-name="P94"><text:span text:style-name="T7">A <text:s text:c="3"/></text:span><text:span text:style-name="T6">结果</text:span></text:p>
              <text:p text:style-name="P94"><text:span text:style-name="T7">0</text:span><text:span text:style-name="T7"><text:tab/></text:span><text:span text:style-name="T7"> <text:s text:c="2"/>1</text:span></text:p>
              <text:p text:style-name="P94"><text:span text:style-name="T7">1 <text:s text:c="6"/>0</text:span></text:p>
            </text:list-header>
          </text:list>
          <text:list text:style-name="L3">
            <text:list-header>
              <text:p text:style-name="P94"><text:span text:style-name="T28">有</text:span><text:span text:style-name="T17">0</text:span><text:span text:style-name="T28">出</text:span><text:span text:style-name="T17">1</text:span><text:span text:style-name="T28">，</text:span></text:p>
              <text:p text:style-name="P94"><text:span text:style-name="T28">有</text:span><text:span text:style-name="T17">1</text:span><text:span text:style-name="T28">出</text:span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" draw:text-style-name="P4" xml:id="id301" draw:id="id301" draw:layer="layout" svg:width="3.175cm" svg:height="1.785cm" svg:x="19.262cm" svg:y="4.022cm">
          <text:list text:style-name="L1">
            <text:list-header>
              <text:p text:style-name="P3"><text:span text:style-name="T52">！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97" smil:attributeName="visibility" smil:to="visible"/>
                  <anim:transitionFilter smil:dur="0.5s" smil:targetElement="id29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98" smil:attributeName="visibility" smil:to="visible"/>
                  <anim:transitionFilter smil:dur="0.5s" smil:targetElement="id298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99" smil:attributeName="visibility" smil:to="visible"/>
                  <anim:transitionFilter smil:dur="0.5s" smil:targetElement="id29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00" smil:attributeName="visibility" smil:to="visible"/>
                  <anim:transitionFilter smil:dur="0.5s" smil:targetElement="id300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01" smil:attributeName="visibility" smil:to="visible"/>
                  <anim:transitionFilter smil:dur="0.5s" smil:targetElement="id30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02" smil:attributeName="visibility" smil:to="visible"/>
                  <anim:transitionFilter smil:dur="0.5s" smil:targetElement="id30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7" xml:id="id303" draw:id="id303" draw:layer="layout" svg:width="13.97cm" svg:height="5.735cm" svg:x="0.635cm" svg:y="2.328cm">
          <text:list text:style-name="L1">
            <text:list-header>
              <text:p text:style-name="P26"><text:span text:style-name="T19">江苏籍的男生</text:span></text:p>
              <text:p text:style-name="P26"><text:span text:style-name="T19">江苏籍的学生和所有男生</text:span></text:p>
              <text:p text:style-name="P26"><text:span text:style-name="T19">非江苏籍的学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74" draw:text-style-name="P27" xml:id="id304" draw:id="id304" draw:layer="layout" svg:width="9.314cm" svg:height="1.615cm" svg:x="15.028cm" svg:y="2.328cm">
          <text:list text:style-name="L2">
            <text:list-header>
              <text:p text:style-name="P26"><text:span text:style-name="T44">江苏籍</text:span><text:span text:style-name="T39">&amp;&amp;</text:span><text:span text:style-name="T44">男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32" draw:layer="layout" svg:width="22.013cm" svg:height="1.885cm" svg:x="0cm" svg:y="0cm">
          <text:list text:style-name="L1">
            <text:list-header>
              <text:p text:style-name="P31"><text:span text:style-name="T19">例如：两个条件：</text:span><text:span text:style-name="T44">江苏籍</text:span><text:span text:style-name="T19"> <text:s text:c="3"/></text:span><text:span text:style-name="T23">男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75" draw:text-style-name="P27" xml:id="id305" draw:id="id305" draw:layer="layout" svg:width="9.737cm" svg:height="1.615cm" svg:x="15.028cm" svg:y="4.233cm">
          <text:list text:style-name="L2">
            <text:list-header>
              <text:p text:style-name="P26"><text:span text:style-name="T44">江苏籍</text:span><text:span text:style-name="T39">||</text:span><text:span text:style-name="T44">男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76" draw:text-style-name="P27" xml:id="id306" draw:id="id306" draw:layer="layout" svg:width="9.102cm" svg:height="1.615cm" svg:x="15.028cm" svg:y="6.138cm">
          <text:list text:style-name="L2">
            <text:list-header>
              <text:p text:style-name="P26"><text:span text:style-name="T44">！江苏籍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" draw:text-style-name="P27" xml:id="id307" draw:id="id307" draw:layer="layout" svg:width="25.4cm" svg:height="5.993cm" svg:x="0cm" svg:y="9.525cm">
          <text:list text:style-name="L1">
            <text:list-header>
              <text:p text:style-name="P26"><text:span text:style-name="T19">注意：</text:span></text:p>
              <text:p text:style-name="P26"><text:span text:style-name="T20">1.</text:span><text:span text:style-name="T19">优先级：</text:span><text:span text:style-name="T20">!</text:span><text:span text:style-name="T70"></text:span><text:span text:style-name="T20">&amp;&amp;</text:span><text:span text:style-name="T70"></text:span><text:span text:style-name="T20">| |</text:span></text:p>
              <text:p text:style-name="P70"><text:span text:style-name="T20"><text:s text:c="11"/></text:span><text:span text:style-name="T57">！</text:span><text:span text:style-name="T71"></text:span><text:span text:style-name="T57">算术</text:span><text:span text:style-name="T71"></text:span><text:span text:style-name="T57">关系</text:span><text:span text:style-name="T71"></text:span><text:span text:style-name="T57">逻辑</text:span><text:span text:style-name="T71"></text:span><text:span text:style-name="T57">赋值</text:span><text:span text:style-name="T71"></text:span><text:span text:style-name="T57">逗号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03" smil:attributeName="visibility" smil:to="visible"/>
                  <anim:transitionFilter smil:dur="0.5s" smil:targetElement="id30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04" smil:attributeName="visibility" smil:to="visible"/>
                  <anim:transitionFilter smil:dur="0.5s" smil:targetElement="id30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05" smil:attributeName="visibility" smil:to="visible"/>
                  <anim:transitionFilter smil:dur="0.5s" smil:targetElement="id30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06" smil:attributeName="visibility" smil:to="visible"/>
                  <anim:transitionFilter smil:dur="0.5s" smil:targetElement="id30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07" smil:attributeName="visibility" smil:to="visible"/>
                  <anim:transitionFilter smil:dur="0.5s" smil:targetElement="id30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2" xml:id="id308" draw:id="id308" draw:layer="layout" svg:width="25.4cm" svg:height="1.885cm" svg:x="0cm" svg:y="6.562cm">
          <text:list text:style-name="L1">
            <text:list-header>
              <text:p text:style-name="P31"><text:span text:style-name="T20">3.</text:span><text:span text:style-name="T72">不可写为 <text:s/></text:span><text:span text:style-name="T73">1&lt;x&lt;10 <text:s text:c="4"/></text:span><text:span text:style-name="T72">应为：</text:span><text:span text:style-name="T73">1&lt;x &amp;&amp; x&lt;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2" draw:layer="layout" svg:width="25.4cm" svg:height="5.839cm" svg:x="0cm" svg:y="0.423cm">
          <text:list text:style-name="L1">
            <text:list-header>
              <text:p text:style-name="P31"><text:span text:style-name="T20">2.</text:span><text:span text:style-name="T23">作为条件，所有非</text:span><text:span text:style-name="T35">0</text:span><text:span text:style-name="T23">值均为真</text:span><text:span text:style-name="T19">；作为结果，只有</text:span><text:span text:style-name="T20">0</text:span><text:span text:style-name="T19">或</text:span><text:span text:style-name="T20">1</text:span><text:span text:style-name="T19">两种。 <text:s/></text:span></text:p>
              <text:p text:style-name="P31"><text:span text:style-name="T19"><text:s text:c="10"/></text:span><text:span text:style-name="T20">5&gt;3 &amp;&amp; 2 || 8&lt;4-!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2" xml:id="id309" draw:id="id309" draw:layer="layout" svg:width="25.4cm" svg:height="3.509cm" svg:x="0cm" svg:y="8.678cm">
          <text:list text:style-name="L1">
            <text:list-header>
              <text:p text:style-name="P31"><text:span text:style-name="T20">4</text:span><text:span text:style-name="T35">.</text:span><text:span text:style-name="T23">当前面的表达式可以得出整个表达式的结果时，不必再求后面的表达式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32" xml:id="id310" draw:id="id310" draw:layer="layout" svg:width="25.4cm" svg:height="3.509cm" svg:x="0cm" svg:y="12.7cm">
          <text:list text:style-name="L1">
            <text:list-header>
              <text:p text:style-name="P31"><text:span text:style-name="T20">a&amp;&amp;b&amp;&amp;c <text:s/></text:span><text:span text:style-name="T19">当</text:span><text:span text:style-name="T20">a</text:span><text:span text:style-name="T19">为</text:span><text:span text:style-name="T20">0</text:span><text:span text:style-name="T19">时，表达式为</text:span><text:span text:style-name="T20">0</text:span><text:span text:style-name="T19">，不必求</text:span><text:span text:style-name="T20">b</text:span><text:span text:style-name="T19">与</text:span><text:span text:style-name="T20">c</text:span><text:span text:style-name="T19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32" xml:id="id311" draw:id="id311" draw:layer="layout" svg:width="25.4cm" svg:height="1.885cm" svg:x="0cm" svg:y="15.028cm">
          <text:list text:style-name="L1">
            <text:list-header>
              <text:p text:style-name="P31"><text:span text:style-name="T20">a||b||c <text:s text:c="5"/></text:span><text:span text:style-name="T19">当</text:span><text:span text:style-name="T20">a</text:span><text:span text:style-name="T19">为</text:span><text:span text:style-name="T20">1</text:span><text:span text:style-name="T19">时，表达式为</text:span><text:span text:style-name="T20">1</text:span><text:span text:style-name="T19">，不必求</text:span><text:span text:style-name="T20">b</text:span><text:span text:style-name="T19">与</text:span><text:span text:style-name="T20">c</text:span><text:span text:style-name="T19">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08" smil:attributeName="visibility" smil:to="visible"/>
                  <anim:transitionFilter smil:dur="0.5s" smil:targetElement="id30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09" smil:attributeName="visibility" smil:to="visible"/>
                  <anim:transitionFilter smil:dur="0.5s" smil:targetElement="id30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10" smil:attributeName="visibility" smil:to="visible"/>
                  <anim:transitionFilter smil:dur="0.5s" smil:targetElement="id31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11" smil:attributeName="visibility" smil:to="visible"/>
                  <anim:transitionFilter smil:dur="0.5s" smil:targetElement="id31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7" draw:layer="layout" svg:width="12.488cm" svg:height="3.675cm" svg:x="0cm" svg:y="0cm">
          <text:list text:style-name="L1">
            <text:list-header>
              <text:p text:style-name="P26"><text:span text:style-name="T20">x=4 <text:s text:c="3"/>y=5</text:span></text:p>
              <text:p text:style-name="P26"><text:span text:style-name="T20">i= ++x= =5 || ++y= =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77" draw:text-style-name="P27" xml:id="id312" draw:id="id312" draw:layer="layout" svg:width="10.16cm" svg:height="1.615cm" svg:x="13.758cm" svg:y="1.905cm">
          <text:list text:style-name="L4">
            <text:list-header>
              <text:p text:style-name="P26"><text:span text:style-name="T45">x=5 <text:s text:c="3"/>y=5 <text:s text:c="2"/>i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27" xml:id="id313" draw:id="id313" draw:layer="layout" svg:width="14.605cm" svg:height="1.615cm" svg:x="0cm" svg:y="3.598cm">
          <text:list text:style-name="L1">
            <text:list-header>
              <text:p text:style-name="P26"><text:span text:style-name="T20">i= x++= =5&amp;&amp; y++= =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78" draw:text-style-name="P27" xml:id="id314" draw:id="id314" draw:layer="layout" svg:width="10.16cm" svg:height="1.615cm" svg:x="13.97cm" svg:y="3.598cm">
          <text:list text:style-name="L4">
            <text:list-header>
              <text:p text:style-name="P26"><text:span text:style-name="T45">x=5 <text:s text:c="3"/>y=5 <text:s text:c="2"/>i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27" xml:id="id315" draw:id="id315" draw:layer="layout" svg:width="24.342cm" svg:height="7.089cm" svg:x="0cm" svg:y="5.715cm">
          <text:list text:style-name="L1">
            <text:list-header>
              <text:p text:style-name="P26"><text:span text:style-name="T19">判断某年是否为闰年</text:span></text:p>
              <text:p text:style-name="P26"><text:span text:style-name="T20">1</text:span><text:span text:style-name="T19">）能被</text:span><text:span text:style-name="T20">400</text:span><text:span text:style-name="T19">整除</text:span></text:p>
              <text:p text:style-name="P26"><text:span text:style-name="T20">2</text:span><text:span text:style-name="T19">）能被</text:span><text:span text:style-name="T20">4</text:span><text:span text:style-name="T19">整除，不能被</text:span><text:span text:style-name="T20">100</text:span><text:span text:style-name="T19">整除 <text:s/></text:span><text:span text:style-name="T20">(2200</text:span><text:span text:style-name="T19">年不是</text:span><text:span text:style-name="T20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79" draw:text-style-name="P27" xml:id="id316" draw:id="id316" draw:layer="layout" svg:width="10.795cm" svg:height="1.615cm" svg:x="10.795cm" svg:y="7.62cm">
          <text:list text:style-name="L4">
            <text:list-header>
              <text:p text:style-name="P26"><text:span text:style-name="T45">year%400= 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80" draw:text-style-name="P27" xml:id="id317" draw:id="id317" draw:layer="layout" svg:width="17.357cm" svg:height="1.615cm" svg:x="1.905cm" svg:y="11.853cm">
          <text:list text:style-name="L4">
            <text:list-header>
              <text:p text:style-name="P26"><text:span text:style-name="T45">year%4= =0&amp;&amp; year%100!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81" draw:text-style-name="P27" xml:id="id318" draw:id="id318" draw:layer="layout" svg:width="24.977cm" svg:height="1.615cm" svg:x="0.423cm" svg:y="14.393cm">
          <text:list text:style-name="L3">
            <text:list-header>
              <text:p text:style-name="P26"><text:span text:style-name="T35">(year%400= =0) || (year%4= =0&amp;&amp;year%100!=0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12" smil:attributeName="visibility" smil:to="visible"/>
                  <anim:transitionFilter smil:dur="0.5s" smil:targetElement="id31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13" smil:attributeName="visibility" smil:to="visible"/>
                  <anim:transitionFilter smil:dur="0.5s" smil:targetElement="id31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14" smil:attributeName="visibility" smil:to="visible"/>
                  <anim:transitionFilter smil:dur="0.5s" smil:targetElement="id31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15" smil:attributeName="visibility" smil:to="visible"/>
                  <anim:transitionFilter smil:dur="0.5s" smil:targetElement="id315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16" smil:attributeName="visibility" smil:to="visible"/>
                  <anim:transitionFilter smil:dur="0.5s" smil:targetElement="id31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17" smil:attributeName="visibility" smil:to="visible"/>
                  <anim:transitionFilter smil:dur="0.5s" smil:targetElement="id31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18" smil:attributeName="visibility" smil:to="visible"/>
                  <anim:transitionFilter smil:dur="0.5s" smil:targetElement="id31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4" draw:text-style-name="P27" xml:id="id319" draw:id="id319" draw:layer="layout" svg:width="21.59cm" svg:height="7.795cm" svg:x="0cm" svg:y="1.693cm">
          <text:list text:style-name="L1">
            <text:list-header>
              <text:p text:style-name="P26"><text:span text:style-name="T19">当</text:span><text:span text:style-name="T20">c</text:span><text:span text:style-name="T19">＝</text:span><text:span text:style-name="T20">4</text:span><text:span text:style-name="T19">时，以下的值各多少？</text:span></text:p>
              <text:p text:style-name="P26"><text:span text:style-name="T20">(c=1)&amp;&amp;(c=3)&amp;&amp;(c=5)</text:span></text:p>
              <text:p text:style-name="P26"><text:span text:style-name="T20">(c= =1)||(c= =2) || (c= =5)</text:span></text:p>
              <text:p text:style-name="P26"><text:span text:style-name="T20">(c!=2) &amp;&amp; (c!=4) &amp;&amp;(c&gt;=1)&amp;&amp;(c&lt;=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182" draw:text-style-name="P27" xml:id="id320" draw:id="id320" draw:layer="layout" svg:width="1.27cm" svg:height="1.615cm" svg:x="19.685cm" svg:y="4.022cm">
          <text:list text:style-name="L4">
            <text:list-header>
              <text:p text:style-name="P26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8" draw:style-name="gr183" draw:text-style-name="P27" xml:id="id321" draw:id="id321" draw:layer="layout" svg:width="1.482cm" svg:height="1.615cm" svg:x="19.685cm" svg:y="5.927cm">
          <text:list text:style-name="L4">
            <text:list-header>
              <text:p text:style-name="P26"><text:span text:style-name="T4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9" draw:style-name="gr184" draw:text-style-name="P27" xml:id="id322" draw:id="id322" draw:layer="layout" svg:width="1.058cm" svg:height="1.615cm" svg:x="19.685cm" svg:y="8.043cm">
          <text:list text:style-name="L4">
            <text:list-header>
              <text:p text:style-name="P26"><text:span text:style-name="T45">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19" smil:attributeName="visibility" smil:to="visible"/>
                  <anim:transitionFilter smil:dur="0.5s" smil:targetElement="id31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20" smil:attributeName="visibility" smil:to="visible"/>
                  <anim:transitionFilter smil:dur="0.5s" smil:targetElement="id320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97" draw:layer="layout" svg:width="16.087cm" svg:height="1.785cm" svg:x="0.423cm" svg:y="0.423cm">
          <text:list text:style-name="L1">
            <text:list-header>
              <text:p text:style-name="P96"><text:span text:style-name="T49">sizeof</text:span><text:span text:style-name="T52">（）运算符</text:span><text:span text:style-name="T74"> 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4" draw:layer="layout" svg:width="25.4cm" svg:height="5.839cm" svg:x="0cm" svg:y="2.963cm">
          <text:list text:style-name="L1">
            <text:list-header>
              <text:p xml:id="id323" text:id="id323" text:style-name="P33"><text:span text:style-name="T20">sizeof()</text:span><text:span text:style-name="T19">运算符是一个单目运算符，</text:span><text:span text:style-name="T44">用于计算某一个操作数类型的字节数</text:span><text:span text:style-name="T19">。其格式为：</text:span></text:p>
              <text:p xml:id="id324" text:id="id324" text:style-name="P33"><text:span text:style-name="T20">sizeof</text:span><text:span text:style-name="T19">（</text:span><text:span text:style-name="T35">&lt;</text:span><text:span text:style-name="T23">类型</text:span><text:span text:style-name="T35">&gt;</text:span><text:span text:style-name="T19">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4" draw:layer="layout" svg:width="17.78cm" svg:height="8.875cm" svg:x="0.635cm" svg:y="9.313cm">
          <text:list text:style-name="L1">
            <text:list-header>
              <text:p xml:id="id325" text:id="id325" text:style-name="P33"><text:span text:style-name="T20">sizeof</text:span><text:span text:style-name="T19">（</text:span><text:span text:style-name="T20">int</text:span><text:span text:style-name="T19">） <text:s text:c="2"/></text:span><text:span text:style-name="T20">//</text:span><text:span text:style-name="T19">其值为</text:span><text:span text:style-name="T20">4</text:span></text:p>
              <text:p xml:id="id326" text:id="id326" text:style-name="P33"><text:span text:style-name="T20">sizeof</text:span><text:span text:style-name="T19">（</text:span><text:span text:style-name="T20">float</text:span><text:span text:style-name="T19">） </text:span><text:span text:style-name="T20">//</text:span><text:span text:style-name="T19">其值为</text:span><text:span text:style-name="T20">4</text:span></text:p>
              <text:p xml:id="id327" text:id="id327" text:style-name="P33"><text:span text:style-name="T20">sizeof</text:span><text:span text:style-name="T19">（</text:span><text:span text:style-name="T20">double) <text:s/>//</text:span><text:span text:style-name="T19">其值为</text:span><text:span text:style-name="T20">8</text:span></text:p>
              <text:p xml:id="id328" text:id="id328" text:style-name="P33"><text:span text:style-name="T20">sizeof</text:span><text:span text:style-name="T19">（</text:span><text:span text:style-name="T20">char) <text:s/>//</text:span><text:span text:style-name="T19">其值为</text:span><text:span text:style-name="T20">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23" anim:sub-item="text" smil:attributeName="visibility" smil:to="visible"/>
                  <anim:transitionFilter smil:dur="0.5s" smil:targetElement="id323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24" anim:sub-item="text" smil:attributeName="visibility" smil:to="visible"/>
                  <anim:transitionFilter smil:dur="0.5s" smil:targetElement="id324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25" anim:sub-item="text" smil:attributeName="visibility" smil:to="visible"/>
                  <anim:transitionFilter smil:dur="0.5s" smil:targetElement="id325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26" anim:sub-item="text" smil:attributeName="visibility" smil:to="visible"/>
                  <anim:transitionFilter smil:dur="0.5s" smil:targetElement="id326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27" anim:sub-item="text" smil:attributeName="visibility" smil:to="visible"/>
                  <anim:transitionFilter smil:dur="0.5s" smil:targetElement="id327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28" anim:sub-item="text" smil:attributeName="visibility" smil:to="visible"/>
                  <anim:transitionFilter smil:dur="0.5s" smil:targetElement="id32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7" draw:text-style-name="P78" draw:layer="layout" svg:width="14.472cm" svg:height="1.785cm" svg:x="0.029cm" svg:y="0cm">
          <text:list text:style-name="L1">
            <text:list-header>
              <text:p text:style-name="P70"><text:span text:style-name="T52">逗号运算符和逗号表达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85" draw:text-style-name="P27" draw:layer="layout" svg:width="25.4cm" svg:height="5.029cm" svg:x="0cm" svg:y="2.54cm">
          <text:list text:style-name="L2">
            <text:list-header>
              <text:p text:style-name="P26"><text:span text:style-name="T44">表达式</text:span><text:span text:style-name="T39">1</text:span><text:span text:style-name="T44">，表达式</text:span><text:span text:style-name="T39">2</text:span><text:span text:style-name="T44">，表达式</text:span><text:span text:style-name="T39">3</text:span><text:span text:style-name="T44">，</text:span><text:span text:style-name="T39">…</text:span><text:span text:style-name="T44">，表达式</text:span><text:span text:style-name="T39">n</text:span></text:p>
            </text:list-header>
          </text:list>
          <text:list text:style-name="L3">
            <text:list-header>
              <text:p text:style-name="P26"><text:span text:style-name="T23">顺序求解，结果为最后一个表达式的值，并且优先级最低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27" xml:id="id329" draw:id="id329" draw:layer="layout" svg:width="9.525cm" svg:height="2.969cm" svg:x="1.482cm" svg:y="8.678cm">
          <text:list text:style-name="L1">
            <text:list-header>
              <text:p text:style-name="P26"><text:span text:style-name="T20">a=(3+4, 5*6, <text:s/>2+1); <text:s text:c="5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86" draw:text-style-name="P27" xml:id="id330" draw:id="id330" draw:layer="layout" svg:width="8.89cm" svg:height="1.615cm" svg:x="12.065cm" svg:y="8.678cm">
          <text:list text:style-name="L4">
            <text:list-header>
              <text:p text:style-name="P26"><text:span text:style-name="T45"><text:s/></text:span><text:span text:style-name="T45">a=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27" xml:id="id331" draw:id="id331" draw:layer="layout" svg:width="12.7cm" svg:height="1.615cm" svg:x="1.482cm" svg:y="11.007cm">
          <text:list text:style-name="L1">
            <text:list-header>
              <text:p text:style-name="P26"><text:span text:style-name="T20">a=3*3, <text:s/>a+6, <text:s/>a+7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87" draw:text-style-name="P27" xml:id="id332" draw:id="id332" draw:layer="layout" svg:width="2.117cm" svg:height="1.615cm" svg:x="11.853cm" svg:y="11.218cm">
          <text:list text:style-name="L4">
            <text:list-header>
              <text:p text:style-name="P26"><text:span text:style-name="T45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" draw:text-style-name="P27" xml:id="id334" draw:id="id334" draw:layer="layout" svg:width="11.218cm" svg:height="1.615cm" svg:x="1.482cm" svg:y="13.335cm">
          <text:list text:style-name="L1">
            <text:list-header>
              <text:p text:style-name="P26"><text:span text:style-name="T20">(a=3*5, <text:s/>a*4), <text:s/>a+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88" draw:text-style-name="P27" xml:id="id335" draw:id="id335" draw:layer="layout" svg:width="2.117cm" svg:height="1.615cm" svg:x="12.065cm" svg:y="13.335cm">
          <text:list text:style-name="L4">
            <text:list-header>
              <text:p text:style-name="P26"><text:span text:style-name="T45">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89" draw:text-style-name="P27" xml:id="id333" draw:id="id333" draw:layer="layout" svg:width="5.291cm" svg:height="1.615cm" svg:x="14.817cm" svg:y="11.218cm">
          <text:list text:style-name="L4">
            <text:list-header>
              <text:p text:style-name="P26"><text:span text:style-name="T45">a=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90" draw:text-style-name="P27" xml:id="id336" draw:id="id336" draw:layer="layout" svg:width="4.445cm" svg:height="1.615cm" svg:x="14.817cm" svg:y="13.335cm">
          <text:list text:style-name="L4">
            <text:list-header>
              <text:p text:style-name="P26"><text:span text:style-name="T45">a=1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29" smil:attributeName="visibility" smil:to="visible"/>
                  <anim:transitionFilter smil:dur="0.5s" smil:targetElement="id32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30" smil:attributeName="visibility" smil:to="visible"/>
                  <anim:transitionFilter smil:dur="0.5s" smil:targetElement="id33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31" smil:attributeName="visibility" smil:to="visible"/>
                  <anim:transitionFilter smil:dur="0.5s" smil:targetElement="id33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32" smil:attributeName="visibility" smil:to="visible"/>
                  <anim:transitionFilter smil:dur="0.5s" smil:targetElement="id33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33" smil:attributeName="visibility" smil:to="visible"/>
                  <anim:transitionFilter smil:dur="0.5s" smil:targetElement="id33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34" smil:attributeName="visibility" smil:to="visible"/>
                  <anim:transitionFilter smil:dur="0.5s" smil:targetElement="id33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35" smil:attributeName="visibility" smil:to="visible"/>
                  <anim:transitionFilter smil:dur="0.5s" smil:targetElement="id33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36" smil:attributeName="visibility" smil:to="visible"/>
                  <anim:transitionFilter smil:dur="0.5s" smil:targetElement="id336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7" xml:id="id337" draw:id="id337" draw:layer="layout" svg:width="25.4cm" svg:height="9.855cm" svg:x="0cm" svg:y="2.752cm">
          <text:list text:style-name="L1">
            <text:list-header>
              <text:p text:style-name="P26"><text:span text:style-name="T19">下列语句中表达式中</text:span><text:span text:style-name="T20">i, j</text:span><text:span text:style-name="T19">的值各为多少</text:span></text:p>
              <text:p text:style-name="P26"><text:span text:style-name="T20">1</text:span><text:span text:style-name="T19">、</text:span><text:span text:style-name="T20">int <text:s text:c="2"/>i=0, j=0; <text:s text:c="23"/>2</text:span><text:span text:style-name="T19">、 </text:span><text:span text:style-name="T20">int i=0, <text:s/>j=1;</text:span></text:p>
              <text:p text:style-name="P26"><text:span text:style-name="T20"><text:s text:c="6"/></text:span><text:span text:style-name="T20">i=3, (j++)+i ; <text:s text:c="30"/>i+=j*=3;</text:span></text:p>
              <text:p text:style-name="P26"><text:span text:style-name="T20">3</text:span><text:span text:style-name="T19">、</text:span><text:span text:style-name="T20">int <text:s/>i=1, j=0; <text:s text:c="24"/>4</text:span><text:span text:style-name="T19">、</text:span><text:span text:style-name="T20">int <text:s/>i=1, j=1; </text:span></text:p>
              <text:p text:style-name="P26"><text:span text:style-name="T20"><text:s text:c="6"/></text:span><text:span text:style-name="T20">j=i=((i=3)*2); <text:s text:c="27"/>i+=j+=2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1" draw:text-style-name="P27" xml:id="id338" draw:id="id338" draw:layer="layout" svg:width="5.292cm" svg:height="1.615cm" svg:x="8.678cm" svg:y="4.657cm">
          <text:list text:style-name="L4">
            <text:list-header>
              <text:p text:style-name="P26"><text:span text:style-name="T45">i=3,j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92" draw:text-style-name="P27" xml:id="id339" draw:id="id339" draw:layer="layout" svg:width="4.445cm" svg:height="1.615cm" svg:x="11.853cm" svg:y="6.985cm">
          <text:list text:style-name="L3">
            <text:list-header>
              <text:p text:style-name="P26"><text:span text:style-name="T35">i=3,j=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93" draw:text-style-name="P27" xml:id="id340" draw:id="id340" draw:layer="layout" svg:width="5.927cm" svg:height="1.615cm" svg:x="2.54cm" svg:y="12.912cm">
          <text:list text:style-name="L4">
            <text:list-header>
              <text:p text:style-name="P26"><text:span text:style-name="T45">i=6,j=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94" draw:text-style-name="P27" xml:id="id341" draw:id="id341" draw:layer="layout" svg:width="5.504cm" svg:height="1.615cm" svg:x="15.663cm" svg:y="12.912cm">
          <text:list text:style-name="L4">
            <text:list-header>
              <text:p text:style-name="P26"><text:span text:style-name="T45">i=4,j=3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 smil:additive="base"/>
                  <anim:animate smil:dur="0.5s" smil:fill="hold" smil:targetElement="id33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38" smil:attributeName="visibility" smil:to="visible"/>
                  <anim:transitionFilter smil:dur="0.5s" smil:targetElement="id33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39" smil:attributeName="visibility" smil:to="visible"/>
                  <anim:transitionFilter smil:dur="0.5s" smil:targetElement="id33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40" smil:attributeName="visibility" smil:to="visible"/>
                  <anim:transitionFilter smil:dur="0.5s" smil:targetElement="id34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41" smil:attributeName="visibility" smil:to="visible"/>
                  <anim:transitionFilter smil:dur="0.5s" smil:targetElement="id34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7" draw:text-style-name="P27" draw:layer="layout" svg:width="15.196cm" svg:height="1.615cm" svg:x="0.024cm" svg:y="0.423cm">
          <text:list text:style-name="L1">
            <text:list-header>
              <text:p text:style-name="P26"><text:span text:style-name="T19">各类数值型数据间的混合运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86" draw:layer="layout" svg:width="25.4cm" svg:height="1.75cm" svg:x="0cm" svg:y="2.328cm">
          <text:list text:style-name="L1">
            <text:list-header>
              <text:p text:style-name="P85"><text:span text:style-name="T19">整型、实型、字符型数据间可以混合运算。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342" draw:id="id342">
          <draw:custom-shape draw:name="Text Box 5" draw:style-name="gr4" draw:text-style-name="P6" draw:layer="layout" svg:width="2.993cm" svg:height="1.277cm" svg:x="19.008cm" svg:y="8.255cm">
            <text:list text:style-name="L1">
              <text:list-header>
                <text:p text:style-name="P7"><text:span text:style-name="T3">floa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4" draw:text-style-name="P6" draw:layer="layout" svg:width="4.373cm" svg:height="1.277cm" svg:x="11.642cm" svg:y="8.255cm">
            <text:list text:style-name="L1">
              <text:list-header>
                <text:p text:style-name="P7"><text:span text:style-name="T3">doub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4" draw:text-style-name="P6" draw:layer="layout" svg:width="5.294cm" svg:height="1.277cm" svg:x="11.642cm" svg:y="10.583cm">
            <text:list text:style-name="L1">
              <text:list-header>
                <text:p text:style-name="P7"><text:span text:style-name="T3">lo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4" draw:text-style-name="P6" draw:layer="layout" svg:width="3.913cm" svg:height="1.277cm" svg:x="11.642cm" svg:y="13.335cm">
            <text:list text:style-name="L1">
              <text:list-header>
                <text:p text:style-name="P7"><text:span text:style-name="T3">unsign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4" draw:text-style-name="P6" draw:layer="layout" svg:width="3.683cm" svg:height="1.277cm" svg:x="11.871cm" svg:y="16.298cm">
            <text:list text:style-name="L1">
              <text:list-header>
                <text:p text:style-name="P7"><text:span text:style-name="T3">i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4" draw:text-style-name="P6" draw:layer="layout" svg:width="5.986cm" svg:height="1.277cm" svg:x="18.778cm" svg:y="16.087cm">
            <text:list text:style-name="L1">
              <text:list-header>
                <text:p text:style-name="P7"><text:span text:style-name="T3">ch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1" draw:style-name="gr195" draw:text-style-name="P75" draw:layer="layout" svg:width="3.453cm" svg:height="0.635cm" svg:x="14.864cm" svg:y="8.67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12" draw:style-name="gr195" draw:text-style-name="P75" draw:layer="layout" svg:width="3.453cm" svg:height="0.635cm" svg:x="15.095cm" svg:y="16.51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13" draw:style-name="gr196" draw:text-style-name="P75" draw:layer="layout" svg:width="0.69cm" svg:height="1.27cm" svg:x="12.562cm" svg:y="14.81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14" draw:style-name="gr196" draw:text-style-name="P75" draw:layer="layout" svg:width="0.69cm" svg:height="1.27cm" svg:x="12.332cm" svg:y="9.52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15" draw:style-name="gr196" draw:text-style-name="P75" draw:layer="layout" svg:width="0.69cm" svg:height="1.27cm" svg:x="12.332cm" svg:y="12.06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16" draw:style-name="gr197" draw:text-style-name="P27" xml:id="id343" draw:id="id343" draw:layer="layout" svg:width="10.795cm" svg:height="1.615cm" svg:x="0.847cm" svg:y="11.43cm">
          <text:list text:style-name="L4">
            <text:list-header>
              <text:p text:style-name="P26"><text:span text:style-name="T45">10+'a'+1.5-87.65*'b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4" draw:text-style-name="P86" draw:layer="layout" svg:width="25.4cm" svg:height="5.434cm" svg:x="0cm" svg:y="4.233cm">
          <text:list text:style-name="L1">
            <text:list-header>
              <text:p text:style-name="P85"><text:span text:style-name="T19">在进行运算时，</text:span><text:span text:style-name="T43">不同类型的数据要先转换成同一类型的数据再进行运算。</text:span></text:p>
              <text:p text:style-name="P85"><text:span text:style-name="T19">转换规则如下：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downward">
                  <anim:set smil:begin="0s" smil:dur="0.001s" smil:fill="hold" smil:targetElement="id342" smil:attributeName="visibility" smil:to="visible"/>
                  <anim:transitionFilter smil:dur="0.5s" smil:targetElement="id342" smil:type="checkerBoardWipe" smil:subtype="dow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43" smil:attributeName="visibility" smil:to="visible"/>
                  <anim:transitionFilter smil:dur="0.5s" smil:targetElement="id343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pitch="variable" style:font-charset="x-symbol"/>
    <style:font-face style:name="Wingdings" svg:font-family="Wingdings" style:font-pitch="variable" style:font-charset="x-symbol"/>
    <style:font-face style:name="华文宋体" svg:font-family="华文宋体" style:font-pitch="variable"/>
    <style:font-face style:name="华文楷体" svg:font-family="华文楷体" style:font-pitch="variable"/>
    <style:font-face style:name="华文细黑" svg:font-family="华文细黑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宋体2" svg:font-family="宋体" style:font-pitch="variable" style:font-charset="x-symbol"/>
    <style:font-face style:name="宋体3" svg:font-family="宋体" style:font-family-generic="modern" style:font-pitch="variable"/>
    <style:font-face style:name="楷体_GB2312" svg:font-family="楷体_GB2312" style:font-family-generic="modern" style:font-pitch="fixed"/>
    <style:font-face style:name="楷体_GB23121" svg:font-family="楷体_GB2312" style:font-family-generic="modern" style:font-pitch="variable"/>
    <style:font-face style:name="隶书" svg:font-family="隶书" style:font-family-generic="modern" style:font-pitch="fixed"/>
    <style:font-face style:name="隶书1" svg:font-family="隶书" style:font-family-generic="modern" style:font-pitch="variable"/>
    <style:font-face style:name="黑体" svg:font-family="黑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End_20_5" draw:display-name="msArrowEnd 5" svg:viewBox="0 0 237 237" svg:d="M119 0l118 237h-237z"/>
    <draw:marker draw:name="msArrowEnd_20_6" draw:display-name="msArrowEnd 6" svg:viewBox="0 0 237 395" svg:d="M119 0l118 395h-237z"/>
    <draw:marker draw:name="线条箭头_20_369" draw:display-name="线条箭头 369" svg:viewBox="0 0 636 636" svg:d="M318 0l318 636h-636z"/>
    <draw:marker draw:name="线条箭头_20_370" draw:display-name="线条箭头 370" svg:viewBox="0 0 636 636" svg:d="M318 0l318 636h-636z"/>
    <draw:marker draw:name="线条箭头_20_371" draw:display-name="线条箭头 371" svg:viewBox="0 0 318 318" svg:d="M159 0l159 318h-318z"/>
    <draw:marker draw:name="线条箭头_20_372" draw:display-name="线条箭头 372" svg:viewBox="0 0 318 318" svg:d="M159 0l159 318h-318z"/>
    <draw:marker draw:name="线条箭头_20_373" draw:display-name="线条箭头 373" svg:viewBox="0 0 636 636" svg:d="M318 0l318 636h-636z"/>
    <draw:marker draw:name="线条箭头_20_374" draw:display-name="线条箭头 374" svg:viewBox="0 0 318 318" svg:d="M159 0l159 318h-318z"/>
    <draw:marker draw:name="线条箭头_20_375" draw:display-name="线条箭头 375" svg:viewBox="0 0 318 318" svg:d="M159 0l159 318h-318z"/>
    <draw:marker draw:name="线条箭头_20_376" draw:display-name="线条箭头 376" svg:viewBox="0 0 636 636" svg:d="M318 0l318 636h-636z"/>
    <draw:marker draw:name="线条箭头_20_377" draw:display-name="线条箭头 377" svg:viewBox="0 0 636 636" svg:d="M318 0l318 636h-636z"/>
    <draw:marker draw:name="线条箭头_20_378" draw:display-name="线条箭头 378" svg:viewBox="0 0 636 636" svg:d="M318 0l318 636h-636z"/>
    <draw:marker draw:name="线条箭头_20_379" draw:display-name="线条箭头 379" svg:viewBox="0 0 636 636" svg:d="M318 0l318 636h-636z"/>
    <draw:marker draw:name="线条箭头_20_380" draw:display-name="线条箭头 380" svg:viewBox="0 0 636 636" svg:d="M318 0l318 636h-636z"/>
    <draw:marker draw:name="线条箭头_20_381" draw:display-name="线条箭头 381" svg:viewBox="0 0 636 636" svg:d="M318 0l318 636h-636z"/>
    <draw:marker draw:name="线条箭头_20_382" draw:display-name="线条箭头 382" svg:viewBox="0 0 636 636" svg:d="M318 0l318 636h-636z"/>
    <draw:marker draw:name="线条箭头_20_383" draw:display-name="线条箭头 383" svg:viewBox="0 0 636 636" svg:d="M318 0l318 636h-636z"/>
    <draw:marker draw:name="线条箭头_20_384" draw:display-name="线条箭头 384" svg:viewBox="0 0 636 636" svg:d="M318 0l318 636h-636z"/>
    <draw:marker draw:name="线条箭头_20_385" draw:display-name="线条箭头 385" svg:viewBox="0 0 636 636" svg:d="M318 0l318 636h-636z"/>
    <draw:marker draw:name="线条箭头_20_386" draw:display-name="线条箭头 386" svg:viewBox="0 0 636 636" svg:d="M318 0l318 636h-636z"/>
    <draw:marker draw:name="线条箭头_20_387" draw:display-name="线条箭头 387" svg:viewBox="0 0 636 636" svg:d="M318 0l318 636h-636z"/>
    <draw:marker draw:name="线条箭头_20_388" draw:display-name="线条箭头 388" svg:viewBox="0 0 636 636" svg:d="M318 0l318 636h-636z"/>
    <draw:marker draw:name="线条箭头_20_389" draw:display-name="线条箭头 389" svg:viewBox="0 0 636 636" svg:d="M318 0l318 636h-636z"/>
    <draw:marker draw:name="线条箭头_20_390" draw:display-name="线条箭头 390" svg:viewBox="0 0 636 636" svg:d="M318 0l318 636h-636z"/>
    <draw:marker draw:name="线条箭头_20_391" draw:display-name="线条箭头 391" svg:viewBox="0 0 636 636" svg:d="M318 0l318 636h-636z"/>
    <draw:marker draw:name="线条箭头_20_392" draw:display-name="线条箭头 392" svg:viewBox="0 0 636 636" svg:d="M318 0l318 636h-636z"/>
    <draw:marker draw:name="线条箭头_20_393" draw:display-name="线条箭头 393" svg:viewBox="0 0 636 636" svg:d="M318 0l318 636h-636z"/>
    <draw:marker draw:name="线条箭头_20_394" draw:display-name="线条箭头 394" svg:viewBox="0 0 636 636" svg:d="M318 0l318 636h-636z"/>
    <draw:marker draw:name="线条箭头_20_395" draw:display-name="线条箭头 395" svg:viewBox="0 0 636 636" svg:d="M318 0l318 636h-636z"/>
    <draw:marker draw:name="线条箭头_20_396" draw:display-name="线条箭头 396" svg:viewBox="0 0 636 636" svg:d="M318 0l318 636h-636z"/>
    <draw:marker draw:name="线条箭头_20_397" draw:display-name="线条箭头 397" svg:viewBox="0 0 477 477" svg:d="M239 0l238 477h-477z"/>
    <draw:marker draw:name="线条箭头_20_398" draw:display-name="线条箭头 398" svg:viewBox="0 0 477 477" svg:d="M239 0l238 477h-477z"/>
    <draw:marker draw:name="线条箭头_20_399" draw:display-name="线条箭头 399" svg:viewBox="0 0 477 477" svg:d="M239 0l238 477h-47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solid" draw:fill-color="#cccc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宋体" style:font-family-asian="宋体" style:font-pitch-asian="variable" style:font-size-asian="28pt" style:font-style-asian="normal" style:font-weight-asian="normal" style:font-name-complex="宋体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宋体" style:font-family-asian="宋体" style:font-pitch-asian="variable" style:font-size-asian="24pt" style:font-style-asian="normal" style:font-weight-asian="normal" style:font-name-complex="宋体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5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margin-top="0.265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.265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26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265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65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编号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默认" style:page-layout-name="PM1" draw:style-name="Mdp1">
      <draw:frame presentation:style-name="默认-title" draw:layer="backgroundobjects" svg:width="21.59cm" svg:height="3.175cm" svg:x="1.905cm" svg:y="1.692cm" presentation:class="title" presentation:placeholder="true">
        <draw:text-box/>
      </draw:frame>
      <draw:frame presentation:style-name="默认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2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2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默认-title" draw:layer="backgroundobjects" svg:width="12.7cm" svg:height="9.525cm" svg:x="3.175cm" svg:y="1.904cm" presentation:class="page"/>
        <draw:frame presentation:style-name="默认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1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_Lecture</dc:title>
    <meta:initial-creator>朱红</meta:initial-creator>
    <meta:creation-date>2002-01-08T14:03:06.320000000</meta:creation-date>
    <dc:date>2024-01-25T23:24:12.361785125</dc:date>
    <meta:editing-cycles>539</meta:editing-cycles>
    <meta:editing-duration>P14DT23H38M14S</meta:editing-duration>
    <meta:generator>LibreOffice/7.3.7.2$Linux_X86_64 LibreOffice_project/30$Build-2</meta:generator>
    <meta:document-statistic meta:object-count="739"/>
  </office:meta>
</office:document-meta>
</file>